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47cm" table:align="left"/>
    </style:style>
    <style:style style:name="Table1.A" style:family="table-column">
      <style:table-column-properties style:column-width="1.425cm"/>
    </style:style>
    <style:style style:name="Table1.B" style:family="table-column">
      <style:table-column-properties style:column-width="5.482cm"/>
    </style:style>
    <style:style style:name="Table1.C" style:family="table-column">
      <style:table-column-properties style:column-width="2.431cm"/>
    </style:style>
    <style:style style:name="Table1.D" style:family="table-column">
      <style:table-column-properties style:column-width="0.919cm"/>
    </style:style>
    <style:style style:name="Table1.E" style:family="table-column">
      <style:table-column-properties style:column-width="1.034cm"/>
    </style:style>
    <style:style style:name="Table1.F" style:family="table-column">
      <style:table-column-properties style:column-width="3.002cm"/>
    </style:style>
    <style:style style:name="Table1.G" style:family="table-column">
      <style:table-column-properties style:column-width="1.102cm"/>
    </style:style>
    <style:style style:name="Table1.H" style:family="table-column">
      <style:table-column-properties style:column-width="1.314cm"/>
    </style:style>
    <style:style style:name="Table1.I" style:family="table-column">
      <style:table-column-properties style:column-width="1.242cm"/>
    </style:style>
    <style:style style:name="Table1.J" style:family="table-column">
      <style:table-column-properties style:column-width="1.759cm"/>
    </style:style>
    <style:style style:name="Table1.K" style:family="table-column">
      <style:table-column-properties style:column-width="4.265cm"/>
    </style:style>
    <style:style style:name="Table1.L" style:family="table-column">
      <style:table-column-properties style:column-width="1.67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4.743cm" table:align="left"/>
    </style:style>
    <style:style style:name="Table2.A" style:family="table-column">
      <style:table-column-properties style:column-width="4.106cm"/>
    </style:style>
    <style:style style:name="Table2.B" style:family="table-column">
      <style:table-column-properties style:column-width="0.63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503cm" table:align="left"/>
    </style:style>
    <style:style style:name="Table3.A" style:family="table-column">
      <style:table-column-properties style:column-width="2.256cm"/>
    </style:style>
    <style:style style:name="Table3.B" style:family="table-column">
      <style:table-column-properties style:column-width="0.557cm"/>
    </style:style>
    <style:style style:name="Table3.C" style:family="table-column">
      <style:table-column-properties style:column-width="0.69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5.383cm" table:align="left"/>
    </style:style>
    <style:style style:name="Table4.A" style:family="table-column">
      <style:table-column-properties style:column-width="4.747cm"/>
    </style:style>
    <style:style style:name="Table4.B" style:family="table-column">
      <style:table-column-properties style:column-width="0.63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3.082cm" table:align="left"/>
    </style:style>
    <style:style style:name="Table5.A" style:family="table-column">
      <style:table-column-properties style:column-width="1.834cm"/>
    </style:style>
    <style:style style:name="Table5.B" style:family="table-column">
      <style:table-column-properties style:column-width="0.557cm"/>
    </style:style>
    <style:style style:name="Table5.C" style:family="table-column">
      <style:table-column-properties style:column-width="0.69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4.916cm" table:align="left"/>
    </style:style>
    <style:style style:name="Table6.A" style:family="table-column">
      <style:table-column-properties style:column-width="4.279cm"/>
    </style:style>
    <style:style style:name="Table6.B" style:family="table-column">
      <style:table-column-properties style:column-width="0.63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395cm" table:align="left"/>
    </style:style>
    <style:style style:name="Table7.A" style:family="table-column">
      <style:table-column-properties style:column-width="1.175cm"/>
    </style:style>
    <style:style style:name="Table7.B" style:family="table-column">
      <style:table-column-properties style:column-width="0.425cm"/>
    </style:style>
    <style:style style:name="Table7.C" style:family="table-column">
      <style:table-column-properties style:column-width="0.79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5.383cm" table:align="left"/>
    </style:style>
    <style:style style:name="Table8.A" style:family="table-column">
      <style:table-column-properties style:column-width="4.747cm"/>
    </style:style>
    <style:style style:name="Table8.B" style:family="table-column">
      <style:table-column-properties style:column-width="0.63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3.621cm" table:align="left"/>
    </style:style>
    <style:style style:name="Table9.A" style:family="table-column">
      <style:table-column-properties style:column-width="2.374cm"/>
    </style:style>
    <style:style style:name="Table9.B" style:family="table-column">
      <style:table-column-properties style:column-width="0.557cm"/>
    </style:style>
    <style:style style:name="Table9.C" style:family="table-column">
      <style:table-column-properties style:column-width="0.69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5.383cm" table:align="left"/>
    </style:style>
    <style:style style:name="Table10.A" style:family="table-column">
      <style:table-column-properties style:column-width="4.747cm"/>
    </style:style>
    <style:style style:name="Table10.B" style:family="table-column">
      <style:table-column-properties style:column-width="0.637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2.985cm" table:align="left"/>
    </style:style>
    <style:style style:name="Table11.A" style:family="table-column">
      <style:table-column-properties style:column-width="1.737cm"/>
    </style:style>
    <style:style style:name="Table11.B" style:family="table-column">
      <style:table-column-properties style:column-width="0.557cm"/>
    </style:style>
    <style:style style:name="Table11.C" style:family="table-column">
      <style:table-column-properties style:column-width="0.69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4.452cm" table:align="left"/>
    </style:style>
    <style:style style:name="Table12.A" style:family="table-column">
      <style:table-column-properties style:column-width="3.815cm"/>
    </style:style>
    <style:style style:name="Table12.B" style:family="table-column">
      <style:table-column-properties style:column-width="0.637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3.007cm" table:align="left"/>
    </style:style>
    <style:style style:name="Table13.A" style:family="table-column">
      <style:table-column-properties style:column-width="1.76cm"/>
    </style:style>
    <style:style style:name="Table13.B" style:family="table-column">
      <style:table-column-properties style:column-width="0.557cm"/>
    </style:style>
    <style:style style:name="Table13.C" style:family="table-column">
      <style:table-column-properties style:column-width="0.6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4.983cm" table:align="left"/>
    </style:style>
    <style:style style:name="Table14.A" style:family="table-column">
      <style:table-column-properties style:column-width="4.346cm"/>
    </style:style>
    <style:style style:name="Table14.B" style:family="table-column">
      <style:table-column-properties style:column-width="0.63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2.327cm" table:align="left"/>
    </style:style>
    <style:style style:name="Table15.A" style:family="table-column">
      <style:table-column-properties style:column-width="1.106cm"/>
    </style:style>
    <style:style style:name="Table15.B" style:family="table-column">
      <style:table-column-properties style:column-width="0.425cm"/>
    </style:style>
    <style:style style:name="Table15.C" style:family="table-column">
      <style:table-column-properties style:column-width="0.796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607cm" table:align="left"/>
    </style:style>
    <style:style style:name="Table16.A" style:family="table-column">
      <style:table-column-properties style:column-width="3.971cm"/>
    </style:style>
    <style:style style:name="Table16.B" style:family="table-column">
      <style:table-column-properties style:column-width="0.637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2.256cm" table:align="left"/>
    </style:style>
    <style:style style:name="Table17.A" style:family="table-column">
      <style:table-column-properties style:column-width="1.035cm"/>
    </style:style>
    <style:style style:name="Table17.B" style:family="table-column">
      <style:table-column-properties style:column-width="0.425cm"/>
    </style:style>
    <style:style style:name="Table17.C" style:family="table-column">
      <style:table-column-properties style:column-width="0.796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5.383cm" table:align="left"/>
    </style:style>
    <style:style style:name="Table18.A" style:family="table-column">
      <style:table-column-properties style:column-width="4.747cm"/>
    </style:style>
    <style:style style:name="Table18.B" style:family="table-column">
      <style:table-column-properties style:column-width="0.637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3.681cm" table:align="left"/>
    </style:style>
    <style:style style:name="Table19.A" style:family="table-column">
      <style:table-column-properties style:column-width="2.117cm"/>
    </style:style>
    <style:style style:name="Table19.B" style:family="table-column">
      <style:table-column-properties style:column-width="0.557cm"/>
    </style:style>
    <style:style style:name="Table19.C" style:family="table-column">
      <style:table-column-properties style:column-width="1.00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4.546cm" table:align="left"/>
    </style:style>
    <style:style style:name="Table20.A" style:family="table-column">
      <style:table-column-properties style:column-width="3.909cm"/>
    </style:style>
    <style:style style:name="Table20.B" style:family="table-column">
      <style:table-column-properties style:column-width="0.637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3.609cm" table:align="left"/>
    </style:style>
    <style:style style:name="Table21.A" style:family="table-column">
      <style:table-column-properties style:column-width="2.256cm"/>
    </style:style>
    <style:style style:name="Table21.B" style:family="table-column">
      <style:table-column-properties style:column-width="0.557cm"/>
    </style:style>
    <style:style style:name="Table21.C" style:family="table-column">
      <style:table-column-properties style:column-width="0.796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4.773cm" table:align="left"/>
    </style:style>
    <style:style style:name="Table22.A" style:family="table-column">
      <style:table-column-properties style:column-width="4.136cm"/>
    </style:style>
    <style:style style:name="Table22.B" style:family="table-column">
      <style:table-column-properties style:column-width="0.637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3.916cm" table:align="left"/>
    </style:style>
    <style:style style:name="Table23.A" style:family="table-column">
      <style:table-column-properties style:column-width="2.351cm"/>
    </style:style>
    <style:style style:name="Table23.B" style:family="table-column">
      <style:table-column-properties style:column-width="0.557cm"/>
    </style:style>
    <style:style style:name="Table23.C" style:family="table-column">
      <style:table-column-properties style:column-width="1.007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5.383cm" table:align="left"/>
    </style:style>
    <style:style style:name="Table24.A" style:family="table-column">
      <style:table-column-properties style:column-width="4.747cm"/>
    </style:style>
    <style:style style:name="Table24.B" style:family="table-column">
      <style:table-column-properties style:column-width="0.637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3.228cm" table:align="left"/>
    </style:style>
    <style:style style:name="Table25.A" style:family="table-column">
      <style:table-column-properties style:column-width="2.113cm"/>
    </style:style>
    <style:style style:name="Table25.B" style:family="table-column">
      <style:table-column-properties style:column-width="0.425cm"/>
    </style:style>
    <style:style style:name="Table25.C" style:family="table-column">
      <style:table-column-properties style:column-width="0.69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5.383cm" table:align="left"/>
    </style:style>
    <style:style style:name="Table26.A" style:family="table-column">
      <style:table-column-properties style:column-width="4.747cm"/>
    </style:style>
    <style:style style:name="Table26.B" style:family="table-column">
      <style:table-column-properties style:column-width="0.637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3.316cm" table:align="left"/>
    </style:style>
    <style:style style:name="Table27.A" style:family="table-column">
      <style:table-column-properties style:column-width="2.069cm"/>
    </style:style>
    <style:style style:name="Table27.B" style:family="table-column">
      <style:table-column-properties style:column-width="0.557cm"/>
    </style:style>
    <style:style style:name="Table27.C" style:family="table-column">
      <style:table-column-properties style:column-width="0.69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5.383cm" table:align="left"/>
    </style:style>
    <style:style style:name="Table28.A" style:family="table-column">
      <style:table-column-properties style:column-width="4.747cm"/>
    </style:style>
    <style:style style:name="Table28.B" style:family="table-column">
      <style:table-column-properties style:column-width="0.637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2.833cm" table:align="left"/>
    </style:style>
    <style:style style:name="Table29.A" style:family="table-column">
      <style:table-column-properties style:column-width="1.48cm"/>
    </style:style>
    <style:style style:name="Table29.B" style:family="table-column">
      <style:table-column-properties style:column-width="0.557cm"/>
    </style:style>
    <style:style style:name="Table29.C" style:family="table-column">
      <style:table-column-properties style:column-width="0.796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5.383cm" table:align="left"/>
    </style:style>
    <style:style style:name="Table30.A" style:family="table-column">
      <style:table-column-properties style:column-width="4.747cm"/>
    </style:style>
    <style:style style:name="Table30.B" style:family="table-column">
      <style:table-column-properties style:column-width="0.637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3.127cm" table:align="left"/>
    </style:style>
    <style:style style:name="Table31.A" style:family="table-column">
      <style:table-column-properties style:column-width="1.88cm"/>
    </style:style>
    <style:style style:name="Table31.B" style:family="table-column">
      <style:table-column-properties style:column-width="0.557cm"/>
    </style:style>
    <style:style style:name="Table31.C" style:family="table-column">
      <style:table-column-properties style:column-width="0.69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5.383cm" table:align="left"/>
    </style:style>
    <style:style style:name="Table32.A" style:family="table-column">
      <style:table-column-properties style:column-width="4.747cm"/>
    </style:style>
    <style:style style:name="Table32.B" style:family="table-column">
      <style:table-column-properties style:column-width="0.637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3.219cm" table:align="left"/>
    </style:style>
    <style:style style:name="Table33.A" style:family="table-column">
      <style:table-column-properties style:column-width="1.972cm"/>
    </style:style>
    <style:style style:name="Table33.B" style:family="table-column">
      <style:table-column-properties style:column-width="0.557cm"/>
    </style:style>
    <style:style style:name="Table33.C" style:family="table-column">
      <style:table-column-properties style:column-width="0.69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5.383cm" table:align="left"/>
    </style:style>
    <style:style style:name="Table34.A" style:family="table-column">
      <style:table-column-properties style:column-width="4.747cm"/>
    </style:style>
    <style:style style:name="Table34.B" style:family="table-column">
      <style:table-column-properties style:column-width="0.637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3.761cm" table:align="left"/>
    </style:style>
    <style:style style:name="Table35.A" style:family="table-column">
      <style:table-column-properties style:column-width="2.514cm"/>
    </style:style>
    <style:style style:name="Table35.B" style:family="table-column">
      <style:table-column-properties style:column-width="0.557cm"/>
    </style:style>
    <style:style style:name="Table35.C" style:family="table-column">
      <style:table-column-properties style:column-width="0.69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5.383cm" table:align="left"/>
    </style:style>
    <style:style style:name="Table36.A" style:family="table-column">
      <style:table-column-properties style:column-width="4.747cm"/>
    </style:style>
    <style:style style:name="Table36.B" style:family="table-column">
      <style:table-column-properties style:column-width="0.637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3.568cm" table:align="left"/>
    </style:style>
    <style:style style:name="Table37.A" style:family="table-column">
      <style:table-column-properties style:column-width="2.321cm"/>
    </style:style>
    <style:style style:name="Table37.B" style:family="table-column">
      <style:table-column-properties style:column-width="0.557cm"/>
    </style:style>
    <style:style style:name="Table37.C" style:family="table-column">
      <style:table-column-properties style:column-width="0.69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4.881cm" table:align="left"/>
    </style:style>
    <style:style style:name="Table38.A" style:family="table-column">
      <style:table-column-properties style:column-width="4.244cm"/>
    </style:style>
    <style:style style:name="Table38.B" style:family="table-column">
      <style:table-column-properties style:column-width="0.637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2.469cm" table:align="left"/>
    </style:style>
    <style:style style:name="Table39.A" style:family="table-column">
      <style:table-column-properties style:column-width="1.222cm"/>
    </style:style>
    <style:style style:name="Table39.B" style:family="table-column">
      <style:table-column-properties style:column-width="0.557cm"/>
    </style:style>
    <style:style style:name="Table39.C" style:family="table-column">
      <style:table-column-properties style:column-width="0.69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5.383cm" table:align="left"/>
    </style:style>
    <style:style style:name="Table40.A" style:family="table-column">
      <style:table-column-properties style:column-width="4.747cm"/>
    </style:style>
    <style:style style:name="Table40.B" style:family="table-column">
      <style:table-column-properties style:column-width="0.637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3.41cm" table:align="left"/>
    </style:style>
    <style:style style:name="Table41.A" style:family="table-column">
      <style:table-column-properties style:column-width="2.163cm"/>
    </style:style>
    <style:style style:name="Table41.B" style:family="table-column">
      <style:table-column-properties style:column-width="0.557cm"/>
    </style:style>
    <style:style style:name="Table41.C" style:family="table-column">
      <style:table-column-properties style:column-width="0.69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5.383cm" table:align="left"/>
    </style:style>
    <style:style style:name="Table42.A" style:family="table-column">
      <style:table-column-properties style:column-width="4.747cm"/>
    </style:style>
    <style:style style:name="Table42.B" style:family="table-column">
      <style:table-column-properties style:column-width="0.637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3.083cm" table:align="left"/>
    </style:style>
    <style:style style:name="Table43.A" style:family="table-column">
      <style:table-column-properties style:column-width="1.836cm"/>
    </style:style>
    <style:style style:name="Table43.B" style:family="table-column">
      <style:table-column-properties style:column-width="0.557cm"/>
    </style:style>
    <style:style style:name="Table43.C" style:family="table-column">
      <style:table-column-properties style:column-width="0.69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4.949cm" table:align="left"/>
    </style:style>
    <style:style style:name="Table44.A" style:family="table-column">
      <style:table-column-properties style:column-width="4.313cm"/>
    </style:style>
    <style:style style:name="Table44.B" style:family="table-column">
      <style:table-column-properties style:column-width="0.637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2.671cm" table:align="left"/>
    </style:style>
    <style:style style:name="Table45.A" style:family="table-column">
      <style:table-column-properties style:column-width="1.318cm"/>
    </style:style>
    <style:style style:name="Table45.B" style:family="table-column">
      <style:table-column-properties style:column-width="0.557cm"/>
    </style:style>
    <style:style style:name="Table45.C" style:family="table-column">
      <style:table-column-properties style:column-width="0.796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5.383cm" table:align="left"/>
    </style:style>
    <style:style style:name="Table46.A" style:family="table-column">
      <style:table-column-properties style:column-width="4.747cm"/>
    </style:style>
    <style:style style:name="Table46.B" style:family="table-column">
      <style:table-column-properties style:column-width="0.637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3.223cm" table:align="left"/>
    </style:style>
    <style:style style:name="Table47.A" style:family="table-column">
      <style:table-column-properties style:column-width="1.976cm"/>
    </style:style>
    <style:style style:name="Table47.B" style:family="table-column">
      <style:table-column-properties style:column-width="0.557cm"/>
    </style:style>
    <style:style style:name="Table47.C" style:family="table-column">
      <style:table-column-properties style:column-width="0.69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5.383cm" table:align="left"/>
    </style:style>
    <style:style style:name="Table48.A" style:family="table-column">
      <style:table-column-properties style:column-width="4.747cm"/>
    </style:style>
    <style:style style:name="Table48.B" style:family="table-column">
      <style:table-column-properties style:column-width="0.637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2.849cm" table:align="left"/>
    </style:style>
    <style:style style:name="Table49.A" style:family="table-column">
      <style:table-column-properties style:column-width="1.734cm"/>
    </style:style>
    <style:style style:name="Table49.B" style:family="table-column">
      <style:table-column-properties style:column-width="0.425cm"/>
    </style:style>
    <style:style style:name="Table49.C" style:family="table-column">
      <style:table-column-properties style:column-width="0.69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5.256cm" table:align="left"/>
    </style:style>
    <style:style style:name="Table50.A" style:family="table-column">
      <style:table-column-properties style:column-width="4.62cm"/>
    </style:style>
    <style:style style:name="Table50.B" style:family="table-column">
      <style:table-column-properties style:column-width="0.637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3.009cm" table:align="left"/>
    </style:style>
    <style:style style:name="Table51.A" style:family="table-column">
      <style:table-column-properties style:column-width="1.762cm"/>
    </style:style>
    <style:style style:name="Table51.B" style:family="table-column">
      <style:table-column-properties style:column-width="0.557cm"/>
    </style:style>
    <style:style style:name="Table51.C" style:family="table-column">
      <style:table-column-properties style:column-width="0.69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5.383cm" table:align="left"/>
    </style:style>
    <style:style style:name="Table52.A" style:family="table-column">
      <style:table-column-properties style:column-width="4.747cm"/>
    </style:style>
    <style:style style:name="Table52.B" style:family="table-column">
      <style:table-column-properties style:column-width="0.637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2.76cm" table:align="left"/>
    </style:style>
    <style:style style:name="Table53.A" style:family="table-column">
      <style:table-column-properties style:column-width="1.646cm"/>
    </style:style>
    <style:style style:name="Table53.B" style:family="table-column">
      <style:table-column-properties style:column-width="0.425cm"/>
    </style:style>
    <style:style style:name="Table53.C" style:family="table-column">
      <style:table-column-properties style:column-width="0.69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5.383cm" table:align="left"/>
    </style:style>
    <style:style style:name="Table54.A" style:family="table-column">
      <style:table-column-properties style:column-width="4.747cm"/>
    </style:style>
    <style:style style:name="Table54.B" style:family="table-column">
      <style:table-column-properties style:column-width="0.637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3.009cm" table:align="left"/>
    </style:style>
    <style:style style:name="Table55.A" style:family="table-column">
      <style:table-column-properties style:column-width="1.762cm"/>
    </style:style>
    <style:style style:name="Table55.B" style:family="table-column">
      <style:table-column-properties style:column-width="0.557cm"/>
    </style:style>
    <style:style style:name="Table55.C" style:family="table-column">
      <style:table-column-properties style:column-width="0.69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3.687cm" table:align="left"/>
    </style:style>
    <style:style style:name="Table56.A" style:family="table-column">
      <style:table-column-properties style:column-width="3.05cm"/>
    </style:style>
    <style:style style:name="Table56.B" style:family="table-column">
      <style:table-column-properties style:column-width="0.637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3.173cm" table:align="left"/>
    </style:style>
    <style:style style:name="Table57.A" style:family="table-column">
      <style:table-column-properties style:column-width="1.926cm"/>
    </style:style>
    <style:style style:name="Table57.B" style:family="table-column">
      <style:table-column-properties style:column-width="0.557cm"/>
    </style:style>
    <style:style style:name="Table57.C" style:family="table-column">
      <style:table-column-properties style:column-width="0.69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4.627cm" table:align="left"/>
    </style:style>
    <style:style style:name="Table58.A" style:family="table-column">
      <style:table-column-properties style:column-width="4.122cm"/>
    </style:style>
    <style:style style:name="Table58.B" style:family="table-column">
      <style:table-column-properties style:column-width="0.504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3.316cm" table:align="left"/>
    </style:style>
    <style:style style:name="Table59.A" style:family="table-column">
      <style:table-column-properties style:column-width="2.069cm"/>
    </style:style>
    <style:style style:name="Table59.B" style:family="table-column">
      <style:table-column-properties style:column-width="0.557cm"/>
    </style:style>
    <style:style style:name="Table59.C" style:family="table-column">
      <style:table-column-properties style:column-width="0.69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5.383cm" table:align="left"/>
    </style:style>
    <style:style style:name="Table60.A" style:family="table-column">
      <style:table-column-properties style:column-width="4.747cm"/>
    </style:style>
    <style:style style:name="Table60.B" style:family="table-column">
      <style:table-column-properties style:column-width="0.637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3.157cm" table:align="left"/>
    </style:style>
    <style:style style:name="Table61.A" style:family="table-column">
      <style:table-column-properties style:column-width="2.043cm"/>
    </style:style>
    <style:style style:name="Table61.B" style:family="table-column">
      <style:table-column-properties style:column-width="0.425cm"/>
    </style:style>
    <style:style style:name="Table61.C" style:family="table-column">
      <style:table-column-properties style:column-width="0.69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3.634cm" table:align="left"/>
    </style:style>
    <style:style style:name="Table62.A" style:family="table-column">
      <style:table-column-properties style:column-width="3.129cm"/>
    </style:style>
    <style:style style:name="Table62.B" style:family="table-column">
      <style:table-column-properties style:column-width="0.504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3.366cm" table:align="left"/>
    </style:style>
    <style:style style:name="Table63.A" style:family="table-column">
      <style:table-column-properties style:column-width="2.118cm"/>
    </style:style>
    <style:style style:name="Table63.B" style:family="table-column">
      <style:table-column-properties style:column-width="0.557cm"/>
    </style:style>
    <style:style style:name="Table63.C" style:family="table-column">
      <style:table-column-properties style:column-width="0.69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4.159cm" table:align="left"/>
    </style:style>
    <style:style style:name="Table64.A" style:family="table-column">
      <style:table-column-properties style:column-width="3.522cm"/>
    </style:style>
    <style:style style:name="Table64.B" style:family="table-column">
      <style:table-column-properties style:column-width="0.637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3.173cm" table:align="left"/>
    </style:style>
    <style:style style:name="Table65.A" style:family="table-column">
      <style:table-column-properties style:column-width="1.926cm"/>
    </style:style>
    <style:style style:name="Table65.B" style:family="table-column">
      <style:table-column-properties style:column-width="0.557cm"/>
    </style:style>
    <style:style style:name="Table65.C" style:family="table-column">
      <style:table-column-properties style:column-width="0.69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3.849cm" table:align="left"/>
    </style:style>
    <style:style style:name="Table66.A" style:family="table-column">
      <style:table-column-properties style:column-width="3.212cm"/>
    </style:style>
    <style:style style:name="Table66.B" style:family="table-column">
      <style:table-column-properties style:column-width="0.637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2.861cm" table:align="left"/>
    </style:style>
    <style:style style:name="Table67.A" style:family="table-column">
      <style:table-column-properties style:column-width="1.508cm"/>
    </style:style>
    <style:style style:name="Table67.B" style:family="table-column">
      <style:table-column-properties style:column-width="0.557cm"/>
    </style:style>
    <style:style style:name="Table67.C" style:family="table-column">
      <style:table-column-properties style:column-width="0.796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5.383cm" table:align="left"/>
    </style:style>
    <style:style style:name="Table68.A" style:family="table-column">
      <style:table-column-properties style:column-width="4.747cm"/>
    </style:style>
    <style:style style:name="Table68.B" style:family="table-column">
      <style:table-column-properties style:column-width="0.637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3.163cm" table:align="left"/>
    </style:style>
    <style:style style:name="Table69.A" style:family="table-column">
      <style:table-column-properties style:column-width="1.81cm"/>
    </style:style>
    <style:style style:name="Table69.B" style:family="table-column">
      <style:table-column-properties style:column-width="0.557cm"/>
    </style:style>
    <style:style style:name="Table69.C" style:family="table-column">
      <style:table-column-properties style:column-width="0.796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5.383cm" table:align="left"/>
    </style:style>
    <style:style style:name="Table70.A" style:family="table-column">
      <style:table-column-properties style:column-width="4.747cm"/>
    </style:style>
    <style:style style:name="Table70.B" style:family="table-column">
      <style:table-column-properties style:column-width="0.637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3.434cm" table:align="left"/>
    </style:style>
    <style:style style:name="Table71.A" style:family="table-column">
      <style:table-column-properties style:column-width="2.187cm"/>
    </style:style>
    <style:style style:name="Table71.B" style:family="table-column">
      <style:table-column-properties style:column-width="0.557cm"/>
    </style:style>
    <style:style style:name="Table71.C" style:family="table-column">
      <style:table-column-properties style:column-width="0.69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5.383cm" table:align="left"/>
    </style:style>
    <style:style style:name="Table72.A" style:family="table-column">
      <style:table-column-properties style:column-width="4.747cm"/>
    </style:style>
    <style:style style:name="Table72.B" style:family="table-column">
      <style:table-column-properties style:column-width="0.637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3.173cm" table:align="left"/>
    </style:style>
    <style:style style:name="Table73.A" style:family="table-column">
      <style:table-column-properties style:column-width="1.926cm"/>
    </style:style>
    <style:style style:name="Table73.B" style:family="table-column">
      <style:table-column-properties style:column-width="0.557cm"/>
    </style:style>
    <style:style style:name="Table73.C" style:family="table-column">
      <style:table-column-properties style:column-width="0.69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5.383cm" table:align="left"/>
    </style:style>
    <style:style style:name="Table74.A" style:family="table-column">
      <style:table-column-properties style:column-width="4.747cm"/>
    </style:style>
    <style:style style:name="Table74.B" style:family="table-column">
      <style:table-column-properties style:column-width="0.637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3.011cm" table:align="left"/>
    </style:style>
    <style:style style:name="Table75.A" style:family="table-column">
      <style:table-column-properties style:column-width="1.764cm"/>
    </style:style>
    <style:style style:name="Table75.B" style:family="table-column">
      <style:table-column-properties style:column-width="0.557cm"/>
    </style:style>
    <style:style style:name="Table75.C" style:family="table-column">
      <style:table-column-properties style:column-width="0.69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5.383cm" table:align="left"/>
    </style:style>
    <style:style style:name="Table76.A" style:family="table-column">
      <style:table-column-properties style:column-width="4.879cm"/>
    </style:style>
    <style:style style:name="Table76.B" style:family="table-column">
      <style:table-column-properties style:column-width="0.504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2.967cm" table:align="left"/>
    </style:style>
    <style:style style:name="Table77.A" style:family="table-column">
      <style:table-column-properties style:column-width="1.72cm"/>
    </style:style>
    <style:style style:name="Table77.B" style:family="table-column">
      <style:table-column-properties style:column-width="0.557cm"/>
    </style:style>
    <style:style style:name="Table77.C" style:family="table-column">
      <style:table-column-properties style:column-width="0.69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4.173cm" table:align="left"/>
    </style:style>
    <style:style style:name="Table78.A" style:family="table-column">
      <style:table-column-properties style:column-width="3.537cm"/>
    </style:style>
    <style:style style:name="Table78.B" style:family="table-column">
      <style:table-column-properties style:column-width="0.637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2.656cm" table:align="left"/>
    </style:style>
    <style:style style:name="Table79.A" style:family="table-column">
      <style:table-column-properties style:column-width="1.409cm"/>
    </style:style>
    <style:style style:name="Table79.B" style:family="table-column">
      <style:table-column-properties style:column-width="0.557cm"/>
    </style:style>
    <style:style style:name="Table79.C" style:family="table-column">
      <style:table-column-properties style:column-width="0.69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5.383cm" table:align="left"/>
    </style:style>
    <style:style style:name="Table80.A" style:family="table-column">
      <style:table-column-properties style:column-width="4.747cm"/>
    </style:style>
    <style:style style:name="Table80.B" style:family="table-column">
      <style:table-column-properties style:column-width="0.637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3.03cm" table:align="left"/>
    </style:style>
    <style:style style:name="Table81.A" style:family="table-column">
      <style:table-column-properties style:column-width="1.783cm"/>
    </style:style>
    <style:style style:name="Table81.B" style:family="table-column">
      <style:table-column-properties style:column-width="0.557cm"/>
    </style:style>
    <style:style style:name="Table81.C" style:family="table-column">
      <style:table-column-properties style:column-width="0.69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5.383cm" table:align="left"/>
    </style:style>
    <style:style style:name="Table82.A" style:family="table-column">
      <style:table-column-properties style:column-width="4.747cm"/>
    </style:style>
    <style:style style:name="Table82.B" style:family="table-column">
      <style:table-column-properties style:column-width="0.637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2.418cm" table:align="left"/>
    </style:style>
    <style:style style:name="Table83.A" style:family="table-column">
      <style:table-column-properties style:column-width="1.171cm"/>
    </style:style>
    <style:style style:name="Table83.B" style:family="table-column">
      <style:table-column-properties style:column-width="0.557cm"/>
    </style:style>
    <style:style style:name="Table83.C" style:family="table-column">
      <style:table-column-properties style:column-width="0.69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5.383cm" table:align="left"/>
    </style:style>
    <style:style style:name="Table84.A" style:family="table-column">
      <style:table-column-properties style:column-width="4.747cm"/>
    </style:style>
    <style:style style:name="Table84.B" style:family="table-column">
      <style:table-column-properties style:column-width="0.637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2.986cm" table:align="left"/>
    </style:style>
    <style:style style:name="Table85.A" style:family="table-column">
      <style:table-column-properties style:column-width="1.739cm"/>
    </style:style>
    <style:style style:name="Table85.B" style:family="table-column">
      <style:table-column-properties style:column-width="0.557cm"/>
    </style:style>
    <style:style style:name="Table85.C" style:family="table-column">
      <style:table-column-properties style:column-width="0.69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4.964cm" table:align="left"/>
    </style:style>
    <style:style style:name="Table86.A" style:family="table-column">
      <style:table-column-properties style:column-width="4.327cm"/>
    </style:style>
    <style:style style:name="Table86.B" style:family="table-column">
      <style:table-column-properties style:column-width="0.637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2.738cm" table:align="left"/>
    </style:style>
    <style:style style:name="Table87.A" style:family="table-column">
      <style:table-column-properties style:column-width="1.385cm"/>
    </style:style>
    <style:style style:name="Table87.B" style:family="table-column">
      <style:table-column-properties style:column-width="0.557cm"/>
    </style:style>
    <style:style style:name="Table87.C" style:family="table-column">
      <style:table-column-properties style:column-width="0.796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5.383cm" table:align="left"/>
    </style:style>
    <style:style style:name="Table88.A" style:family="table-column">
      <style:table-column-properties style:column-width="4.747cm"/>
    </style:style>
    <style:style style:name="Table88.B" style:family="table-column">
      <style:table-column-properties style:column-width="0.637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3.087cm" table:align="left"/>
    </style:style>
    <style:style style:name="Table89.A" style:family="table-column">
      <style:table-column-properties style:column-width="1.972cm"/>
    </style:style>
    <style:style style:name="Table89.B" style:family="table-column">
      <style:table-column-properties style:column-width="0.425cm"/>
    </style:style>
    <style:style style:name="Table89.C" style:family="table-column">
      <style:table-column-properties style:column-width="0.69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5.064cm" table:align="left"/>
    </style:style>
    <style:style style:name="Table90.A" style:family="table-column">
      <style:table-column-properties style:column-width="4.427cm"/>
    </style:style>
    <style:style style:name="Table90.B" style:family="table-column">
      <style:table-column-properties style:column-width="0.637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2.792cm" table:align="left"/>
    </style:style>
    <style:style style:name="Table91.A" style:family="table-column">
      <style:table-column-properties style:column-width="1.545cm"/>
    </style:style>
    <style:style style:name="Table91.B" style:family="table-column">
      <style:table-column-properties style:column-width="0.557cm"/>
    </style:style>
    <style:style style:name="Table91.C" style:family="table-column">
      <style:table-column-properties style:column-width="0.69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4.782cm" table:align="left"/>
    </style:style>
    <style:style style:name="Table92.A" style:family="table-column">
      <style:table-column-properties style:column-width="4.145cm"/>
    </style:style>
    <style:style style:name="Table92.B" style:family="table-column">
      <style:table-column-properties style:column-width="0.637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2.916cm" table:align="left"/>
    </style:style>
    <style:style style:name="Table93.A" style:family="table-column">
      <style:table-column-properties style:column-width="1.669cm"/>
    </style:style>
    <style:style style:name="Table93.B" style:family="table-column">
      <style:table-column-properties style:column-width="0.557cm"/>
    </style:style>
    <style:style style:name="Table93.C" style:family="table-column">
      <style:table-column-properties style:column-width="0.69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5.383cm" table:align="left"/>
    </style:style>
    <style:style style:name="Table94.A" style:family="table-column">
      <style:table-column-properties style:column-width="4.747cm"/>
    </style:style>
    <style:style style:name="Table94.B" style:family="table-column">
      <style:table-column-properties style:column-width="0.637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3.115cm" table:align="left"/>
    </style:style>
    <style:style style:name="Table95.A" style:family="table-column">
      <style:table-column-properties style:column-width="1.762cm"/>
    </style:style>
    <style:style style:name="Table95.B" style:family="table-column">
      <style:table-column-properties style:column-width="0.557cm"/>
    </style:style>
    <style:style style:name="Table95.C" style:family="table-column">
      <style:table-column-properties style:column-width="0.796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5.383cm" table:align="left"/>
    </style:style>
    <style:style style:name="Table96.A" style:family="table-column">
      <style:table-column-properties style:column-width="4.747cm"/>
    </style:style>
    <style:style style:name="Table96.B" style:family="table-column">
      <style:table-column-properties style:column-width="0.637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3.08cm" table:align="left"/>
    </style:style>
    <style:style style:name="Table97.A" style:family="table-column">
      <style:table-column-properties style:column-width="1.833cm"/>
    </style:style>
    <style:style style:name="Table97.B" style:family="table-column">
      <style:table-column-properties style:column-width="0.557cm"/>
    </style:style>
    <style:style style:name="Table97.C" style:family="table-column">
      <style:table-column-properties style:column-width="0.69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3.604cm" table:align="left"/>
    </style:style>
    <style:style style:name="Table98.A" style:family="table-column">
      <style:table-column-properties style:column-width="2.967cm"/>
    </style:style>
    <style:style style:name="Table98.B" style:family="table-column">
      <style:table-column-properties style:column-width="0.637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3.055cm" table:align="left"/>
    </style:style>
    <style:style style:name="Table99.A" style:family="table-column">
      <style:table-column-properties style:column-width="1.808cm"/>
    </style:style>
    <style:style style:name="Table99.B" style:family="table-column">
      <style:table-column-properties style:column-width="0.557cm"/>
    </style:style>
    <style:style style:name="Table99.C" style:family="table-column">
      <style:table-column-properties style:column-width="0.69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5.383cm" table:align="left"/>
    </style:style>
    <style:style style:name="Table100.A" style:family="table-column">
      <style:table-column-properties style:column-width="4.879cm"/>
    </style:style>
    <style:style style:name="Table100.B" style:family="table-column">
      <style:table-column-properties style:column-width="0.504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2.752cm" table:align="left"/>
    </style:style>
    <style:style style:name="Table101.A" style:family="table-column">
      <style:table-column-properties style:column-width="1.505cm"/>
    </style:style>
    <style:style style:name="Table101.B" style:family="table-column">
      <style:table-column-properties style:column-width="0.557cm"/>
    </style:style>
    <style:style style:name="Table101.C" style:family="table-column">
      <style:table-column-properties style:column-width="0.69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5.383cm" table:align="left"/>
    </style:style>
    <style:style style:name="Table102.A" style:family="table-column">
      <style:table-column-properties style:column-width="4.747cm"/>
    </style:style>
    <style:style style:name="Table102.B" style:family="table-column">
      <style:table-column-properties style:column-width="0.637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3.337cm" table:align="left"/>
    </style:style>
    <style:style style:name="Table103.A" style:family="table-column">
      <style:table-column-properties style:column-width="2.09cm"/>
    </style:style>
    <style:style style:name="Table103.B" style:family="table-column">
      <style:table-column-properties style:column-width="0.557cm"/>
    </style:style>
    <style:style style:name="Table103.C" style:family="table-column">
      <style:table-column-properties style:column-width="0.69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5.062cm" table:align="left"/>
    </style:style>
    <style:style style:name="Table104.A" style:family="table-column">
      <style:table-column-properties style:column-width="4.426cm"/>
    </style:style>
    <style:style style:name="Table104.B" style:family="table-column">
      <style:table-column-properties style:column-width="0.637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3.173cm" table:align="left"/>
    </style:style>
    <style:style style:name="Table105.A" style:family="table-column">
      <style:table-column-properties style:column-width="1.926cm"/>
    </style:style>
    <style:style style:name="Table105.B" style:family="table-column">
      <style:table-column-properties style:column-width="0.557cm"/>
    </style:style>
    <style:style style:name="Table105.C" style:family="table-column">
      <style:table-column-properties style:column-width="0.69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4.669cm" table:align="left"/>
    </style:style>
    <style:style style:name="Table106.A" style:family="table-column">
      <style:table-column-properties style:column-width="4.032cm"/>
    </style:style>
    <style:style style:name="Table106.B" style:family="table-column">
      <style:table-column-properties style:column-width="0.637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2.9cm" table:align="left"/>
    </style:style>
    <style:style style:name="Table107.A" style:family="table-column">
      <style:table-column-properties style:column-width="1.547cm"/>
    </style:style>
    <style:style style:name="Table107.B" style:family="table-column">
      <style:table-column-properties style:column-width="0.557cm"/>
    </style:style>
    <style:style style:name="Table107.C" style:family="table-column">
      <style:table-column-properties style:column-width="0.796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5.383cm" table:align="left"/>
    </style:style>
    <style:style style:name="Table108.A" style:family="table-column">
      <style:table-column-properties style:column-width="4.747cm"/>
    </style:style>
    <style:style style:name="Table108.B" style:family="table-column">
      <style:table-column-properties style:column-width="0.637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3.15cm" table:align="left"/>
    </style:style>
    <style:style style:name="Table109.A" style:family="table-column">
      <style:table-column-properties style:column-width="1.903cm"/>
    </style:style>
    <style:style style:name="Table109.B" style:family="table-column">
      <style:table-column-properties style:column-width="0.557cm"/>
    </style:style>
    <style:style style:name="Table109.C" style:family="table-column">
      <style:table-column-properties style:column-width="0.69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3.318cm" table:align="left"/>
    </style:style>
    <style:style style:name="Table110.A" style:family="table-column">
      <style:table-column-properties style:column-width="2.813cm"/>
    </style:style>
    <style:style style:name="Table110.B" style:family="table-column">
      <style:table-column-properties style:column-width="0.504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3.339cm" table:align="left"/>
    </style:style>
    <style:style style:name="Table111.A" style:family="table-column">
      <style:table-column-properties style:column-width="2.092cm"/>
    </style:style>
    <style:style style:name="Table111.B" style:family="table-column">
      <style:table-column-properties style:column-width="0.557cm"/>
    </style:style>
    <style:style style:name="Table111.C" style:family="table-column">
      <style:table-column-properties style:column-width="0.69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5.383cm" table:align="left"/>
    </style:style>
    <style:style style:name="Table112.A" style:family="table-column">
      <style:table-column-properties style:column-width="4.747cm"/>
    </style:style>
    <style:style style:name="Table112.B" style:family="table-column">
      <style:table-column-properties style:column-width="0.637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3.124cm" table:align="left"/>
    </style:style>
    <style:style style:name="Table113.A" style:family="table-column">
      <style:table-column-properties style:column-width="1.877cm"/>
    </style:style>
    <style:style style:name="Table113.B" style:family="table-column">
      <style:table-column-properties style:column-width="0.557cm"/>
    </style:style>
    <style:style style:name="Table113.C" style:family="table-column">
      <style:table-column-properties style:column-width="0.69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4.792cm" table:align="left"/>
    </style:style>
    <style:style style:name="Table114.A" style:family="table-column">
      <style:table-column-properties style:column-width="4.156cm"/>
    </style:style>
    <style:style style:name="Table114.B" style:family="table-column">
      <style:table-column-properties style:column-width="0.637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3.15cm" table:align="left"/>
    </style:style>
    <style:style style:name="Table115.A" style:family="table-column">
      <style:table-column-properties style:column-width="1.903cm"/>
    </style:style>
    <style:style style:name="Table115.B" style:family="table-column">
      <style:table-column-properties style:column-width="0.557cm"/>
    </style:style>
    <style:style style:name="Table115.C" style:family="table-column">
      <style:table-column-properties style:column-width="0.69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5.069cm" table:align="left"/>
    </style:style>
    <style:style style:name="Table116.A" style:family="table-column">
      <style:table-column-properties style:column-width="4.433cm"/>
    </style:style>
    <style:style style:name="Table116.B" style:family="table-column">
      <style:table-column-properties style:column-width="0.637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3.291cm" table:align="left"/>
    </style:style>
    <style:style style:name="Table117.A" style:family="table-column">
      <style:table-column-properties style:column-width="2.044cm"/>
    </style:style>
    <style:style style:name="Table117.B" style:family="table-column">
      <style:table-column-properties style:column-width="0.557cm"/>
    </style:style>
    <style:style style:name="Table117.C" style:family="table-column">
      <style:table-column-properties style:column-width="0.69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5.383cm" table:align="left"/>
    </style:style>
    <style:style style:name="Table118.A" style:family="table-column">
      <style:table-column-properties style:column-width="4.747cm"/>
    </style:style>
    <style:style style:name="Table118.B" style:family="table-column">
      <style:table-column-properties style:column-width="0.637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2.866cm" table:align="left"/>
    </style:style>
    <style:style style:name="Table119.A" style:family="table-column">
      <style:table-column-properties style:column-width="1.619cm"/>
    </style:style>
    <style:style style:name="Table119.B" style:family="table-column">
      <style:table-column-properties style:column-width="0.557cm"/>
    </style:style>
    <style:style style:name="Table119.C" style:family="table-column">
      <style:table-column-properties style:column-width="0.69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5.239cm" table:align="left"/>
    </style:style>
    <style:style style:name="Table120.A" style:family="table-column">
      <style:table-column-properties style:column-width="4.734cm"/>
    </style:style>
    <style:style style:name="Table120.B" style:family="table-column">
      <style:table-column-properties style:column-width="0.504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3.223cm" table:align="left"/>
    </style:style>
    <style:style style:name="Table121.A" style:family="table-column">
      <style:table-column-properties style:column-width="1.976cm"/>
    </style:style>
    <style:style style:name="Table121.B" style:family="table-column">
      <style:table-column-properties style:column-width="0.557cm"/>
    </style:style>
    <style:style style:name="Table121.C" style:family="table-column">
      <style:table-column-properties style:column-width="0.69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5.383cm" table:align="left"/>
    </style:style>
    <style:style style:name="Table122.A" style:family="table-column">
      <style:table-column-properties style:column-width="4.747cm"/>
    </style:style>
    <style:style style:name="Table122.B" style:family="table-column">
      <style:table-column-properties style:column-width="0.637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3.055cm" table:align="left"/>
    </style:style>
    <style:style style:name="Table123.A" style:family="table-column">
      <style:table-column-properties style:column-width="1.808cm"/>
    </style:style>
    <style:style style:name="Table123.B" style:family="table-column">
      <style:table-column-properties style:column-width="0.557cm"/>
    </style:style>
    <style:style style:name="Table123.C" style:family="table-column">
      <style:table-column-properties style:column-width="0.69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5.383cm" table:align="left"/>
    </style:style>
    <style:style style:name="Table124.A" style:family="table-column">
      <style:table-column-properties style:column-width="4.747cm"/>
    </style:style>
    <style:style style:name="Table124.B" style:family="table-column">
      <style:table-column-properties style:column-width="0.637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4.113cm" table:align="left"/>
    </style:style>
    <style:style style:name="Table125.A" style:family="table-column">
      <style:table-column-properties style:column-width="2.866cm"/>
    </style:style>
    <style:style style:name="Table125.B" style:family="table-column">
      <style:table-column-properties style:column-width="0.557cm"/>
    </style:style>
    <style:style style:name="Table125.C" style:family="table-column">
      <style:table-column-properties style:column-width="0.69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4.877cm" table:align="left"/>
    </style:style>
    <style:style style:name="Table126.A" style:family="table-column">
      <style:table-column-properties style:column-width="4.24cm"/>
    </style:style>
    <style:style style:name="Table126.B" style:family="table-column">
      <style:table-column-properties style:column-width="0.637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3.849cm" table:align="left"/>
    </style:style>
    <style:style style:name="Table127.A" style:family="table-column">
      <style:table-column-properties style:column-width="2.496cm"/>
    </style:style>
    <style:style style:name="Table127.B" style:family="table-column">
      <style:table-column-properties style:column-width="0.557cm"/>
    </style:style>
    <style:style style:name="Table127.C" style:family="table-column">
      <style:table-column-properties style:column-width="0.796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5.383cm" table:align="left"/>
    </style:style>
    <style:style style:name="Table128.A" style:family="table-column">
      <style:table-column-properties style:column-width="4.747cm"/>
    </style:style>
    <style:style style:name="Table128.B" style:family="table-column">
      <style:table-column-properties style:column-width="0.637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2.986cm" table:align="left"/>
    </style:style>
    <style:style style:name="Table129.A" style:family="table-column">
      <style:table-column-properties style:column-width="1.739cm"/>
    </style:style>
    <style:style style:name="Table129.B" style:family="table-column">
      <style:table-column-properties style:column-width="0.557cm"/>
    </style:style>
    <style:style style:name="Table129.C" style:family="table-column">
      <style:table-column-properties style:column-width="0.69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5.383cm" table:align="left"/>
    </style:style>
    <style:style style:name="Table130.A" style:family="table-column">
      <style:table-column-properties style:column-width="4.879cm"/>
    </style:style>
    <style:style style:name="Table130.B" style:family="table-column">
      <style:table-column-properties style:column-width="0.504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2.656cm" table:align="left"/>
    </style:style>
    <style:style style:name="Table131.A" style:family="table-column">
      <style:table-column-properties style:column-width="1.409cm"/>
    </style:style>
    <style:style style:name="Table131.B" style:family="table-column">
      <style:table-column-properties style:column-width="0.557cm"/>
    </style:style>
    <style:style style:name="Table131.C" style:family="table-column">
      <style:table-column-properties style:column-width="0.69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5.383cm" table:align="left"/>
    </style:style>
    <style:style style:name="Table132.A" style:family="table-column">
      <style:table-column-properties style:column-width="4.747cm"/>
    </style:style>
    <style:style style:name="Table132.B" style:family="table-column">
      <style:table-column-properties style:column-width="0.637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3.196cm" table:align="left"/>
    </style:style>
    <style:style style:name="Table133.A" style:family="table-column">
      <style:table-column-properties style:column-width="1.949cm"/>
    </style:style>
    <style:style style:name="Table133.B" style:family="table-column">
      <style:table-column-properties style:column-width="0.557cm"/>
    </style:style>
    <style:style style:name="Table133.C" style:family="table-column">
      <style:table-column-properties style:column-width="0.69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5.383cm" table:align="left"/>
    </style:style>
    <style:style style:name="Table134.A" style:family="table-column">
      <style:table-column-properties style:column-width="4.747cm"/>
    </style:style>
    <style:style style:name="Table134.B" style:family="table-column">
      <style:table-column-properties style:column-width="0.637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3.468cm" table:align="left"/>
    </style:style>
    <style:style style:name="Table135.A" style:family="table-column">
      <style:table-column-properties style:column-width="2.115cm"/>
    </style:style>
    <style:style style:name="Table135.B" style:family="table-column">
      <style:table-column-properties style:column-width="0.557cm"/>
    </style:style>
    <style:style style:name="Table135.C" style:family="table-column">
      <style:table-column-properties style:column-width="0.796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5.383cm" table:align="left"/>
    </style:style>
    <style:style style:name="Table136.A" style:family="table-column">
      <style:table-column-properties style:column-width="4.747cm"/>
    </style:style>
    <style:style style:name="Table136.B" style:family="table-column">
      <style:table-column-properties style:column-width="0.637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2.499cm" table:align="left"/>
    </style:style>
    <style:style style:name="Table137.A" style:family="table-column">
      <style:table-column-properties style:column-width="1.385cm"/>
    </style:style>
    <style:style style:name="Table137.B" style:family="table-column">
      <style:table-column-properties style:column-width="0.425cm"/>
    </style:style>
    <style:style style:name="Table137.C" style:family="table-column">
      <style:table-column-properties style:column-width="0.69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5.383cm" table:align="left"/>
    </style:style>
    <style:style style:name="Table138.A" style:family="table-column">
      <style:table-column-properties style:column-width="4.747cm"/>
    </style:style>
    <style:style style:name="Table138.B" style:family="table-column">
      <style:table-column-properties style:column-width="0.637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3.387cm" table:align="left"/>
    </style:style>
    <style:style style:name="Table139.A" style:family="table-column">
      <style:table-column-properties style:column-width="2.14cm"/>
    </style:style>
    <style:style style:name="Table139.B" style:family="table-column">
      <style:table-column-properties style:column-width="0.557cm"/>
    </style:style>
    <style:style style:name="Table139.C" style:family="table-column">
      <style:table-column-properties style:column-width="0.69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5.383cm" table:align="left"/>
    </style:style>
    <style:style style:name="Table140.A" style:family="table-column">
      <style:table-column-properties style:column-width="4.747cm"/>
    </style:style>
    <style:style style:name="Table140.B" style:family="table-column">
      <style:table-column-properties style:column-width="0.637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3.463cm" table:align="left"/>
    </style:style>
    <style:style style:name="Table141.A" style:family="table-column">
      <style:table-column-properties style:column-width="2.348cm"/>
    </style:style>
    <style:style style:name="Table141.B" style:family="table-column">
      <style:table-column-properties style:column-width="0.425cm"/>
    </style:style>
    <style:style style:name="Table141.C" style:family="table-column">
      <style:table-column-properties style:column-width="0.69cm"/>
    </style:style>
    <style:style style:name="Table141.A1" style:family="table-cell">
      <style:table-cell-properties style:vertical-align="middle" fo:padding="0.049cm" fo:border="none"/>
    </style:style>
    <style:style style:name="P1" style:family="paragraph" style:parent-style-name="Text_20_body" style:list-style-name=""/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 style:list-style-name="L2">
      <style:paragraph-properties fo:margin-top="0cm" fo:margin-bottom="0.499cm"/>
    </style:style>
    <style:style style:name="P4" style:family="paragraph" style:parent-style-name="Table_20_Contents" style:list-style-name="L3">
      <style:paragraph-properties fo:margin-top="0cm" fo:margin-bottom="0.499cm"/>
    </style:style>
    <style:style style:name="P5" style:family="paragraph" style:parent-style-name="Table_20_Contents" style:list-style-name="L4">
      <style:paragraph-properties fo:margin-top="0cm" fo:margin-bottom="0.499cm"/>
    </style:style>
    <style:style style:name="P6" style:family="paragraph" style:parent-style-name="Table_20_Contents" style:list-style-name="L5">
      <style:paragraph-properties fo:margin-top="0cm" fo:margin-bottom="0.499cm"/>
    </style:style>
    <style:style style:name="P7" style:family="paragraph" style:parent-style-name="Table_20_Contents" style:list-style-name="L6">
      <style:paragraph-properties fo:margin-top="0cm" fo:margin-bottom="0.499cm"/>
    </style:style>
    <style:style style:name="P8" style:family="paragraph" style:parent-style-name="Table_20_Contents" style:list-style-name="L7">
      <style:paragraph-properties fo:margin-top="0cm" fo:margin-bottom="0.499cm"/>
    </style:style>
    <style:style style:name="P9" style:family="paragraph" style:parent-style-name="Table_20_Contents" style:list-style-name="L8">
      <style:paragraph-properties fo:margin-top="0cm" fo:margin-bottom="0.499cm"/>
    </style:style>
    <style:style style:name="P10" style:family="paragraph" style:parent-style-name="Table_20_Contents" style:list-style-name="L9">
      <style:paragraph-properties fo:margin-top="0cm" fo:margin-bottom="0.499cm"/>
    </style:style>
    <style:style style:name="P11" style:family="paragraph" style:parent-style-name="Table_20_Contents" style:list-style-name="L10">
      <style:paragraph-properties fo:margin-top="0cm" fo:margin-bottom="0.499cm"/>
    </style:style>
    <style:style style:name="P12" style:family="paragraph" style:parent-style-name="Table_20_Contents" style:list-style-name="L11">
      <style:paragraph-properties fo:margin-top="0cm" fo:margin-bottom="0.499cm"/>
    </style:style>
    <style:style style:name="P13" style:family="paragraph" style:parent-style-name="Table_20_Contents" style:list-style-name="L12">
      <style:paragraph-properties fo:margin-top="0cm" fo:margin-bottom="0.499cm"/>
    </style:style>
    <style:style style:name="P14" style:family="paragraph" style:parent-style-name="Table_20_Contents" style:list-style-name="L13">
      <style:paragraph-properties fo:margin-top="0cm" fo:margin-bottom="0.499cm"/>
    </style:style>
    <style:style style:name="P15" style:family="paragraph" style:parent-style-name="Table_20_Contents" style:list-style-name="L14">
      <style:paragraph-properties fo:margin-top="0cm" fo:margin-bottom="0.499cm"/>
    </style:style>
    <style:style style:name="P16" style:family="paragraph" style:parent-style-name="Table_20_Contents" style:list-style-name="L15">
      <style:paragraph-properties fo:margin-top="0cm" fo:margin-bottom="0.499cm"/>
    </style:style>
    <style:style style:name="P17" style:family="paragraph" style:parent-style-name="Table_20_Contents" style:list-style-name="L16">
      <style:paragraph-properties fo:margin-top="0cm" fo:margin-bottom="0.499cm"/>
    </style:style>
    <style:style style:name="P18" style:family="paragraph" style:parent-style-name="Table_20_Contents" style:list-style-name="L17">
      <style:paragraph-properties fo:margin-top="0cm" fo:margin-bottom="0.499cm"/>
    </style:style>
    <style:style style:name="P19" style:family="paragraph" style:parent-style-name="Table_20_Contents" style:list-style-name="L18">
      <style:paragraph-properties fo:margin-top="0cm" fo:margin-bottom="0.499cm"/>
    </style:style>
    <style:style style:name="P20" style:family="paragraph" style:parent-style-name="Table_20_Contents" style:list-style-name="L19">
      <style:paragraph-properties fo:margin-top="0cm" fo:margin-bottom="0.499cm"/>
    </style:style>
    <style:style style:name="P21" style:family="paragraph" style:parent-style-name="Table_20_Contents" style:list-style-name="L20">
      <style:paragraph-properties fo:margin-top="0cm" fo:margin-bottom="0.499cm"/>
    </style:style>
    <style:style style:name="P22" style:family="paragraph" style:parent-style-name="Table_20_Contents" style:list-style-name="L21">
      <style:paragraph-properties fo:margin-top="0cm" fo:margin-bottom="0.499cm"/>
    </style:style>
    <style:style style:name="P23" style:family="paragraph" style:parent-style-name="Table_20_Contents" style:list-style-name="L22">
      <style:paragraph-properties fo:margin-top="0cm" fo:margin-bottom="0.499cm"/>
    </style:style>
    <style:style style:name="P24" style:family="paragraph" style:parent-style-name="Table_20_Contents" style:list-style-name="L23">
      <style:paragraph-properties fo:margin-top="0cm" fo:margin-bottom="0.499cm"/>
    </style:style>
    <style:style style:name="P25" style:family="paragraph" style:parent-style-name="Table_20_Contents" style:list-style-name="L24">
      <style:paragraph-properties fo:margin-top="0cm" fo:margin-bottom="0.499cm"/>
    </style:style>
    <style:style style:name="P26" style:family="paragraph" style:parent-style-name="Table_20_Contents" style:list-style-name="L25">
      <style:paragraph-properties fo:margin-top="0cm" fo:margin-bottom="0.499cm"/>
    </style:style>
    <style:style style:name="P27" style:family="paragraph" style:parent-style-name="Table_20_Contents" style:list-style-name="L26">
      <style:paragraph-properties fo:margin-top="0cm" fo:margin-bottom="0.499cm"/>
    </style:style>
    <style:style style:name="P28" style:family="paragraph" style:parent-style-name="Table_20_Contents" style:list-style-name="L27">
      <style:paragraph-properties fo:margin-top="0cm" fo:margin-bottom="0.499cm"/>
    </style:style>
    <style:style style:name="P29" style:family="paragraph" style:parent-style-name="Table_20_Contents" style:list-style-name="L28">
      <style:paragraph-properties fo:margin-top="0cm" fo:margin-bottom="0.499cm"/>
    </style:style>
    <style:style style:name="P30" style:family="paragraph" style:parent-style-name="Table_20_Contents" style:list-style-name="L29">
      <style:paragraph-properties fo:margin-top="0cm" fo:margin-bottom="0.499cm"/>
    </style:style>
    <style:style style:name="P31" style:family="paragraph" style:parent-style-name="Table_20_Contents" style:list-style-name="L30">
      <style:paragraph-properties fo:margin-top="0cm" fo:margin-bottom="0.499cm"/>
    </style:style>
    <style:style style:name="P32" style:family="paragraph" style:parent-style-name="Table_20_Contents" style:list-style-name="L31">
      <style:paragraph-properties fo:margin-top="0cm" fo:margin-bottom="0.499cm"/>
    </style:style>
    <style:style style:name="P33" style:family="paragraph" style:parent-style-name="Table_20_Contents" style:list-style-name="L32">
      <style:paragraph-properties fo:margin-top="0cm" fo:margin-bottom="0.499cm"/>
    </style:style>
    <style:style style:name="P34" style:family="paragraph" style:parent-style-name="Table_20_Contents" style:list-style-name="L33">
      <style:paragraph-properties fo:margin-top="0cm" fo:margin-bottom="0.499cm"/>
    </style:style>
    <style:style style:name="P35" style:family="paragraph" style:parent-style-name="Table_20_Contents" style:list-style-name="L34">
      <style:paragraph-properties fo:margin-top="0cm" fo:margin-bottom="0.499cm"/>
    </style:style>
    <style:style style:name="P36" style:family="paragraph" style:parent-style-name="Table_20_Contents" style:list-style-name="L35">
      <style:paragraph-properties fo:margin-top="0cm" fo:margin-bottom="0.499cm"/>
    </style:style>
    <style:style style:name="P37" style:family="paragraph" style:parent-style-name="Table_20_Contents" style:list-style-name="L36">
      <style:paragraph-properties fo:margin-top="0cm" fo:margin-bottom="0.499cm"/>
    </style:style>
    <style:style style:name="P38" style:family="paragraph" style:parent-style-name="Table_20_Contents" style:list-style-name="L37">
      <style:paragraph-properties fo:margin-top="0cm" fo:margin-bottom="0.499cm"/>
    </style:style>
    <style:style style:name="P39" style:family="paragraph" style:parent-style-name="Table_20_Contents" style:list-style-name="L38">
      <style:paragraph-properties fo:margin-top="0cm" fo:margin-bottom="0.499cm"/>
    </style:style>
    <style:style style:name="P40" style:family="paragraph" style:parent-style-name="Table_20_Contents" style:list-style-name="L39">
      <style:paragraph-properties fo:margin-top="0cm" fo:margin-bottom="0.499cm"/>
    </style:style>
    <style:style style:name="P41" style:family="paragraph" style:parent-style-name="Table_20_Contents" style:list-style-name="L40">
      <style:paragraph-properties fo:margin-top="0cm" fo:margin-bottom="0.499cm"/>
    </style:style>
    <style:style style:name="P42" style:family="paragraph" style:parent-style-name="Table_20_Contents" style:list-style-name="L41">
      <style:paragraph-properties fo:margin-top="0cm" fo:margin-bottom="0.499cm"/>
    </style:style>
    <style:style style:name="P43" style:family="paragraph" style:parent-style-name="Table_20_Contents" style:list-style-name="L42">
      <style:paragraph-properties fo:margin-top="0cm" fo:margin-bottom="0.499cm"/>
    </style:style>
    <style:style style:name="P44" style:family="paragraph" style:parent-style-name="Table_20_Contents" style:list-style-name="L43">
      <style:paragraph-properties fo:margin-top="0cm" fo:margin-bottom="0.499cm"/>
    </style:style>
    <style:style style:name="P45" style:family="paragraph" style:parent-style-name="Table_20_Contents" style:list-style-name="L44">
      <style:paragraph-properties fo:margin-top="0cm" fo:margin-bottom="0.499cm"/>
    </style:style>
    <style:style style:name="P46" style:family="paragraph" style:parent-style-name="Table_20_Contents" style:list-style-name="L45">
      <style:paragraph-properties fo:margin-top="0cm" fo:margin-bottom="0.499cm"/>
    </style:style>
    <style:style style:name="P47" style:family="paragraph" style:parent-style-name="Table_20_Contents" style:list-style-name="L46">
      <style:paragraph-properties fo:margin-top="0cm" fo:margin-bottom="0.499cm"/>
    </style:style>
    <style:style style:name="P48" style:family="paragraph" style:parent-style-name="Table_20_Contents" style:list-style-name="L47">
      <style:paragraph-properties fo:margin-top="0cm" fo:margin-bottom="0.499cm"/>
    </style:style>
    <style:style style:name="P49" style:family="paragraph" style:parent-style-name="Table_20_Contents" style:list-style-name="L48">
      <style:paragraph-properties fo:margin-top="0cm" fo:margin-bottom="0.499cm"/>
    </style:style>
    <style:style style:name="P50" style:family="paragraph" style:parent-style-name="Table_20_Contents" style:list-style-name="L49">
      <style:paragraph-properties fo:margin-top="0cm" fo:margin-bottom="0.499cm"/>
    </style:style>
    <style:style style:name="P51" style:family="paragraph" style:parent-style-name="Table_20_Contents" style:list-style-name="L50">
      <style:paragraph-properties fo:margin-top="0cm" fo:margin-bottom="0.499cm"/>
    </style:style>
    <style:style style:name="P52" style:family="paragraph" style:parent-style-name="Table_20_Contents" style:list-style-name="L51">
      <style:paragraph-properties fo:margin-top="0cm" fo:margin-bottom="0.499cm"/>
    </style:style>
    <style:style style:name="P53" style:family="paragraph" style:parent-style-name="Table_20_Contents" style:list-style-name="L52">
      <style:paragraph-properties fo:margin-top="0cm" fo:margin-bottom="0.499cm"/>
    </style:style>
    <style:style style:name="P54" style:family="paragraph" style:parent-style-name="Table_20_Contents" style:list-style-name="L53">
      <style:paragraph-properties fo:margin-top="0cm" fo:margin-bottom="0.499cm"/>
    </style:style>
    <style:style style:name="P55" style:family="paragraph" style:parent-style-name="Table_20_Contents" style:list-style-name="L54">
      <style:paragraph-properties fo:margin-top="0cm" fo:margin-bottom="0.499cm"/>
    </style:style>
    <style:style style:name="P56" style:family="paragraph" style:parent-style-name="Table_20_Contents" style:list-style-name="L55">
      <style:paragraph-properties fo:margin-top="0cm" fo:margin-bottom="0.499cm"/>
    </style:style>
    <style:style style:name="P57" style:family="paragraph" style:parent-style-name="Table_20_Contents" style:list-style-name="L56">
      <style:paragraph-properties fo:margin-top="0cm" fo:margin-bottom="0.499cm"/>
    </style:style>
    <style:style style:name="P58" style:family="paragraph" style:parent-style-name="Table_20_Contents" style:list-style-name="L57">
      <style:paragraph-properties fo:margin-top="0cm" fo:margin-bottom="0.499cm"/>
    </style:style>
    <style:style style:name="P59" style:family="paragraph" style:parent-style-name="Table_20_Contents" style:list-style-name="L58">
      <style:paragraph-properties fo:margin-top="0cm" fo:margin-bottom="0.499cm"/>
    </style:style>
    <style:style style:name="P60" style:family="paragraph" style:parent-style-name="Table_20_Contents" style:list-style-name="L59">
      <style:paragraph-properties fo:margin-top="0cm" fo:margin-bottom="0.499cm"/>
    </style:style>
    <style:style style:name="P61" style:family="paragraph" style:parent-style-name="Table_20_Contents" style:list-style-name="L60">
      <style:paragraph-properties fo:margin-top="0cm" fo:margin-bottom="0.499cm"/>
    </style:style>
    <style:style style:name="P62" style:family="paragraph" style:parent-style-name="Table_20_Contents" style:list-style-name="L61">
      <style:paragraph-properties fo:margin-top="0cm" fo:margin-bottom="0.499cm"/>
    </style:style>
    <style:style style:name="P63" style:family="paragraph" style:parent-style-name="Table_20_Contents" style:list-style-name="L62">
      <style:paragraph-properties fo:margin-top="0cm" fo:margin-bottom="0.499cm"/>
    </style:style>
    <style:style style:name="P64" style:family="paragraph" style:parent-style-name="Table_20_Contents" style:list-style-name="L63">
      <style:paragraph-properties fo:margin-top="0cm" fo:margin-bottom="0.499cm"/>
    </style:style>
    <style:style style:name="P65" style:family="paragraph" style:parent-style-name="Table_20_Contents" style:list-style-name="L64">
      <style:paragraph-properties fo:margin-top="0cm" fo:margin-bottom="0.499cm"/>
    </style:style>
    <style:style style:name="P66" style:family="paragraph" style:parent-style-name="Table_20_Contents" style:list-style-name="L65">
      <style:paragraph-properties fo:margin-top="0cm" fo:margin-bottom="0.499cm"/>
    </style:style>
    <style:style style:name="P67" style:family="paragraph" style:parent-style-name="Table_20_Contents" style:list-style-name="L66">
      <style:paragraph-properties fo:margin-top="0cm" fo:margin-bottom="0.499cm"/>
    </style:style>
    <style:style style:name="P68" style:family="paragraph" style:parent-style-name="Table_20_Contents" style:list-style-name="L67">
      <style:paragraph-properties fo:margin-top="0cm" fo:margin-bottom="0.499cm"/>
    </style:style>
    <style:style style:name="P69" style:family="paragraph" style:parent-style-name="Table_20_Contents" style:list-style-name="L68">
      <style:paragraph-properties fo:margin-top="0cm" fo:margin-bottom="0.499cm"/>
    </style:style>
    <style:style style:name="P70" style:family="paragraph" style:parent-style-name="Table_20_Contents" style:list-style-name="L69">
      <style:paragraph-properties fo:margin-top="0cm" fo:margin-bottom="0.499cm"/>
    </style:style>
    <style:style style:name="P71" style:family="paragraph" style:parent-style-name="Table_20_Contents" style:list-style-name="L70">
      <style:paragraph-properties fo:margin-top="0cm" fo:margin-bottom="0.499cm"/>
    </style:style>
    <style:style style:name="P72" style:family="paragraph" style:parent-style-name="Table_20_Contents" style:list-style-name="L71">
      <style:paragraph-properties fo:margin-top="0cm" fo:margin-bottom="0.499cm"/>
    </style:style>
    <style:style style:name="T1" style:family="text">
      <style:text-properties officeooo:rsid="0016298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section text:style-name="Sect1" text:name="container">
        <text:section text:style-name="Sect1" text:name="list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column table:style-name="Table1.G"/>
            <table:table-column table:style-name="Table1.H"/>
            <table:table-column table:style-name="Table1.I"/>
            <table:table-column table:style-name="Table1.J"/>
            <table:table-column table:style-name="Table1.K"/>
            <table:table-column table:style-name="Table1.L"/>
            <table:table-header-rows>
              <table:table-row>
                <table:table-cell table:style-name="Table1.A1" office:value-type="string">
                  <text:p text:style-name="Table_20_Heading">*</text:p>
                </table:table-cell>
                <table:table-cell table:style-name="Table1.A1" office:value-type="string">
                  <text:p text:style-name="Table_20_Heading">No.</text:p>
                </table:table-cell>
                <table:table-cell table:style-name="Table1.A1" office:value-type="string">
                  <text:p text:style-name="Table_20_Heading">Demandeur/Conjoint</text:p>
                </table:table-cell>
                <table:table-cell table:style-name="Table1.A1" office:value-type="string">
                  <text:p text:style-name="Table_20_Heading">NIP</text:p>
                </table:table-cell>
                <table:table-cell table:style-name="Table1.A1" office:value-type="string">
                  <text:p text:style-name="Table_20_Heading">No.</text:p>
                </table:table-cell>
                <table:table-cell table:style-name="Table1.A1" office:value-type="string">
                  <text:p text:style-name="Table_20_Heading">Rue</text:p>
                </table:table-cell>
                <table:table-cell table:style-name="Table1.A1" office:value-type="string">
                  <text:p text:style-name="Table_20_Heading">Appt</text:p>
                </table:table-cell>
                <table:table-cell table:style-name="Table1.A1" office:value-type="string">
                  <text:p text:style-name="Table_20_Heading">Code</text:p>
                </table:table-cell>
                <table:table-cell table:style-name="Table1.A1" office:value-type="string">
                  <text:p text:style-name="Table_20_Heading">Foyer</text:p>
                </table:table-cell>
                <table:table-cell table:style-name="Table1.A1" office:value-type="string">
                  <text:p text:style-name="Table_20_Heading">Montant</text:p>
                </table:table-cell>
                <table:table-cell table:style-name="Table1.A1" office:value-type="string">
                  <text:p text:style-name="Table_20_Heading">Tel-514</text:p>
                </table:table-cell>
                <table:table-cell table:style-name="Table1.A1" office:value-type="string">
                  <text:p text:style-name="Table_20_Heading">Enfants</text:p>
                </table:table-cell>
              </table:table-row>
            </table:table-header-rows>
            <table:table-row>
              <table:table-cell table:style-name="Table1.A1" office:value-type="string">
                <text:list xml:id="list449026642" text:style-name="L2">
                  <text:list-item>
                    <text:p text:style-name="P3"/>
                  </text:list-item>
                </text:list>
              </table:table-cell>
              <table:table-cell table:style-name="Table1.A1" office:value-type="string">
                <text:p text:style-name="Table_20_Contents">1</text:p>
                <table:table table:name="Table2" table:style-name="Table2">
                  <table:table-column table:style-name="Table2.A"/>
                  <table:table-column table:style-name="Table2.B"/>
                  <table:table-row>
                    <table:table-cell table:style-name="Table2.A1" office:value-type="string">
                      <text:p text:style-name="Table_20_Contents">KHALED, Kaoutar</text:p>
                    </table:table-cell>
                    <table:table-cell table:style-name="Table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2.A1" office:value-type="string">
                      <text:p text:style-name="Table_20_Contents">RAOUHANI, Abdelali</text:p>
                    </table:table-cell>
                    <table:table-cell table:style-name="Table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+conserve</text:span></text:p>
              </table:table-cell>
              <table:table-cell table:style-name="Table1.A1" office:value-type="string">
                <text:p text:style-name="Table_20_Contents">121</text:p>
              </table:table-cell>
              <table:table-cell table:style-name="Table1.A1" office:value-type="string">
                <text:p text:style-name="Table_20_Contents">2940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9</text:p>
              </table:table-cell>
              <table:table-cell table:style-name="Table1.A1" office:value-type="string">
                <text:p text:style-name="Table_20_Contents">H3SJ8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100 $</text:p>
              </table:table-cell>
              <table:table-cell table:style-name="Table1.A1" office:value-type="string">
                <text:p text:style-name="Table_20_Contents">735-9513<text:line-break/><text:span text:style-name="Emphasis">559-0011</text:span></text:p>
                <table:table table:name="Table3" table:style-name="Table3">
                  <table:table-column table:style-name="Table3.A"/>
                  <table:table-column table:style-name="Table3.B"/>
                  <table:table-column table:style-name="Table3.C"/>
                  <table:table-row>
                    <table:table-cell table:style-name="Table3.A1" office:value-type="string">
                      <text:p text:style-name="Table_20_Contents">Mohammad</text:p>
                    </table:table-cell>
                    <table:table-cell table:style-name="Table3.A1" office:value-type="string">
                      <text:p text:style-name="Table_20_Contents">M</text:p>
                    </table:table-cell>
                    <table:table-cell table:style-name="Table3.A1" office:value-type="string">
                      <text:p text:style-name="Table_20_Contents">02</text:p>
                    </table:table-cell>
                  </table:table-row>
                  <table:table-row>
                    <table:table-cell table:style-name="Table3.A1" office:value-type="string">
                      <text:p text:style-name="Table_20_Contents">Basma</text:p>
                    </table:table-cell>
                    <table:table-cell table:style-name="Table3.A1" office:value-type="string">
                      <text:p text:style-name="Table_20_Contents">F</text:p>
                    </table:table-cell>
                    <table:table-cell table:style-name="Table3.A1" office:value-type="string">
                      <text:p text:style-name="Table_20_Contents">01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908344336" text:style-name="L3">
                  <text:list-item>
                    <text:p text:style-name="P4"/>
                  </text:list-item>
                </text:list>
              </table:table-cell>
              <table:table-cell table:style-name="Table1.A1" office:value-type="string">
                <text:p text:style-name="Table_20_Contents">2</text:p>
                <table:table table:name="Table4" table:style-name="Table4">
                  <table:table-column table:style-name="Table4.A"/>
                  <table:table-column table:style-name="Table4.B"/>
                  <table:table-row>
                    <table:table-cell table:style-name="Table4.A1" office:value-type="string">
                      <text:p text:style-name="Table_20_Contents">IYADURAI, Rubawathy</text:p>
                    </table:table-cell>
                    <table:table-cell table:style-name="Table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4.A1" office:value-type="string">
                      <text:p text:style-name="Table_20_Contents">SINNADURAI, Thangarajah</text:p>
                    </table:table-cell>
                    <table:table-cell table:style-name="Table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101</text:p>
              </table:table-cell>
              <table:table-cell table:style-name="Table1.A1" office:value-type="string">
                <text:p text:style-name="Table_20_Contents">3395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5</text:p>
              </table:table-cell>
              <table:table-cell table:style-name="Table1.A1" office:value-type="string">
                <text:p text:style-name="Table_20_Contents">H3S 1K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343-3354<text:line-break/><text:span text:style-name="Emphasis">967-3356</text:span></text:p>
                <table:table table:name="Table5" table:style-name="Table5">
                  <table:table-column table:style-name="Table5.A"/>
                  <table:table-column table:style-name="Table5.B"/>
                  <table:table-column table:style-name="Table5.C"/>
                  <table:table-row>
                    <table:table-cell table:style-name="Table5.A1" office:value-type="string">
                      <text:p text:style-name="Table_20_Contents">Bharanan</text:p>
                    </table:table-cell>
                    <table:table-cell table:style-name="Table5.A1" office:value-type="string">
                      <text:p text:style-name="Table_20_Contents">M</text:p>
                    </table:table-cell>
                    <table:table-cell table:style-name="Table5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5.A1" office:value-type="string">
                      <text:p text:style-name="Table_20_Contents">Varanan</text:p>
                    </table:table-cell>
                    <table:table-cell table:style-name="Table5.A1" office:value-type="string">
                      <text:p text:style-name="Table_20_Contents">M</text:p>
                    </table:table-cell>
                    <table:table-cell table:style-name="Table5.A1" office:value-type="string">
                      <text:p text:style-name="Table_20_Contents">07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405739579" text:style-name="L4">
                  <text:list-item>
                    <text:p text:style-name="P5"/>
                  </text:list-item>
                </text:list>
              </table:table-cell>
              <table:table-cell table:style-name="Table1.A1" office:value-type="string">
                <text:p text:style-name="Table_20_Contents">3</text:p>
                <table:table table:name="Table6" table:style-name="Table6">
                  <table:table-column table:style-name="Table6.A"/>
                  <table:table-column table:style-name="Table6.B"/>
                  <table:table-row>
                    <table:table-cell table:style-name="Table6.A1" office:value-type="string">
                      <text:p text:style-name="Table_20_Contents">BOUIGUISSE, Khadija</text:p>
                    </table:table-cell>
                    <table:table-cell table:style-name="Table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6.A1" office:value-type="string">
                      <text:p text:style-name="Table_20_Contents">SABIR, Abdellah</text:p>
                    </table:table-cell>
                    <table:table-cell table:style-name="Table6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+conserve</text:span></text:p>
              </table:table-cell>
              <table:table-cell table:style-name="Table1.A1" office:value-type="string">
                <text:p text:style-name="Table_20_Contents">29</text:p>
              </table:table-cell>
              <table:table-cell table:style-name="Table1.A1" office:value-type="string">
                <text:p text:style-name="Table_20_Contents">3920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7</text:p>
              </table:table-cell>
              <table:table-cell table:style-name="Table1.A1" office:value-type="string">
                <text:p text:style-name="Table_20_Contents">H3S 1K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1-8450<text:line-break/><text:span text:style-name="Emphasis">677-8450</text:span></text:p>
                <table:table table:name="Table7" table:style-name="Table7">
                  <table:table-column table:style-name="Table7.A"/>
                  <table:table-column table:style-name="Table7.B"/>
                  <table:table-column table:style-name="Table7.C"/>
                  <table:table-row>
                    <table:table-cell table:style-name="Table7.A1" office:value-type="string">
                      <text:p text:style-name="Table_20_Contents">Sarah</text:p>
                    </table:table-cell>
                    <table:table-cell table:style-name="Table7.A1" office:value-type="string">
                      <text:p text:style-name="Table_20_Contents">F</text:p>
                    </table:table-cell>
                    <table:table-cell table:style-name="Table7.A1" office:value-type="string">
                      <text:p text:style-name="Table_20_Contents">6½</text:p>
                    </table:table-cell>
                  </table:table-row>
                  <table:table-row>
                    <table:table-cell table:style-name="Table7.A1" office:value-type="string">
                      <text:p text:style-name="Table_20_Contents">Nour</text:p>
                    </table:table-cell>
                    <table:table-cell table:style-name="Table7.A1" office:value-type="string">
                      <text:p text:style-name="Table_20_Contents">F</text:p>
                    </table:table-cell>
                    <table:table-cell table:style-name="Table7.A1" office:value-type="string">
                      <text:p text:style-name="Table_20_Contents">05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902867118" text:style-name="L5">
                  <text:list-item>
                    <text:p text:style-name="P6"/>
                  </text:list-item>
                </text:list>
              </table:table-cell>
              <table:table-cell table:style-name="Table1.A1" office:value-type="string">
                <text:p text:style-name="Table_20_Contents">4</text:p>
                <table:table table:name="Table8" table:style-name="Table8">
                  <table:table-column table:style-name="Table8.A"/>
                  <table:table-column table:style-name="Table8.B"/>
                  <table:table-row>
                    <table:table-cell table:style-name="Table8.A1" office:value-type="string">
                      <text:p text:style-name="Table_20_Contents">ANADARAJAH, Kulenthini</text:p>
                    </table:table-cell>
                    <table:table-cell table:style-name="Table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8.A1" office:value-type="string">
                      <text:p text:style-name="Table_20_Contents">SINNAKILI, Baskaran</text:p>
                    </table:table-cell>
                    <table:table-cell table:style-name="Table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</text:span></text:p>
              </table:table-cell>
              <table:table-cell table:style-name="Table1.A1" office:value-type="string">
                <text:p text:style-name="Table_20_Contents">85</text:p>
              </table:table-cell>
              <table:table-cell table:style-name="Table1.A1" office:value-type="string">
                <text:p text:style-name="Table_20_Contents">4020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1</text:p>
              </table:table-cell>
              <table:table-cell table:style-name="Table1.A1" office:value-type="string">
                <text:p text:style-name="Table_20_Contents">H3S 1K8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10</text:span> $</text:p>
              </table:table-cell>
              <table:table-cell table:style-name="Table1.A1" office:value-type="string">
                <text:p text:style-name="Table_20_Contents">344-4902<text:line-break/><text:span text:style-name="Emphasis">877-4902*</text:span></text:p>
                <table:table table:name="Table9" table:style-name="Table9">
                  <table:table-column table:style-name="Table9.A"/>
                  <table:table-column table:style-name="Table9.B"/>
                  <table:table-column table:style-name="Table9.C"/>
                  <table:table-row>
                    <table:table-cell table:style-name="Table9.A1" office:value-type="string">
                      <text:p text:style-name="Table_20_Contents">Harini</text:p>
                    </table:table-cell>
                    <table:table-cell table:style-name="Table9.A1" office:value-type="string">
                      <text:p text:style-name="Table_20_Contents">F</text:p>
                    </table:table-cell>
                    <table:table-cell table:style-name="Table9.A1" office:value-type="string">
                      <text:p text:style-name="Table_20_Contents">18</text:p>
                    </table:table-cell>
                  </table:table-row>
                  <table:table-row>
                    <table:table-cell table:style-name="Table9.A1" office:value-type="string">
                      <text:p text:style-name="Table_20_Contents">Shaaliwakan</text:p>
                    </table:table-cell>
                    <table:table-cell table:style-name="Table9.A1" office:value-type="string">
                      <text:p text:style-name="Table_20_Contents">M</text:p>
                    </table:table-cell>
                    <table:table-cell table:style-name="Table9.A1" office:value-type="string">
                      <text:p text:style-name="Table_20_Contents">14</text:p>
                    </table:table-cell>
                  </table:table-row>
                  <table:table-row>
                    <table:table-cell table:style-name="Table9.A1" office:value-type="string">
                      <text:p text:style-name="Table_20_Contents">Brhaami</text:p>
                    </table:table-cell>
                    <table:table-cell table:style-name="Table9.A1" office:value-type="string">
                      <text:p text:style-name="Table_20_Contents">F</text:p>
                    </table:table-cell>
                    <table:table-cell table:style-name="Table9.A1" office:value-type="string">
                      <text:p text:style-name="Table_20_Contents">1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13077056" text:style-name="L6">
                  <text:list-item>
                    <text:p text:style-name="P7"/>
                  </text:list-item>
                </text:list>
              </table:table-cell>
              <table:table-cell table:style-name="Table1.A1" office:value-type="string">
                <text:p text:style-name="Table_20_Contents">5</text:p>
                <table:table table:name="Table10" table:style-name="Table10">
                  <table:table-column table:style-name="Table10.A"/>
                  <table:table-column table:style-name="Table10.B"/>
                  <table:table-row>
                    <table:table-cell table:style-name="Table10.A1" office:value-type="string">
                      <text:p text:style-name="Table_20_Contents">MEERA-HUSSEM, Rafeena</text:p>
                    </table:table-cell>
                    <table:table-cell table:style-name="Table10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0.A1" office:value-type="string">
                      <text:p text:style-name="Table_20_Contents">ANDI, Apirajh</text:p>
                    </table:table-cell>
                    <table:table-cell table:style-name="Table10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conserve</text:span></text:p>
              </table:table-cell>
              <table:table-cell table:style-name="Table1.A1" office:value-type="string">
                <text:p text:style-name="Table_20_Contents">167</text:p>
              </table:table-cell>
              <table:table-cell table:style-name="Table1.A1" office:value-type="string">
                <text:p text:style-name="Table_20_Contents">4080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1</text:p>
              </table:table-cell>
              <table:table-cell table:style-name="Table1.A1" office:value-type="string">
                <text:p text:style-name="Table_20_Contents">H3s 1K8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807-4418<text:line-break/><text:span text:style-name="Emphasis">764-0456*</text:span></text:p>
                <table:table table:name="Table11" table:style-name="Table11">
                  <table:table-column table:style-name="Table11.A"/>
                  <table:table-column table:style-name="Table11.B"/>
                  <table:table-column table:style-name="Table11.C"/>
                  <table:table-row>
                    <table:table-cell table:style-name="Table11.A1" office:value-type="string">
                      <text:p text:style-name="Table_20_Contents">Apisanth</text:p>
                    </table:table-cell>
                    <table:table-cell table:style-name="Table11.A1" office:value-type="string">
                      <text:p text:style-name="Table_20_Contents">M</text:p>
                    </table:table-cell>
                    <table:table-cell table:style-name="Table11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11.A1" office:value-type="string">
                      <text:p text:style-name="Table_20_Contents">Apiramy</text:p>
                    </table:table-cell>
                    <table:table-cell table:style-name="Table11.A1" office:value-type="string">
                      <text:p text:style-name="Table_20_Contents">F</text:p>
                    </table:table-cell>
                    <table:table-cell table:style-name="Table11.A1" office:value-type="string">
                      <text:p text:style-name="Table_20_Contents">08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537644272" text:style-name="L7">
                  <text:list-item>
                    <text:p text:style-name="P8"/>
                  </text:list-item>
                </text:list>
              </table:table-cell>
              <table:table-cell table:style-name="Table1.A1" office:value-type="string">
                <text:p text:style-name="Table_20_Contents">6</text:p>
                <table:table table:name="Table12" table:style-name="Table12">
                  <table:table-column table:style-name="Table12.A"/>
                  <table:table-column table:style-name="Table12.B"/>
                  <table:table-row>
                    <table:table-cell table:style-name="Table12.A1" office:value-type="string">
                      <text:p text:style-name="Table_20_Contents">LYOUNSSI, Zarha</text:p>
                    </table:table-cell>
                    <table:table-cell table:style-name="Table1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2.A1" office:value-type="string">
                      <text:p text:style-name="Table_20_Contents">CHERIFI EL, Bechir</text:p>
                    </table:table-cell>
                    <table:table-cell table:style-name="Table1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conserve</text:span></text:p>
              </table:table-cell>
              <table:table-cell table:style-name="Table1.A1" office:value-type="string">
                <text:p text:style-name="Table_20_Contents">15</text:p>
              </table:table-cell>
              <table:table-cell table:style-name="Table1.A1" office:value-type="string">
                <text:p text:style-name="Table_20_Contents">4281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1</text:p>
              </table:table-cell>
              <table:table-cell table:style-name="Table1.A1" office:value-type="string">
                <text:p text:style-name="Table_20_Contents">H3S 1K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50-5833<text:line-break/><text:span text:style-name="Emphasis">738-6811</text:span></text:p>
                <table:table table:name="Table13" table:style-name="Table13">
                  <table:table-column table:style-name="Table13.A"/>
                  <table:table-column table:style-name="Table13.B"/>
                  <table:table-column table:style-name="Table13.C"/>
                  <table:table-row>
                    <table:table-cell table:style-name="Table13.A1" office:value-type="string">
                      <text:p text:style-name="Table_20_Contents">Oussama</text:p>
                    </table:table-cell>
                    <table:table-cell table:style-name="Table13.A1" office:value-type="string">
                      <text:p text:style-name="Table_20_Contents">M</text:p>
                    </table:table-cell>
                    <table:table-cell table:style-name="Table13.A1" office:value-type="string">
                      <text:p text:style-name="Table_20_Contents">08</text:p>
                    </table:table-cell>
                  </table:table-row>
                  <table:table-row>
                    <table:table-cell table:style-name="Table13.A1" office:value-type="string">
                      <text:p text:style-name="Table_20_Contents">Zineb</text:p>
                    </table:table-cell>
                    <table:table-cell table:style-name="Table13.A1" office:value-type="string">
                      <text:p text:style-name="Table_20_Contents">F</text:p>
                    </table:table-cell>
                    <table:table-cell table:style-name="Table13.A1" office:value-type="string">
                      <text:p text:style-name="Table_20_Contents">07</text:p>
                    </table:table-cell>
                  </table:table-row>
                  <table:table-row>
                    <table:table-cell table:style-name="Table13.A1" office:value-type="string">
                      <text:p text:style-name="Table_20_Contents">Jihade</text:p>
                    </table:table-cell>
                    <table:table-cell table:style-name="Table13.A1" office:value-type="string">
                      <text:p text:style-name="Table_20_Contents">F</text:p>
                    </table:table-cell>
                    <table:table-cell table:style-name="Table13.A1" office:value-type="string">
                      <text:p text:style-name="Table_20_Contents">0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ext:soft-page-break/>
            <table:table-row>
              <table:table-cell table:style-name="Table1.A1" office:value-type="string">
                <text:list xml:id="list1721585314" text:style-name="L8">
                  <text:list-item>
                    <text:p text:style-name="P9"/>
                  </text:list-item>
                </text:list>
              </table:table-cell>
              <table:table-cell table:style-name="Table1.A1" office:value-type="string">
                <text:p text:style-name="Table_20_Contents">7</text:p>
                <table:table table:name="Table14" table:style-name="Table14">
                  <table:table-column table:style-name="Table14.A"/>
                  <table:table-column table:style-name="Table14.B"/>
                  <table:table-row>
                    <table:table-cell table:style-name="Table14.A1" office:value-type="string">
                      <text:p text:style-name="Table_20_Contents">HATTI, Fatima</text:p>
                    </table:table-cell>
                    <table:table-cell table:style-name="Table1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4.A1" office:value-type="string">
                      <text:p text:style-name="Table_20_Contents">GHARIB EL, Mostapha</text:p>
                    </table:table-cell>
                    <table:table-cell table:style-name="Table1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conserve</text:span></text:p>
              </table:table-cell>
              <table:table-cell table:style-name="Table1.A1" office:value-type="string">
                <text:p text:style-name="Table_20_Contents">28</text:p>
              </table:table-cell>
              <table:table-cell table:style-name="Table1.A1" office:value-type="string">
                <text:p text:style-name="Table_20_Contents">4501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6</text:p>
              </table:table-cell>
              <table:table-cell table:style-name="Table1.A1" office:value-type="string">
                <text:p text:style-name="Table_20_Contents">H3S 1K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3-4503<text:line-break/><text:span text:style-name="Emphasis">735-5464</text:span></text:p>
                <table:table table:name="Table15" table:style-name="Table15">
                  <table:table-column table:style-name="Table15.A"/>
                  <table:table-column table:style-name="Table15.B"/>
                  <table:table-column table:style-name="Table15.C"/>
                  <table:table-row>
                    <table:table-cell table:style-name="Table15.A1" office:value-type="string">
                      <text:p text:style-name="Table_20_Contents">Aya</text:p>
                    </table:table-cell>
                    <table:table-cell table:style-name="Table15.A1" office:value-type="string">
                      <text:p text:style-name="Table_20_Contents">F</text:p>
                    </table:table-cell>
                    <table:table-cell table:style-name="Table15.A1" office:value-type="string">
                      <text:p text:style-name="Table_20_Contents">3½</text:p>
                    </table:table-cell>
                  </table:table-row>
                  <table:table-row>
                    <table:table-cell table:style-name="Table15.A1" office:value-type="string">
                      <text:p text:style-name="Table_20_Contents">Nada</text:p>
                    </table:table-cell>
                    <table:table-cell table:style-name="Table15.A1" office:value-type="string">
                      <text:p text:style-name="Table_20_Contents">F</text:p>
                    </table:table-cell>
                    <table:table-cell table:style-name="Table15.A1" office:value-type="string">
                      <text:p text:style-name="Table_20_Contents">1¼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891465565" text:style-name="L9">
                  <text:list-item>
                    <text:p text:style-name="P10"/>
                  </text:list-item>
                </text:list>
              </table:table-cell>
              <table:table-cell table:style-name="Table1.A1" office:value-type="string">
                <text:p text:style-name="Table_20_Contents">8</text:p>
                <table:table table:name="Table16" table:style-name="Table16">
                  <table:table-column table:style-name="Table16.A"/>
                  <table:table-column table:style-name="Table16.B"/>
                  <table:table-row>
                    <table:table-cell table:style-name="Table16.A1" office:value-type="string">
                      <text:p text:style-name="Table_20_Contents">BENNOURI, Samira</text:p>
                    </table:table-cell>
                    <table:table-cell table:style-name="Table1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6.A1" office:value-type="string">
                      <text:p text:style-name="Table_20_Contents">ELHAKLI, Mohamed</text:p>
                    </table:table-cell>
                    <table:table-cell table:style-name="Table16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oui</text:span></text:p>
              </table:table-cell>
              <table:table-cell table:style-name="Table1.A1" office:value-type="string">
                <text:p text:style-name="Table_20_Contents">100</text:p>
              </table:table-cell>
              <table:table-cell table:style-name="Table1.A1" office:value-type="string">
                <text:p text:style-name="Table_20_Contents">4620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2</text:p>
              </table:table-cell>
              <table:table-cell table:style-name="Table1.A1" office:value-type="string">
                <text:p text:style-name="Table_20_Contents">H3W 1C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5-5464<text:line-break/><text:span text:style-name="Emphasis">344-7889</text:span></text:p>
                <table:table table:name="Table17" table:style-name="Table17">
                  <table:table-column table:style-name="Table17.A"/>
                  <table:table-column table:style-name="Table17.B"/>
                  <table:table-column table:style-name="Table17.C"/>
                  <table:table-row>
                    <table:table-cell table:style-name="Table17.A1" office:value-type="string">
                      <text:p text:style-name="Table_20_Contents">Hiba</text:p>
                    </table:table-cell>
                    <table:table-cell table:style-name="Table17.A1" office:value-type="string">
                      <text:p text:style-name="Table_20_Contents">F</text:p>
                    </table:table-cell>
                    <table:table-cell table:style-name="Table17.A1" office:value-type="string">
                      <text:p text:style-name="Table_20_Contents">03</text:p>
                    </table:table-cell>
                  </table:table-row>
                  <table:table-row>
                    <table:table-cell table:style-name="Table17.A1" office:value-type="string">
                      <text:p text:style-name="Table_20_Contents">Sara</text:p>
                    </table:table-cell>
                    <table:table-cell table:style-name="Table17.A1" office:value-type="string">
                      <text:p text:style-name="Table_20_Contents">F</text:p>
                    </table:table-cell>
                    <table:table-cell table:style-name="Table17.A1" office:value-type="string">
                      <text:p text:style-name="Table_20_Contents">1¼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548261309" text:style-name="L10">
                  <text:list-item>
                    <text:p text:style-name="P11"/>
                  </text:list-item>
                </text:list>
              </table:table-cell>
              <table:table-cell table:style-name="Table1.A1" office:value-type="string">
                <text:p text:style-name="Table_20_Contents">9</text:p>
                <table:table table:name="Table18" table:style-name="Table18">
                  <table:table-column table:style-name="Table18.A"/>
                  <table:table-column table:style-name="Table18.B"/>
                  <table:table-row>
                    <table:table-cell table:style-name="Table18.A1" office:value-type="string">
                      <text:p text:style-name="Table_20_Contents">GANESH, Kanthimathy</text:p>
                    </table:table-cell>
                    <table:table-cell table:style-name="Table1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8.A1" office:value-type="string">
                      <text:p text:style-name="Table_20_Contents">THAMBITHURAI, Ruskin</text:p>
                    </table:table-cell>
                    <table:table-cell table:style-name="Table1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111</text:p>
              </table:table-cell>
              <table:table-cell table:style-name="Table1.A1" office:value-type="string">
                <text:p text:style-name="Table_20_Contents">4680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4</text:p>
              </table:table-cell>
              <table:table-cell table:style-name="Table1.A1" office:value-type="string">
                <text:p text:style-name="Table_20_Contents">H3W 1C7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44-0347<text:line-break/><text:span text:style-name="Emphasis">737-8120</text:span></text:p>
                <table:table table:name="Table19" table:style-name="Table19">
                  <table:table-column table:style-name="Table19.A"/>
                  <table:table-column table:style-name="Table19.B"/>
                  <table:table-column table:style-name="Table19.C"/>
                  <table:table-row>
                    <table:table-cell table:style-name="Table19.A1" office:value-type="string">
                      <text:p text:style-name="Table_20_Contents">Venukoban</text:p>
                    </table:table-cell>
                    <table:table-cell table:style-name="Table19.A1" office:value-type="string">
                      <text:p text:style-name="Table_20_Contents">M</text:p>
                    </table:table-cell>
                    <table:table-cell table:style-name="Table19.A1" office:value-type="string">
                      <text:p text:style-name="Table_20_Contents">20</text:p>
                    </table:table-cell>
                  </table:table-row>
                  <table:table-row>
                    <table:table-cell table:style-name="Table19.A1" office:value-type="string">
                      <text:p text:style-name="Table_20_Contents">Viniza</text:p>
                    </table:table-cell>
                    <table:table-cell table:style-name="Table19.A1" office:value-type="string">
                      <text:p text:style-name="Table_20_Contents">F</text:p>
                    </table:table-cell>
                    <table:table-cell table:style-name="Table19.A1" office:value-type="string">
                      <text:p text:style-name="Table_20_Contents">15½</text:p>
                    </table:table-cell>
                  </table:table-row>
                  <table:table-row>
                    <table:table-cell table:style-name="Table19.A1" office:value-type="string">
                      <text:p text:style-name="Table_20_Contents">Melissa</text:p>
                    </table:table-cell>
                    <table:table-cell table:style-name="Table19.A1" office:value-type="string">
                      <text:p text:style-name="Table_20_Contents">F</text:p>
                    </table:table-cell>
                    <table:table-cell table:style-name="Table19.A1" office:value-type="string">
                      <text:p text:style-name="Table_20_Contents">1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732464321" text:style-name="L11">
                  <text:list-item>
                    <text:p text:style-name="P12"/>
                  </text:list-item>
                </text:list>
              </table:table-cell>
              <table:table-cell table:style-name="Table1.A1" office:value-type="string">
                <text:p text:style-name="Table_20_Contents">10</text:p>
                <table:table table:name="Table20" table:style-name="Table20">
                  <table:table-column table:style-name="Table20.A"/>
                  <table:table-column table:style-name="Table20.B"/>
                  <table:table-row>
                    <table:table-cell table:style-name="Table20.A1" office:value-type="string">
                      <text:p text:style-name="Table_20_Contents">BENMAMAR, Aïcha</text:p>
                    </table:table-cell>
                    <table:table-cell table:style-name="Table20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20.A1" office:value-type="string">
                      <text:p text:style-name="Table_20_Contents">LAHMEK, Hamid</text:p>
                    </table:table-cell>
                    <table:table-cell table:style-name="Table20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gélatine</text:span></text:p>
              </table:table-cell>
              <table:table-cell table:style-name="Table1.A1" office:value-type="string">
                <text:p text:style-name="Table_20_Contents">168</text:p>
              </table:table-cell>
              <table:table-cell table:style-name="Table1.A1" office:value-type="string">
                <text:p text:style-name="Table_20_Contents">4730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1</text:p>
              </table:table-cell>
              <table:table-cell table:style-name="Table1.A1" office:value-type="string">
                <text:p text:style-name="Table_20_Contents">H3W 1C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5-4577<text:line-break/><text:span text:style-name="Emphasis">691-4576</text:span></text:p>
                <table:table table:name="Table21" table:style-name="Table21">
                  <table:table-column table:style-name="Table21.A"/>
                  <table:table-column table:style-name="Table21.B"/>
                  <table:table-column table:style-name="Table21.C"/>
                  <table:table-row>
                    <table:table-cell table:style-name="Table21.A1" office:value-type="string">
                      <text:p text:style-name="Table_20_Contents">Asmaa</text:p>
                    </table:table-cell>
                    <table:table-cell table:style-name="Table21.A1" office:value-type="string">
                      <text:p text:style-name="Table_20_Contents">F</text:p>
                    </table:table-cell>
                    <table:table-cell table:style-name="Table21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21.A1" office:value-type="string">
                      <text:p text:style-name="Table_20_Contents">Houssem</text:p>
                    </table:table-cell>
                    <table:table-cell table:style-name="Table21.A1" office:value-type="string">
                      <text:p text:style-name="Table_20_Contents">M</text:p>
                    </table:table-cell>
                    <table:table-cell table:style-name="Table21.A1" office:value-type="string">
                      <text:p text:style-name="Table_20_Contents">08</text:p>
                    </table:table-cell>
                  </table:table-row>
                  <table:table-row>
                    <table:table-cell table:style-name="Table21.A1" office:value-type="string">
                      <text:p text:style-name="Table_20_Contents">Mohammed</text:p>
                    </table:table-cell>
                    <table:table-cell table:style-name="Table21.A1" office:value-type="string">
                      <text:p text:style-name="Table_20_Contents">M</text:p>
                    </table:table-cell>
                    <table:table-cell table:style-name="Table21.A1" office:value-type="string">
                      <text:p text:style-name="Table_20_Contents">5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063873041" text:style-name="L12">
                  <text:list-item>
                    <text:p text:style-name="P13"/>
                  </text:list-item>
                </text:list>
              </table:table-cell>
              <table:table-cell table:style-name="Table1.A1" office:value-type="string">
                <text:p text:style-name="Table_20_Contents">11</text:p>
                <table:table table:name="Table22" table:style-name="Table22">
                  <table:table-column table:style-name="Table22.A"/>
                  <table:table-column table:style-name="Table22.B"/>
                  <table:table-row>
                    <table:table-cell table:style-name="Table22.A1" office:value-type="string">
                      <text:p text:style-name="Table_20_Contents">DUKURAY, Maimuna</text:p>
                    </table:table-cell>
                    <table:table-cell table:style-name="Table2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22.A1" office:value-type="string">
                      <text:p text:style-name="Table_20_Contents">DUKURAY, Karlic</text:p>
                    </table:table-cell>
                    <table:table-cell table:style-name="Table2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</text:span></text:p>
              </table:table-cell>
              <table:table-cell table:style-name="Table1.A1" office:value-type="string">
                <text:p text:style-name="Table_20_Contents">162</text:p>
              </table:table-cell>
              <table:table-cell table:style-name="Table1.A1" office:value-type="string">
                <text:p text:style-name="Table_20_Contents">4741</text:p>
              </table:table-cell>
              <table:table-cell table:style-name="Table1.A1" office:value-type="string">
                <text:p text:style-name="Table_20_Contents">Barclay</text:p>
              </table:table-cell>
              <table:table-cell table:style-name="Table1.A1" office:value-type="string">
                <text:p text:style-name="Table_20_Contents">1</text:p>
              </table:table-cell>
              <table:table-cell table:style-name="Table1.A1" office:value-type="string">
                <text:p text:style-name="Table_20_Contents">H3W 1C8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40</text:span>$</text:p>
              </table:table-cell>
              <table:table-cell table:style-name="Table1.A1" office:value-type="string">
                <text:p text:style-name="Table_20_Contents">738-3350<text:line-break/><text:span text:style-name="Emphasis">918-4027</text:span></text:p>
                <table:table table:name="Table23" table:style-name="Table23">
                  <table:table-column table:style-name="Table23.A"/>
                  <table:table-column table:style-name="Table23.B"/>
                  <table:table-column table:style-name="Table23.C"/>
                  <table:table-row>
                    <table:table-cell table:style-name="Table23.A1" office:value-type="string">
                      <text:p text:style-name="Table_20_Contents">Fatou</text:p>
                    </table:table-cell>
                    <table:table-cell table:style-name="Table23.A1" office:value-type="string">
                      <text:p text:style-name="Table_20_Contents">F</text:p>
                    </table:table-cell>
                    <table:table-cell table:style-name="Table23.A1" office:value-type="string">
                      <text:p text:style-name="Table_20_Contents">18</text:p>
                    </table:table-cell>
                  </table:table-row>
                  <table:table-row>
                    <table:table-cell table:style-name="Table23.A1" office:value-type="string">
                      <text:p text:style-name="Table_20_Contents">Mohamadou</text:p>
                    </table:table-cell>
                    <table:table-cell table:style-name="Table23.A1" office:value-type="string">
                      <text:p text:style-name="Table_20_Contents">M</text:p>
                    </table:table-cell>
                    <table:table-cell table:style-name="Table23.A1" office:value-type="string">
                      <text:p text:style-name="Table_20_Contents">16</text:p>
                    </table:table-cell>
                  </table:table-row>
                  <table:table-row>
                    <table:table-cell table:style-name="Table23.A1" office:value-type="string">
                      <text:p text:style-name="Table_20_Contents">Boubacar</text:p>
                    </table:table-cell>
                    <table:table-cell table:style-name="Table23.A1" office:value-type="string">
                      <text:p text:style-name="Table_20_Contents">M</text:p>
                    </table:table-cell>
                    <table:table-cell table:style-name="Table23.A1" office:value-type="string">
                      <text:p text:style-name="Table_20_Contents">13</text:p>
                    </table:table-cell>
                  </table:table-row>
                  <table:table-row>
                    <table:table-cell table:style-name="Table23.A1" office:value-type="string">
                      <text:p text:style-name="Table_20_Contents">Aissatou</text:p>
                    </table:table-cell>
                    <table:table-cell table:style-name="Table23.A1" office:value-type="string">
                      <text:p text:style-name="Table_20_Contents">F</text:p>
                    </table:table-cell>
                    <table:table-cell table:style-name="Table23.A1" office:value-type="string">
                      <text:p text:style-name="Table_20_Contents">09</text:p>
                    </table:table-cell>
                  </table:table-row>
                  <table:table-row>
                    <table:table-cell table:style-name="Table23.A1" office:value-type="string">
                      <text:p text:style-name="Table_20_Contents">Ebrahim</text:p>
                    </table:table-cell>
                    <table:table-cell table:style-name="Table23.A1" office:value-type="string">
                      <text:p text:style-name="Table_20_Contents">M</text:p>
                    </table:table-cell>
                    <table:table-cell table:style-name="Table23.A1" office:value-type="string">
                      <text:p text:style-name="Table_20_Contents">04</text:p>
                    </table:table-cell>
                  </table:table-row>
                  <table:table-row>
                    <table:table-cell table:style-name="Table23.A1" office:value-type="string">
                      <text:p text:style-name="Table_20_Contents">Omar</text:p>
                    </table:table-cell>
                    <table:table-cell table:style-name="Table23.A1" office:value-type="string">
                      <text:p text:style-name="Table_20_Contents">M</text:p>
                    </table:table-cell>
                    <table:table-cell table:style-name="Table23.A1" office:value-type="string">
                      <text:p text:style-name="Table_20_Contents">1/1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148462030" text:style-name="L13">
                  <text:list-item>
                    <text:p text:style-name="P14"/>
                  </text:list-item>
                </text:list>
              </table:table-cell>
              <table:table-cell table:style-name="Table1.A1" office:value-type="string">
                <text:p text:style-name="Table_20_Contents">12</text:p>
                <table:table table:name="Table24" table:style-name="Table24">
                  <table:table-column table:style-name="Table24.A"/>
                  <table:table-column table:style-name="Table24.B"/>
                  <table:table-row>
                    <table:table-cell table:style-name="Table24.A1" office:value-type="string">
                      <text:p text:style-name="Table_20_Contents">SELVARAJAH, Selvasoji</text:p>
                    </table:table-cell>
                    <table:table-cell table:style-name="Table2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24.A1" office:value-type="string">
                      <text:p text:style-name="Table_20_Contents">KUMARASAMY, <text:soft-page-break/>Senthoorkumaral</text:p>
                    </table:table-cell>
                    <table:table-cell table:style-name="Table2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66</text:p>
              </table:table-cell>
              <table:table-cell table:style-name="Table1.A1" office:value-type="string">
                <text:p text:style-name="Table_20_Contents">2740</text:p>
              </table:table-cell>
              <table:table-cell table:style-name="Table1.A1" office:value-type="string">
                <text:p text:style-name="Table_20_Contents">Bedford</text:p>
              </table:table-cell>
              <table:table-cell table:style-name="Table1.A1" office:value-type="string">
                <text:p text:style-name="Table_20_Contents">207</text:p>
              </table:table-cell>
              <table:table-cell table:style-name="Table1.A1" office:value-type="string">
                <text:p text:style-name="Table_20_Contents">H3S 1G1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9-9291<text:line-break/><text:span text:style-name="Emphasis">984-4576</text:span></text:p>
                <table:table table:name="Table25" table:style-name="Table25">
                  <table:table-column table:style-name="Table25.A"/>
                  <table:table-column table:style-name="Table25.B"/>
                  <table:table-column table:style-name="Table25.C"/>
                  <table:table-row>
                    <table:table-cell table:style-name="Table25.A1" office:value-type="string">
                      <text:p text:style-name="Table_20_Contents">Dilaxsana</text:p>
                    </table:table-cell>
                    <table:table-cell table:style-name="Table25.A1" office:value-type="string">
                      <text:p text:style-name="Table_20_Contents">F</text:p>
                    </table:table-cell>
                    <table:table-cell table:style-name="Table25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25.A1" office:value-type="string">
                      <text:p text:style-name="Table_20_Contents"><text:soft-page-break/>Vithushana</text:p>
                    </table:table-cell>
                    <table:table-cell table:style-name="Table25.A1" office:value-type="string">
                      <text:p text:style-name="Table_20_Contents">F</text:p>
                    </table:table-cell>
                    <table:table-cell table:style-name="Table25.A1" office:value-type="string">
                      <text:p text:style-name="Table_20_Contents">09</text:p>
                    </table:table-cell>
                  </table:table-row>
                  <table:table-row>
                    <table:table-cell table:style-name="Table25.A1" office:value-type="string">
                      <text:p text:style-name="Table_20_Contents">Sahana</text:p>
                    </table:table-cell>
                    <table:table-cell table:style-name="Table25.A1" office:value-type="string">
                      <text:p text:style-name="Table_20_Contents">F</text:p>
                    </table:table-cell>
                    <table:table-cell table:style-name="Table25.A1" office:value-type="string">
                      <text:p text:style-name="Table_20_Contents">07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621171566" text:style-name="L14">
                  <text:list-item>
                    <text:p text:style-name="P15"/>
                  </text:list-item>
                </text:list>
              </table:table-cell>
              <table:table-cell table:style-name="Table1.A1" office:value-type="string">
                <text:p text:style-name="Table_20_Contents">13</text:p>
                <table:table table:name="Table26" table:style-name="Table26">
                  <table:table-column table:style-name="Table26.A"/>
                  <table:table-column table:style-name="Table26.B"/>
                  <table:table-row>
                    <table:table-cell table:style-name="Table26.A1" office:value-type="string">
                      <text:p text:style-name="Table_20_Contents">BALASINGAM, Thirucheluvam</text:p>
                    </table:table-cell>
                    <table:table-cell table:style-name="Table26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26.A1" office:value-type="string">
                      <text:p text:style-name="Table_20_Contents">VELLUPILLAI, Anusoosai</text:p>
                    </table:table-cell>
                    <table:table-cell table:style-name="Table26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42</text:p>
              </table:table-cell>
              <table:table-cell table:style-name="Table1.A1" office:value-type="string">
                <text:p text:style-name="Table_20_Contents">2901</text:p>
              </table:table-cell>
              <table:table-cell table:style-name="Table1.A1" office:value-type="string">
                <text:p text:style-name="Table_20_Contents">Bedford</text:p>
              </table:table-cell>
              <table:table-cell table:style-name="Table1.A1" office:value-type="string">
                <text:p text:style-name="Table_20_Contents">3</text:p>
              </table:table-cell>
              <table:table-cell table:style-name="Table1.A1" office:value-type="string">
                <text:p text:style-name="Table_20_Contents">H3S 1G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274-4662<text:line-break/><text:span text:style-name="Emphasis">510-7200</text:span></text:p>
                <table:table table:name="Table27" table:style-name="Table27">
                  <table:table-column table:style-name="Table27.A"/>
                  <table:table-column table:style-name="Table27.B"/>
                  <table:table-column table:style-name="Table27.C"/>
                  <table:table-row>
                    <table:table-cell table:style-name="Table27.A1" office:value-type="string">
                      <text:p text:style-name="Table_20_Contents">Sanchana</text:p>
                    </table:table-cell>
                    <table:table-cell table:style-name="Table27.A1" office:value-type="string">
                      <text:p text:style-name="Table_20_Contents">F</text:p>
                    </table:table-cell>
                    <table:table-cell table:style-name="Table27.A1" office:value-type="string">
                      <text:p text:style-name="Table_20_Contents">05</text:p>
                    </table:table-cell>
                  </table:table-row>
                  <table:table-row>
                    <table:table-cell table:style-name="Table27.A1" office:value-type="string">
                      <text:p text:style-name="Table_20_Contents">Shakannan</text:p>
                    </table:table-cell>
                    <table:table-cell table:style-name="Table27.A1" office:value-type="string">
                      <text:p text:style-name="Table_20_Contents">M</text:p>
                    </table:table-cell>
                    <table:table-cell table:style-name="Table27.A1" office:value-type="string">
                      <text:p text:style-name="Table_20_Contents">03</text:p>
                    </table:table-cell>
                  </table:table-row>
                  <table:table-row>
                    <table:table-cell table:style-name="Table27.A1" office:value-type="string">
                      <text:p text:style-name="Table_20_Contents">Shaharna</text:p>
                    </table:table-cell>
                    <table:table-cell table:style-name="Table27.A1" office:value-type="string">
                      <text:p text:style-name="Table_20_Contents">F</text:p>
                    </table:table-cell>
                    <table:table-cell table:style-name="Table27.A1" office:value-type="string">
                      <text:p text:style-name="Table_20_Contents">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843981419" text:style-name="L15">
                  <text:list-item>
                    <text:p text:style-name="P16"/>
                  </text:list-item>
                </text:list>
              </table:table-cell>
              <table:table-cell table:style-name="Table1.A1" office:value-type="string">
                <text:p text:style-name="Table_20_Contents">14</text:p>
                <table:table table:name="Table28" table:style-name="Table28">
                  <table:table-column table:style-name="Table28.A"/>
                  <table:table-column table:style-name="Table28.B"/>
                  <table:table-row>
                    <table:table-cell table:style-name="Table28.A1" office:value-type="string">
                      <text:p text:style-name="Table_20_Contents">MUTHUKUMARAM, Geethaluxmi</text:p>
                    </table:table-cell>
                    <table:table-cell table:style-name="Table2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28.A1" office:value-type="string">
                      <text:p text:style-name="Table_20_Contents">MAHATINTAM, Srikaran</text:p>
                    </table:table-cell>
                    <table:table-cell table:style-name="Table2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64</text:p>
              </table:table-cell>
              <table:table-cell table:style-name="Table1.A1" office:value-type="string">
                <text:p text:style-name="Table_20_Contents">3095</text:p>
              </table:table-cell>
              <table:table-cell table:style-name="Table1.A1" office:value-type="string">
                <text:p text:style-name="Table_20_Contents">Bedford</text:p>
              </table:table-cell>
              <table:table-cell table:style-name="Table1.A1" office:value-type="string">
                <text:p text:style-name="Table_20_Contents">35</text:p>
              </table:table-cell>
              <table:table-cell table:style-name="Table1.A1" office:value-type="string">
                <text:p text:style-name="Table_20_Contents">H3S 1G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344-4603<text:line-break/><text:span text:style-name="Emphasis">513-4603</text:span></text:p>
                <table:table table:name="Table29" table:style-name="Table29">
                  <table:table-column table:style-name="Table29.A"/>
                  <table:table-column table:style-name="Table29.B"/>
                  <table:table-column table:style-name="Table29.C"/>
                  <table:table-row>
                    <table:table-cell table:style-name="Table29.A1" office:value-type="string">
                      <text:p text:style-name="Table_20_Contents">Mthun</text:p>
                    </table:table-cell>
                    <table:table-cell table:style-name="Table29.A1" office:value-type="string">
                      <text:p text:style-name="Table_20_Contents">M</text:p>
                    </table:table-cell>
                    <table:table-cell table:style-name="Table29.A1" office:value-type="string">
                      <text:p text:style-name="Table_20_Contents">05</text:p>
                    </table:table-cell>
                  </table:table-row>
                  <table:table-row>
                    <table:table-cell table:style-name="Table29.A1" office:value-type="string">
                      <text:p text:style-name="Table_20_Contents">Ashaya</text:p>
                    </table:table-cell>
                    <table:table-cell table:style-name="Table29.A1" office:value-type="string">
                      <text:p text:style-name="Table_20_Contents">F</text:p>
                    </table:table-cell>
                    <table:table-cell table:style-name="Table29.A1" office:value-type="string">
                      <text:p text:style-name="Table_20_Contents">2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726375445" text:style-name="L16">
                  <text:list-item>
                    <text:p text:style-name="P17"/>
                  </text:list-item>
                </text:list>
              </table:table-cell>
              <table:table-cell table:style-name="Table1.A1" office:value-type="string">
                <text:p text:style-name="Table_20_Contents">15</text:p>
                <table:table table:name="Table30" table:style-name="Table30">
                  <table:table-column table:style-name="Table30.A"/>
                  <table:table-column table:style-name="Table30.B"/>
                  <table:table-row>
                    <table:table-cell table:style-name="Table30.A1" office:value-type="string">
                      <text:p text:style-name="Table_20_Contents">MAHALIGAM, Mathura</text:p>
                    </table:table-cell>
                    <table:table-cell table:style-name="Table30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30.A1" office:value-type="string">
                      <text:p text:style-name="Table_20_Contents">BASKARAN, Nallathamby</text:p>
                    </table:table-cell>
                    <table:table-cell table:style-name="Table30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boeuf</text:span></text:p>
              </table:table-cell>
              <table:table-cell table:style-name="Table1.A1" office:value-type="string">
                <text:p text:style-name="Table_20_Contents">119</text:p>
              </table:table-cell>
              <table:table-cell table:style-name="Table1.A1" office:value-type="string">
                <text:p text:style-name="Table_20_Contents">3105</text:p>
              </table:table-cell>
              <table:table-cell table:style-name="Table1.A1" office:value-type="string">
                <text:p text:style-name="Table_20_Contents">Bedford</text:p>
              </table:table-cell>
              <table:table-cell table:style-name="Table1.A1" office:value-type="string">
                <text:p text:style-name="Table_20_Contents">3</text:p>
              </table:table-cell>
              <table:table-cell table:style-name="Table1.A1" office:value-type="string">
                <text:p text:style-name="Table_20_Contents">H3S 1G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44-0149<text:line-break/><text:span text:style-name="Emphasis">737-1873</text:span></text:p>
                <table:table table:name="Table31" table:style-name="Table31">
                  <table:table-column table:style-name="Table31.A"/>
                  <table:table-column table:style-name="Table31.B"/>
                  <table:table-column table:style-name="Table31.C"/>
                  <table:table-row>
                    <table:table-cell table:style-name="Table31.A1" office:value-type="string">
                      <text:p text:style-name="Table_20_Contents">Prashanth</text:p>
                    </table:table-cell>
                    <table:table-cell table:style-name="Table31.A1" office:value-type="string">
                      <text:p text:style-name="Table_20_Contents">M</text:p>
                    </table:table-cell>
                    <table:table-cell table:style-name="Table31.A1" office:value-type="string">
                      <text:p text:style-name="Table_20_Contents">08</text:p>
                    </table:table-cell>
                  </table:table-row>
                  <table:table-row>
                    <table:table-cell table:style-name="Table31.A1" office:value-type="string">
                      <text:p text:style-name="Table_20_Contents">Priyanka</text:p>
                    </table:table-cell>
                    <table:table-cell table:style-name="Table31.A1" office:value-type="string">
                      <text:p text:style-name="Table_20_Contents">F</text:p>
                    </table:table-cell>
                    <table:table-cell table:style-name="Table31.A1" office:value-type="string">
                      <text:p text:style-name="Table_20_Contents">06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946624502" text:style-name="L17">
                  <text:list-item>
                    <text:p text:style-name="P18"/>
                  </text:list-item>
                </text:list>
              </table:table-cell>
              <table:table-cell table:style-name="Table1.A1" office:value-type="string">
                <text:p text:style-name="Table_20_Contents">16</text:p>
                <table:table table:name="Table32" table:style-name="Table32">
                  <table:table-column table:style-name="Table32.A"/>
                  <table:table-column table:style-name="Table32.B"/>
                  <table:table-row>
                    <table:table-cell table:style-name="Table32.A1" office:value-type="string">
                      <text:p text:style-name="Table_20_Contents">KANDASANY, Murugapraba</text:p>
                    </table:table-cell>
                    <table:table-cell table:style-name="Table3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32.A1" office:value-type="string">
                      <text:p text:style-name="Table_20_Contents">SARAVANMAMUTHU, Sureshkumar</text:p>
                    </table:table-cell>
                    <table:table-cell table:style-name="Table3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169</text:p>
              </table:table-cell>
              <table:table-cell table:style-name="Table1.A1" office:value-type="string">
                <text:p text:style-name="Table_20_Contents">3330</text:p>
              </table:table-cell>
              <table:table-cell table:style-name="Table1.A1" office:value-type="string">
                <text:p text:style-name="Table_20_Contents">Bedford</text:p>
              </table:table-cell>
              <table:table-cell table:style-name="Table1.A1" office:value-type="string">
                <text:p text:style-name="Table_20_Contents">7</text:p>
              </table:table-cell>
              <table:table-cell table:style-name="Table1.A1" office:value-type="string">
                <text:p text:style-name="Table_20_Contents">H3S 1C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8-9173<text:line-break/><text:span text:style-name="Emphasis">726-9197</text:span></text:p>
                <table:table table:name="Table33" table:style-name="Table33">
                  <table:table-column table:style-name="Table33.A"/>
                  <table:table-column table:style-name="Table33.B"/>
                  <table:table-column table:style-name="Table33.C"/>
                  <table:table-row>
                    <table:table-cell table:style-name="Table33.A1" office:value-type="string">
                      <text:p text:style-name="Table_20_Contents">Ganapriya</text:p>
                    </table:table-cell>
                    <table:table-cell table:style-name="Table33.A1" office:value-type="string">
                      <text:p text:style-name="Table_20_Contents">F</text:p>
                    </table:table-cell>
                    <table:table-cell table:style-name="Table33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33.A1" office:value-type="string">
                      <text:p text:style-name="Table_20_Contents">Aagash</text:p>
                    </table:table-cell>
                    <table:table-cell table:style-name="Table33.A1" office:value-type="string">
                      <text:p text:style-name="Table_20_Contents">M</text:p>
                    </table:table-cell>
                    <table:table-cell table:style-name="Table33.A1" office:value-type="string">
                      <text:p text:style-name="Table_20_Contents">02</text:p>
                    </table:table-cell>
                  </table:table-row>
                  <table:table-row>
                    <table:table-cell table:style-name="Table33.A1" office:value-type="string">
                      <text:p text:style-name="Table_20_Contents">Priyanka</text:p>
                    </table:table-cell>
                    <table:table-cell table:style-name="Table33.A1" office:value-type="string">
                      <text:p text:style-name="Table_20_Contents">F</text:p>
                    </table:table-cell>
                    <table:table-cell table:style-name="Table33.A1" office:value-type="string">
                      <text:p text:style-name="Table_20_Contents">?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714645655" text:style-name="L18">
                  <text:list-item>
                    <text:p text:style-name="P19"/>
                  </text:list-item>
                </text:list>
              </table:table-cell>
              <table:table-cell table:style-name="Table1.A1" office:value-type="string">
                <text:p text:style-name="Table_20_Contents">17</text:p>
                <table:table table:name="Table34" table:style-name="Table34">
                  <table:table-column table:style-name="Table34.A"/>
                  <table:table-column table:style-name="Table34.B"/>
                  <table:table-row>
                    <table:table-cell table:style-name="Table34.A1" office:value-type="string">
                      <text:p text:style-name="Table_20_Contents">EL-MOUTANABI, Fatima</text:p>
                    </table:table-cell>
                    <table:table-cell table:style-name="Table3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34.A1" office:value-type="string">
                      <text:p text:style-name="Table_20_Contents">KABBAJ, Youssef</text:p>
                    </table:table-cell>
                    <table:table-cell table:style-name="Table3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+conserve</text:span></text:p>
              </table:table-cell>
              <table:table-cell table:style-name="Table1.A1" office:value-type="string">
                <text:p text:style-name="Table_20_Contents">25</text:p>
              </table:table-cell>
              <table:table-cell table:style-name="Table1.A1" office:value-type="string">
                <text:p text:style-name="Table_20_Contents">3330</text:p>
              </table:table-cell>
              <table:table-cell table:style-name="Table1.A1" office:value-type="string">
                <text:p text:style-name="Table_20_Contents">Bedford</text:p>
              </table:table-cell>
              <table:table-cell table:style-name="Table1.A1" office:value-type="string">
                <text:p text:style-name="Table_20_Contents">17</text:p>
              </table:table-cell>
              <table:table-cell table:style-name="Table1.A1" office:value-type="string">
                <text:p text:style-name="Table_20_Contents">H3S 1G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50-6297<text:line-break/><text:span text:style-name="Emphasis">561-0969</text:span></text:p>
                <table:table table:name="Table35" table:style-name="Table35">
                  <table:table-column table:style-name="Table35.A"/>
                  <table:table-column table:style-name="Table35.B"/>
                  <table:table-column table:style-name="Table35.C"/>
                  <table:table-row>
                    <table:table-cell table:style-name="Table35.A1" office:value-type="string">
                      <text:p text:style-name="Table_20_Contents">Abderramane</text:p>
                    </table:table-cell>
                    <table:table-cell table:style-name="Table35.A1" office:value-type="string">
                      <text:p text:style-name="Table_20_Contents">M</text:p>
                    </table:table-cell>
                    <table:table-cell table:style-name="Table35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35.A1" office:value-type="string">
                      <text:p text:style-name="Table_20_Contents">Knadija</text:p>
                    </table:table-cell>
                    <table:table-cell table:style-name="Table35.A1" office:value-type="string">
                      <text:p text:style-name="Table_20_Contents">F</text:p>
                    </table:table-cell>
                    <table:table-cell table:style-name="Table35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35.A1" office:value-type="string">
                      <text:p text:style-name="Table_20_Contents">Doha</text:p>
                    </table:table-cell>
                    <table:table-cell table:style-name="Table35.A1" office:value-type="string">
                      <text:p text:style-name="Table_20_Contents">F</text:p>
                    </table:table-cell>
                    <table:table-cell table:style-name="Table35.A1" office:value-type="string">
                      <text:p text:style-name="Table_20_Contents">0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819946157" text:style-name="L19">
                  <text:list-item>
                    <text:p text:style-name="P20"/>
                  </text:list-item>
                </text:list>
              </table:table-cell>
              <table:table-cell table:style-name="Table1.A1" office:value-type="string">
                <text:p text:style-name="Table_20_Contents">18</text:p>
                <table:table table:name="Table36" table:style-name="Table36">
                  <table:table-column table:style-name="Table36.A"/>
                  <table:table-column table:style-name="Table36.B"/>
                  <table:table-row>
                    <table:table-cell table:style-name="Table36.A1" office:value-type="string">
                      <text:p text:style-name="Table_20_Contents">SIVALINGAN, Chithraleka</text:p>
                    </table:table-cell>
                    <table:table-cell table:style-name="Table3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36.A1" office:value-type="string">
                      <text:p text:style-name="Table_20_Contents">MUTHTHAN, Thilgarajah</text:p>
                    </table:table-cell>
                    <table:table-cell table:style-name="Table36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</text:span></text:p>
              </table:table-cell>
              <table:table-cell table:style-name="Table1.A1" office:value-type="string">
                <text:p text:style-name="Table_20_Contents">170</text:p>
              </table:table-cell>
              <table:table-cell table:style-name="Table1.A1" office:value-type="string">
                <text:p text:style-name="Table_20_Contents">3370</text:p>
              </table:table-cell>
              <table:table-cell table:style-name="Table1.A1" office:value-type="string">
                <text:p text:style-name="Table_20_Contents">Bedford</text:p>
              </table:table-cell>
              <table:table-cell table:style-name="Table1.A1" office:value-type="string">
                <text:p text:style-name="Table_20_Contents">3</text:p>
              </table:table-cell>
              <table:table-cell table:style-name="Table1.A1" office:value-type="string">
                <text:p text:style-name="Table_20_Contents">H3S 1G7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30</text:span>$</text:p>
              </table:table-cell>
              <table:table-cell table:style-name="Table1.A1" office:value-type="string">
                <text:p text:style-name="Table_20_Contents">736-2610<text:line-break/><text:span text:style-name="Emphasis">807-4003</text:span></text:p>
                <table:table table:name="Table37" table:style-name="Table37">
                  <table:table-column table:style-name="Table37.A"/>
                  <table:table-column table:style-name="Table37.B"/>
                  <table:table-column table:style-name="Table37.C"/>
                  <table:table-row>
                    <table:table-cell table:style-name="Table37.A1" office:value-type="string">
                      <text:p text:style-name="Table_20_Contents">Tharini</text:p>
                    </table:table-cell>
                    <table:table-cell table:style-name="Table37.A1" office:value-type="string">
                      <text:p text:style-name="Table_20_Contents">F</text:p>
                    </table:table-cell>
                    <table:table-cell table:style-name="Table37.A1" office:value-type="string">
                      <text:p text:style-name="Table_20_Contents">18</text:p>
                    </table:table-cell>
                  </table:table-row>
                  <table:table-row>
                    <table:table-cell table:style-name="Table37.A1" office:value-type="string">
                      <text:p text:style-name="Table_20_Contents">Kirusanthini</text:p>
                    </table:table-cell>
                    <table:table-cell table:style-name="Table37.A1" office:value-type="string">
                      <text:p text:style-name="Table_20_Contents">F</text:p>
                    </table:table-cell>
                    <table:table-cell table:style-name="Table37.A1" office:value-type="string">
                      <text:p text:style-name="Table_20_Contents">16</text:p>
                    </table:table-cell>
                  </table:table-row>
                  <table:table-row>
                    <table:table-cell table:style-name="Table37.A1" office:value-type="string">
                      <text:p text:style-name="Table_20_Contents"><text:soft-page-break/>Hansajini</text:p>
                    </table:table-cell>
                    <table:table-cell table:style-name="Table37.A1" office:value-type="string">
                      <text:p text:style-name="Table_20_Contents">F</text:p>
                    </table:table-cell>
                    <table:table-cell table:style-name="Table37.A1" office:value-type="string">
                      <text:p text:style-name="Table_20_Contents">08</text:p>
                    </table:table-cell>
                  </table:table-row>
                  <table:table-row>
                    <table:table-cell table:style-name="Table37.A1" office:value-type="string">
                      <text:p text:style-name="Table_20_Contents">Niruja</text:p>
                    </table:table-cell>
                    <table:table-cell table:style-name="Table37.A1" office:value-type="string">
                      <text:p text:style-name="Table_20_Contents">F</text:p>
                    </table:table-cell>
                    <table:table-cell table:style-name="Table37.A1" office:value-type="string">
                      <text:p text:style-name="Table_20_Contents">07</text:p>
                    </table:table-cell>
                  </table:table-row>
                  <table:table-row>
                    <table:table-cell table:style-name="Table37.A1" office:value-type="string">
                      <text:p text:style-name="Table_20_Contents">Sarmilan</text:p>
                    </table:table-cell>
                    <table:table-cell table:style-name="Table37.A1" office:value-type="string">
                      <text:p text:style-name="Table_20_Contents">M</text:p>
                    </table:table-cell>
                    <table:table-cell table:style-name="Table37.A1" office:value-type="string">
                      <text:p text:style-name="Table_20_Contents">04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453767060" text:style-name="L20">
                  <text:list-item>
                    <text:p text:style-name="P21"/>
                  </text:list-item>
                </text:list>
              </table:table-cell>
              <table:table-cell table:style-name="Table1.A1" office:value-type="string">
                <text:p text:style-name="Table_20_Contents">19</text:p>
                <table:table table:name="Table38" table:style-name="Table38">
                  <table:table-column table:style-name="Table38.A"/>
                  <table:table-column table:style-name="Table38.B"/>
                  <table:table-row>
                    <table:table-cell table:style-name="Table38.A1" office:value-type="string">
                      <text:p text:style-name="Table_20_Contents">BAILO, Keita</text:p>
                    </table:table-cell>
                    <table:table-cell table:style-name="Table3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38.A1" office:value-type="string">
                      <text:p text:style-name="Table_20_Contents">CONTEH, M'dambelay</text:p>
                    </table:table-cell>
                    <table:table-cell table:style-name="Table3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</text:span></text:p>
              </table:table-cell>
              <table:table-cell table:style-name="Table1.A1" office:value-type="string">
                <text:p text:style-name="Table_20_Contents">109</text:p>
              </table:table-cell>
              <table:table-cell table:style-name="Table1.A1" office:value-type="string">
                <text:p text:style-name="Table_20_Contents">3450</text:p>
              </table:table-cell>
              <table:table-cell table:style-name="Table1.A1" office:value-type="string">
                <text:p text:style-name="Table_20_Contents">Bedford</text:p>
              </table:table-cell>
              <table:table-cell table:style-name="Table1.A1" office:value-type="string">
                <text:p text:style-name="Table_20_Contents">1</text:p>
              </table:table-cell>
              <table:table-cell table:style-name="Table1.A1" office:value-type="string">
                <text:p text:style-name="Table_20_Contents">H3S 1G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223-4856<text:line-break/><text:span text:style-name="Emphasis">817-3546</text:span></text:p>
                <table:table table:name="Table39" table:style-name="Table39">
                  <table:table-column table:style-name="Table39.A"/>
                  <table:table-column table:style-name="Table39.B"/>
                  <table:table-column table:style-name="Table39.C"/>
                  <table:table-row>
                    <table:table-cell table:style-name="Table39.A1" office:value-type="string">
                      <text:p text:style-name="Table_20_Contents">Musa</text:p>
                    </table:table-cell>
                    <table:table-cell table:style-name="Table39.A1" office:value-type="string">
                      <text:p text:style-name="Table_20_Contents">M</text:p>
                    </table:table-cell>
                    <table:table-cell table:style-name="Table39.A1" office:value-type="string">
                      <text:p text:style-name="Table_20_Contents">05</text:p>
                    </table:table-cell>
                  </table:table-row>
                  <table:table-row>
                    <table:table-cell table:style-name="Table39.A1" office:value-type="string">
                      <text:p text:style-name="Table_20_Contents">Aicha</text:p>
                    </table:table-cell>
                    <table:table-cell table:style-name="Table39.A1" office:value-type="string">
                      <text:p text:style-name="Table_20_Contents">F</text:p>
                    </table:table-cell>
                    <table:table-cell table:style-name="Table39.A1" office:value-type="string">
                      <text:p text:style-name="Table_20_Contents">03</text:p>
                    </table:table-cell>
                  </table:table-row>
                  <table:table-row>
                    <table:table-cell table:style-name="Table39.A1" office:value-type="string">
                      <text:p text:style-name="Table_20_Contents">Fatou</text:p>
                    </table:table-cell>
                    <table:table-cell table:style-name="Table39.A1" office:value-type="string">
                      <text:p text:style-name="Table_20_Contents">F</text:p>
                    </table:table-cell>
                    <table:table-cell table:style-name="Table39.A1" office:value-type="string">
                      <text:p text:style-name="Table_20_Contents">?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190626029" text:style-name="L21">
                  <text:list-item>
                    <text:p text:style-name="P22"/>
                  </text:list-item>
                </text:list>
              </table:table-cell>
              <table:table-cell table:style-name="Table1.A1" office:value-type="string">
                <text:p text:style-name="Table_20_Contents">20</text:p>
                <table:table table:name="Table40" table:style-name="Table40">
                  <table:table-column table:style-name="Table40.A"/>
                  <table:table-column table:style-name="Table40.B"/>
                  <table:table-row>
                    <table:table-cell table:style-name="Table40.A1" office:value-type="string">
                      <text:p text:style-name="Table_20_Contents">HAHENDRARAJAH, Yasotha</text:p>
                    </table:table-cell>
                    <table:table-cell table:style-name="Table40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40.A1" office:value-type="string">
                      <text:p text:style-name="Table_20_Contents">SIMMARAJAH, Satheeskumar</text:p>
                    </table:table-cell>
                    <table:table-cell table:style-name="Table40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40.A1" office:value-type="string">
                      <text:p text:style-name="Table_20_Contents">PATHMAWATHY, (mère, 67)</text:p>
                    </table:table-cell>
                    <table:table-cell table:style-name="Table40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40.A1" office:value-type="string">
                      <text:p text:style-name="Table_20_Contents">MANORANGITHAN, (belle-mère, 68)</text:p>
                    </table:table-cell>
                    <table:table-cell table:style-name="Table40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boeuf</text:span></text:p>
              </table:table-cell>
              <table:table-cell table:style-name="Table1.A1" office:value-type="string">
                <text:p text:style-name="Table_20_Contents">32</text:p>
              </table:table-cell>
              <table:table-cell table:style-name="Table1.A1" office:value-type="string">
                <text:p text:style-name="Table_20_Contents">3580</text:p>
              </table:table-cell>
              <table:table-cell table:style-name="Table1.A1" office:value-type="string">
                <text:p text:style-name="Table_20_Contents">Bedford</text:p>
              </table:table-cell>
              <table:table-cell table:style-name="Table1.A1" office:value-type="string">
                <text:p text:style-name="Table_20_Contents">25</text:p>
              </table:table-cell>
              <table:table-cell table:style-name="Table1.A1" office:value-type="string">
                <text:p text:style-name="Table_20_Contents">H3S 1G7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30</text:span>$</text:p>
              </table:table-cell>
              <table:table-cell table:style-name="Table1.A1" office:value-type="string">
                <text:p text:style-name="Table_20_Contents">342-5901<text:line-break/><text:span text:style-name="Emphasis">739-2491</text:span></text:p>
                <table:table table:name="Table41" table:style-name="Table41">
                  <table:table-column table:style-name="Table41.A"/>
                  <table:table-column table:style-name="Table41.B"/>
                  <table:table-column table:style-name="Table41.C"/>
                  <table:table-row>
                    <table:table-cell table:style-name="Table41.A1" office:value-type="string">
                      <text:p text:style-name="Table_20_Contents">Piranavan</text:p>
                    </table:table-cell>
                    <table:table-cell table:style-name="Table41.A1" office:value-type="string">
                      <text:p text:style-name="Table_20_Contents">M</text:p>
                    </table:table-cell>
                    <table:table-cell table:style-name="Table41.A1" office:value-type="string">
                      <text:p text:style-name="Table_20_Contents">08</text:p>
                    </table:table-cell>
                  </table:table-row>
                  <table:table-row>
                    <table:table-cell table:style-name="Table41.A1" office:value-type="string">
                      <text:p text:style-name="Table_20_Contents">Vaishnavan</text:p>
                    </table:table-cell>
                    <table:table-cell table:style-name="Table41.A1" office:value-type="string">
                      <text:p text:style-name="Table_20_Contents">M</text:p>
                    </table:table-cell>
                    <table:table-cell table:style-name="Table41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41.A1" office:value-type="string">
                      <text:p text:style-name="Table_20_Contents">Vaanisha</text:p>
                    </table:table-cell>
                    <table:table-cell table:style-name="Table41.A1" office:value-type="string">
                      <text:p text:style-name="Table_20_Contents">F</text:p>
                    </table:table-cell>
                    <table:table-cell table:style-name="Table41.A1" office:value-type="string">
                      <text:p text:style-name="Table_20_Contents">03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206901356" text:style-name="L22">
                  <text:list-item>
                    <text:p text:style-name="P23"/>
                  </text:list-item>
                </text:list>
              </table:table-cell>
              <table:table-cell table:style-name="Table1.A1" office:value-type="string">
                <text:p text:style-name="Table_20_Contents">21</text:p>
                <table:table table:name="Table42" table:style-name="Table42">
                  <table:table-column table:style-name="Table42.A"/>
                  <table:table-column table:style-name="Table42.B"/>
                  <table:table-row>
                    <table:table-cell table:style-name="Table42.A1" office:value-type="string">
                      <text:p text:style-name="Table_20_Contents">BENMESSAOUD, Mustapha</text:p>
                    </table:table-cell>
                    <table:table-cell table:style-name="Table42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42.A1" office:value-type="string">
                      <text:p text:style-name="Table_20_Contents">ANFAIHA, Latifa</text:p>
                    </table:table-cell>
                    <table:table-cell table:style-name="Table42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</text:span></text:p>
              </table:table-cell>
              <table:table-cell table:style-name="Table1.A1" office:value-type="string">
                <text:p text:style-name="Table_20_Contents">70</text:p>
              </table:table-cell>
              <table:table-cell table:style-name="Table1.A1" office:value-type="string">
                <text:p text:style-name="Table_20_Contents">4615</text:p>
              </table:table-cell>
              <table:table-cell table:style-name="Table1.A1" office:value-type="string">
                <text:p text:style-name="Table_20_Contents">Bourret</text:p>
              </table:table-cell>
              <table:table-cell table:style-name="Table1.A1" office:value-type="string">
                <text:p text:style-name="Table_20_Contents">7</text:p>
              </table:table-cell>
              <table:table-cell table:style-name="Table1.A1" office:value-type="string">
                <text:p text:style-name="Table_20_Contents">H3W 1K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5-6907<text:line-break/><text:span text:style-name="Emphasis">?</text:span></text:p>
                <table:table table:name="Table43" table:style-name="Table43">
                  <table:table-column table:style-name="Table43.A"/>
                  <table:table-column table:style-name="Table43.B"/>
                  <table:table-column table:style-name="Table43.C"/>
                  <table:table-row>
                    <table:table-cell table:style-name="Table43.A1" office:value-type="string">
                      <text:p text:style-name="Table_20_Contents">Saad</text:p>
                    </table:table-cell>
                    <table:table-cell table:style-name="Table43.A1" office:value-type="string">
                      <text:p text:style-name="Table_20_Contents">M</text:p>
                    </table:table-cell>
                    <table:table-cell table:style-name="Table43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43.A1" office:value-type="string">
                      <text:p text:style-name="Table_20_Contents">Yassmine</text:p>
                    </table:table-cell>
                    <table:table-cell table:style-name="Table43.A1" office:value-type="string">
                      <text:p text:style-name="Table_20_Contents">F</text:p>
                    </table:table-cell>
                    <table:table-cell table:style-name="Table43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43.A1" office:value-type="string">
                      <text:p text:style-name="Table_20_Contents">Salma</text:p>
                    </table:table-cell>
                    <table:table-cell table:style-name="Table43.A1" office:value-type="string">
                      <text:p text:style-name="Table_20_Contents">F</text:p>
                    </table:table-cell>
                    <table:table-cell table:style-name="Table43.A1" office:value-type="string">
                      <text:p text:style-name="Table_20_Contents">06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147332386" text:style-name="L23">
                  <text:list-item>
                    <text:p text:style-name="P24"/>
                  </text:list-item>
                </text:list>
              </table:table-cell>
              <table:table-cell table:style-name="Table1.A1" office:value-type="string">
                <text:p text:style-name="Table_20_Contents">22</text:p>
                <table:table table:name="Table44" table:style-name="Table44">
                  <table:table-column table:style-name="Table44.A"/>
                  <table:table-column table:style-name="Table44.B"/>
                  <table:table-row>
                    <table:table-cell table:style-name="Table44.A1" office:value-type="string">
                      <text:p text:style-name="Table_20_Contents">SANNAKY, Oum-Hani</text:p>
                    </table:table-cell>
                    <table:table-cell table:style-name="Table4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44.A1" office:value-type="string">
                      <text:p text:style-name="Table_20_Contents">MOUNIR, Driss</text:p>
                    </table:table-cell>
                    <table:table-cell table:style-name="Table4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+conserve</text:span></text:p>
              </table:table-cell>
              <table:table-cell table:style-name="Table1.A1" office:value-type="string">
                <text:p text:style-name="Table_20_Contents">35</text:p>
              </table:table-cell>
              <table:table-cell table:style-name="Table1.A1" office:value-type="string">
                <text:p text:style-name="Table_20_Contents">4615</text:p>
              </table:table-cell>
              <table:table-cell table:style-name="Table1.A1" office:value-type="string">
                <text:p text:style-name="Table_20_Contents">Bourret</text:p>
              </table:table-cell>
              <table:table-cell table:style-name="Table1.A1" office:value-type="string">
                <text:p text:style-name="Table_20_Contents">9</text:p>
              </table:table-cell>
              <table:table-cell table:style-name="Table1.A1" office:value-type="string">
                <text:p text:style-name="Table_20_Contents">H3W 1K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344-3464<text:line-break/><text:span text:style-name="Emphasis">795-3464</text:span></text:p>
                <table:table table:name="Table45" table:style-name="Table45">
                  <table:table-column table:style-name="Table45.A"/>
                  <table:table-column table:style-name="Table45.B"/>
                  <table:table-column table:style-name="Table45.C"/>
                  <table:table-row>
                    <table:table-cell table:style-name="Table45.A1" office:value-type="string">
                      <text:p text:style-name="Table_20_Contents">Yaniss</text:p>
                    </table:table-cell>
                    <table:table-cell table:style-name="Table45.A1" office:value-type="string">
                      <text:p text:style-name="Table_20_Contents">M</text:p>
                    </table:table-cell>
                    <table:table-cell table:style-name="Table45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45.A1" office:value-type="string">
                      <text:p text:style-name="Table_20_Contents">Dina</text:p>
                    </table:table-cell>
                    <table:table-cell table:style-name="Table45.A1" office:value-type="string">
                      <text:p text:style-name="Table_20_Contents">F</text:p>
                    </table:table-cell>
                    <table:table-cell table:style-name="Table45.A1" office:value-type="string">
                      <text:p text:style-name="Table_20_Contents">3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088689075" text:style-name="L24">
                  <text:list-item>
                    <text:p text:style-name="P25"/>
                  </text:list-item>
                </text:list>
              </table:table-cell>
              <table:table-cell table:style-name="Table1.A1" office:value-type="string">
                <text:p text:style-name="Table_20_Contents">23</text:p>
                <table:table table:name="Table46" table:style-name="Table46">
                  <table:table-column table:style-name="Table46.A"/>
                  <table:table-column table:style-name="Table46.B"/>
                  <table:table-row>
                    <table:table-cell table:style-name="Table46.A1" office:value-type="string">
                      <text:p text:style-name="Table_20_Contents">SATHASEVAN, Sarulatha</text:p>
                    </table:table-cell>
                    <table:table-cell table:style-name="Table4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46.A1" office:value-type="string">
                      <text:p text:style-name="Table_20_Contents">VALLIPURAN, <text:soft-page-break/>Puspakanthan</text:p>
                    </table:table-cell>
                    <table:table-cell table:style-name="Table46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</text:span></text:p>
              </table:table-cell>
              <table:table-cell table:style-name="Table1.A1" office:value-type="string">
                <text:p text:style-name="Table_20_Contents">108</text:p>
              </table:table-cell>
              <table:table-cell table:style-name="Table1.A1" office:value-type="string">
                <text:p text:style-name="Table_20_Contents">4705</text:p>
              </table:table-cell>
              <table:table-cell table:style-name="Table1.A1" office:value-type="string">
                <text:p text:style-name="Table_20_Contents">Bourret</text:p>
              </table:table-cell>
              <table:table-cell table:style-name="Table1.A1" office:value-type="string">
                <text:p text:style-name="Table_20_Contents">309</text:p>
              </table:table-cell>
              <table:table-cell table:style-name="Table1.A1" office:value-type="string">
                <text:p text:style-name="Table_20_Contents">H3W 1K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6-0890<text:line-break/><text:span text:style-name="Emphasis">880-0505</text:span></text:p>
                <table:table table:name="Table47" table:style-name="Table47">
                  <table:table-column table:style-name="Table47.A"/>
                  <table:table-column table:style-name="Table47.B"/>
                  <table:table-column table:style-name="Table47.C"/>
                  <table:table-row>
                    <table:table-cell table:style-name="Table47.A1" office:value-type="string">
                      <text:p text:style-name="Table_20_Contents">Arthika</text:p>
                    </table:table-cell>
                    <table:table-cell table:style-name="Table47.A1" office:value-type="string">
                      <text:p text:style-name="Table_20_Contents">F</text:p>
                    </table:table-cell>
                    <table:table-cell table:style-name="Table47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47.A1" office:value-type="string">
                      <text:p text:style-name="Table_20_Contents"><text:soft-page-break/>Sharushan</text:p>
                    </table:table-cell>
                    <table:table-cell table:style-name="Table47.A1" office:value-type="string">
                      <text:p text:style-name="Table_20_Contents">M</text:p>
                    </table:table-cell>
                    <table:table-cell table:style-name="Table47.A1" office:value-type="string">
                      <text:p text:style-name="Table_20_Contents">14</text:p>
                    </table:table-cell>
                  </table:table-row>
                  <table:table-row>
                    <table:table-cell table:style-name="Table47.A1" office:value-type="string">
                      <text:p text:style-name="Table_20_Contents">Nathangi</text:p>
                    </table:table-cell>
                    <table:table-cell table:style-name="Table47.A1" office:value-type="string">
                      <text:p text:style-name="Table_20_Contents">F</text:p>
                    </table:table-cell>
                    <table:table-cell table:style-name="Table47.A1" office:value-type="string">
                      <text:p text:style-name="Table_20_Contents">08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591601641" text:style-name="L25">
                  <text:list-item>
                    <text:p text:style-name="P26"/>
                  </text:list-item>
                </text:list>
              </table:table-cell>
              <table:table-cell table:style-name="Table1.A1" office:value-type="string">
                <text:p text:style-name="Table_20_Contents">24</text:p>
                <table:table table:name="Table48" table:style-name="Table48">
                  <table:table-column table:style-name="Table48.A"/>
                  <table:table-column table:style-name="Table48.B"/>
                  <table:table-row>
                    <table:table-cell table:style-name="Table48.A1" office:value-type="string">
                      <text:p text:style-name="Table_20_Contents">ARUMUGAN, Indrathev</text:p>
                    </table:table-cell>
                    <table:table-cell table:style-name="Table4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48.A1" office:value-type="string">
                      <text:p text:style-name="Table_20_Contents">SATHASIVAN, Puvindrajah</text:p>
                    </table:table-cell>
                    <table:table-cell table:style-name="Table4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106</text:p>
              </table:table-cell>
              <table:table-cell table:style-name="Table1.A1" office:value-type="string">
                <text:p text:style-name="Table_20_Contents">4705</text:p>
              </table:table-cell>
              <table:table-cell table:style-name="Table1.A1" office:value-type="string">
                <text:p text:style-name="Table_20_Contents">Bourret</text:p>
              </table:table-cell>
              <table:table-cell table:style-name="Table1.A1" office:value-type="string">
                <text:p text:style-name="Table_20_Contents">311</text:p>
              </table:table-cell>
              <table:table-cell table:style-name="Table1.A1" office:value-type="string">
                <text:p text:style-name="Table_20_Contents">H3W 1K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9-4319<text:line-break/><text:span text:style-name="Emphasis">758-4319</text:span></text:p>
                <table:table table:name="Table49" table:style-name="Table49">
                  <table:table-column table:style-name="Table49.A"/>
                  <table:table-column table:style-name="Table49.B"/>
                  <table:table-column table:style-name="Table49.C"/>
                  <table:table-row>
                    <table:table-cell table:style-name="Table49.A1" office:value-type="string">
                      <text:p text:style-name="Table_20_Contents">Lavante</text:p>
                    </table:table-cell>
                    <table:table-cell table:style-name="Table49.A1" office:value-type="string">
                      <text:p text:style-name="Table_20_Contents">F</text:p>
                    </table:table-cell>
                    <table:table-cell table:style-name="Table49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49.A1" office:value-type="string">
                      <text:p text:style-name="Table_20_Contents">Piragathi</text:p>
                    </table:table-cell>
                    <table:table-cell table:style-name="Table49.A1" office:value-type="string">
                      <text:p text:style-name="Table_20_Contents">F</text:p>
                    </table:table-cell>
                    <table:table-cell table:style-name="Table49.A1" office:value-type="string">
                      <text:p text:style-name="Table_20_Contents">11</text:p>
                    </table:table-cell>
                  </table:table-row>
                  <table:table-row>
                    <table:table-cell table:style-name="Table49.A1" office:value-type="string">
                      <text:p text:style-name="Table_20_Contents">Preaniya</text:p>
                    </table:table-cell>
                    <table:table-cell table:style-name="Table49.A1" office:value-type="string">
                      <text:p text:style-name="Table_20_Contents">F</text:p>
                    </table:table-cell>
                    <table:table-cell table:style-name="Table49.A1" office:value-type="string">
                      <text:p text:style-name="Table_20_Contents">08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120576290" text:style-name="L26">
                  <text:list-item>
                    <text:p text:style-name="P27"/>
                  </text:list-item>
                </text:list>
              </table:table-cell>
              <table:table-cell table:style-name="Table1.A1" office:value-type="string">
                <text:p text:style-name="Table_20_Contents">25</text:p>
                <table:table table:name="Table50" table:style-name="Table50">
                  <table:table-column table:style-name="Table50.A"/>
                  <table:table-column table:style-name="Table50.B"/>
                  <table:table-row>
                    <table:table-cell table:style-name="Table50.A1" office:value-type="string">
                      <text:p text:style-name="Table_20_Contents">NADESAN, Shathiny</text:p>
                    </table:table-cell>
                    <table:table-cell table:style-name="Table50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50.A1" office:value-type="string">
                      <text:p text:style-name="Table_20_Contents">PONNAN, Premananthan</text:p>
                    </table:table-cell>
                    <table:table-cell table:style-name="Table50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conserve</text:span></text:p>
              </table:table-cell>
              <table:table-cell table:style-name="Table1.A1" office:value-type="string">
                <text:p text:style-name="Table_20_Contents">31</text:p>
              </table:table-cell>
              <table:table-cell table:style-name="Table1.A1" office:value-type="string">
                <text:p text:style-name="Table_20_Contents">4865</text:p>
              </table:table-cell>
              <table:table-cell table:style-name="Table1.A1" office:value-type="string">
                <text:p text:style-name="Table_20_Contents">Bourret</text:p>
              </table:table-cell>
              <table:table-cell table:style-name="Table1.A1" office:value-type="string">
                <text:p text:style-name="Table_20_Contents">301</text:p>
              </table:table-cell>
              <table:table-cell table:style-name="Table1.A1" office:value-type="string">
                <text:p text:style-name="Table_20_Contents">H3W 1L2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5-0988<text:line-break/><text:span text:style-name="Emphasis">329-0797</text:span></text:p>
                <table:table table:name="Table51" table:style-name="Table51">
                  <table:table-column table:style-name="Table51.A"/>
                  <table:table-column table:style-name="Table51.B"/>
                  <table:table-column table:style-name="Table51.C"/>
                  <table:table-row>
                    <table:table-cell table:style-name="Table51.A1" office:value-type="string">
                      <text:p text:style-name="Table_20_Contents">Sakeetha</text:p>
                    </table:table-cell>
                    <table:table-cell table:style-name="Table51.A1" office:value-type="string">
                      <text:p text:style-name="Table_20_Contents">F</text:p>
                    </table:table-cell>
                    <table:table-cell table:style-name="Table51.A1" office:value-type="string">
                      <text:p text:style-name="Table_20_Contents">16</text:p>
                    </table:table-cell>
                  </table:table-row>
                  <table:table-row>
                    <table:table-cell table:style-name="Table51.A1" office:value-type="string">
                      <text:p text:style-name="Table_20_Contents">Sangeeth</text:p>
                    </table:table-cell>
                    <table:table-cell table:style-name="Table51.A1" office:value-type="string">
                      <text:p text:style-name="Table_20_Contents">M</text:p>
                    </table:table-cell>
                    <table:table-cell table:style-name="Table51.A1" office:value-type="string">
                      <text:p text:style-name="Table_20_Contents">13</text:p>
                    </table:table-cell>
                  </table:table-row>
                  <table:table-row>
                    <table:table-cell table:style-name="Table51.A1" office:value-type="string">
                      <text:p text:style-name="Table_20_Contents">Santhita</text:p>
                    </table:table-cell>
                    <table:table-cell table:style-name="Table51.A1" office:value-type="string">
                      <text:p text:style-name="Table_20_Contents">F</text:p>
                    </table:table-cell>
                    <table:table-cell table:style-name="Table51.A1" office:value-type="string">
                      <text:p text:style-name="Table_20_Contents">09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376024001" text:style-name="L27">
                  <text:list-item>
                    <text:p text:style-name="P28"/>
                  </text:list-item>
                </text:list>
              </table:table-cell>
              <table:table-cell table:style-name="Table1.A1" office:value-type="string">
                <text:p text:style-name="Table_20_Contents">26</text:p>
                <table:table table:name="Table52" table:style-name="Table52">
                  <table:table-column table:style-name="Table52.A"/>
                  <table:table-column table:style-name="Table52.B"/>
                  <table:table-row>
                    <table:table-cell table:style-name="Table52.A1" office:value-type="string">
                      <text:p text:style-name="Table_20_Contents">MURUKAN, Bamini</text:p>
                    </table:table-cell>
                    <table:table-cell table:style-name="Table5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52.A1" office:value-type="string">
                      <text:p text:style-name="Table_20_Contents">SIVAPATHAN, Kannathasan</text:p>
                    </table:table-cell>
                    <table:table-cell table:style-name="Table5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</text:span></text:p>
              </table:table-cell>
              <table:table-cell table:style-name="Table1.A1" office:value-type="string">
                <text:p text:style-name="Table_20_Contents">53</text:p>
              </table:table-cell>
              <table:table-cell table:style-name="Table1.A1" office:value-type="string">
                <text:p text:style-name="Table_20_Contents">4875</text:p>
              </table:table-cell>
              <table:table-cell table:style-name="Table1.A1" office:value-type="string">
                <text:p text:style-name="Table_20_Contents">Bourret</text:p>
              </table:table-cell>
              <table:table-cell table:style-name="Table1.A1" office:value-type="string">
                <text:p text:style-name="Table_20_Contents">201</text:p>
              </table:table-cell>
              <table:table-cell table:style-name="Table1.A1" office:value-type="string">
                <text:p text:style-name="Table_20_Contents">H3W 1L2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8-4137<text:line-break/><text:span text:style-name="Emphasis">947-4137</text:span></text:p>
                <table:table table:name="Table53" table:style-name="Table53">
                  <table:table-column table:style-name="Table53.A"/>
                  <table:table-column table:style-name="Table53.B"/>
                  <table:table-column table:style-name="Table53.C"/>
                  <table:table-row>
                    <table:table-cell table:style-name="Table53.A1" office:value-type="string">
                      <text:p text:style-name="Table_20_Contents">Apinaya</text:p>
                    </table:table-cell>
                    <table:table-cell table:style-name="Table53.A1" office:value-type="string">
                      <text:p text:style-name="Table_20_Contents">F</text:p>
                    </table:table-cell>
                    <table:table-cell table:style-name="Table53.A1" office:value-type="string">
                      <text:p text:style-name="Table_20_Contents">07</text:p>
                    </table:table-cell>
                  </table:table-row>
                  <table:table-row>
                    <table:table-cell table:style-name="Table53.A1" office:value-type="string">
                      <text:p text:style-name="Table_20_Contents">Oviya</text:p>
                    </table:table-cell>
                    <table:table-cell table:style-name="Table53.A1" office:value-type="string">
                      <text:p text:style-name="Table_20_Contents">F</text:p>
                    </table:table-cell>
                    <table:table-cell table:style-name="Table53.A1" office:value-type="string">
                      <text:p text:style-name="Table_20_Contents">03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978327598" text:style-name="L28">
                  <text:list-item>
                    <text:p text:style-name="P29"/>
                  </text:list-item>
                </text:list>
              </table:table-cell>
              <table:table-cell table:style-name="Table1.A1" office:value-type="string">
                <text:p text:style-name="Table_20_Contents">27</text:p>
                <table:table table:name="Table54" table:style-name="Table54">
                  <table:table-column table:style-name="Table54.A"/>
                  <table:table-column table:style-name="Table54.B"/>
                  <table:table-row>
                    <table:table-cell table:style-name="Table54.A1" office:value-type="string">
                      <text:p text:style-name="Table_20_Contents">PONNUTHURAI, Sivaneswaran</text:p>
                    </table:table-cell>
                    <table:table-cell table:style-name="Table54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54.A1" office:value-type="string">
                      <text:p text:style-name="Table_20_Contents">SUBRAMAMIAM, Sumathy</text:p>
                    </table:table-cell>
                    <table:table-cell table:style-name="Table54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+conserve</text:span></text:p>
              </table:table-cell>
              <table:table-cell table:style-name="Table1.A1" office:value-type="string">
                <text:p text:style-name="Table_20_Contents">14</text:p>
              </table:table-cell>
              <table:table-cell table:style-name="Table1.A1" office:value-type="string">
                <text:p text:style-name="Table_20_Contents">4950</text:p>
              </table:table-cell>
              <table:table-cell table:style-name="Table1.A1" office:value-type="string">
                <text:p text:style-name="Table_20_Contents">Bourret</text:p>
              </table:table-cell>
              <table:table-cell table:style-name="Table1.A1" office:value-type="string">
                <text:p text:style-name="Table_20_Contents">206</text:p>
              </table:table-cell>
              <table:table-cell table:style-name="Table1.A1" office:value-type="string">
                <text:p text:style-name="Table_20_Contents">H3W 1L4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1-2595<text:line-break/><text:span text:style-name="Emphasis">746-2595</text:span></text:p>
                <table:table table:name="Table55" table:style-name="Table55">
                  <table:table-column table:style-name="Table55.A"/>
                  <table:table-column table:style-name="Table55.B"/>
                  <table:table-column table:style-name="Table55.C"/>
                  <table:table-row>
                    <table:table-cell table:style-name="Table55.A1" office:value-type="string">
                      <text:p text:style-name="Table_20_Contents">Saneeran</text:p>
                    </table:table-cell>
                    <table:table-cell table:style-name="Table55.A1" office:value-type="string">
                      <text:p text:style-name="Table_20_Contents">M</text:p>
                    </table:table-cell>
                    <table:table-cell table:style-name="Table55.A1" office:value-type="string">
                      <text:p text:style-name="Table_20_Contents">11</text:p>
                    </table:table-cell>
                  </table:table-row>
                  <table:table-row>
                    <table:table-cell table:style-name="Table55.A1" office:value-type="string">
                      <text:p text:style-name="Table_20_Contents">Saran</text:p>
                    </table:table-cell>
                    <table:table-cell table:style-name="Table55.A1" office:value-type="string">
                      <text:p text:style-name="Table_20_Contents">M</text:p>
                    </table:table-cell>
                    <table:table-cell table:style-name="Table55.A1" office:value-type="string">
                      <text:p text:style-name="Table_20_Contents">09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486702691" text:style-name="L29">
                  <text:list-item>
                    <text:p text:style-name="P30"/>
                  </text:list-item>
                </text:list>
              </table:table-cell>
              <table:table-cell table:style-name="Table1.A1" office:value-type="string">
                <text:p text:style-name="Table_20_Contents">29</text:p>
                <table:table table:name="Table56" table:style-name="Table56">
                  <table:table-column table:style-name="Table56.A"/>
                  <table:table-column table:style-name="Table56.B"/>
                  <table:table-row>
                    <table:table-cell table:style-name="Table56.A1" office:value-type="string">
                      <text:p text:style-name="Table_20_Contents">HAJJEM, Salma</text:p>
                    </table:table-cell>
                    <table:table-cell table:style-name="Table5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56.A1" office:value-type="string">
                      <text:p text:style-name="Table_20_Contents">GUEDRI, Neji</text:p>
                    </table:table-cell>
                    <table:table-cell table:style-name="Table56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171</text:p>
              </table:table-cell>
              <table:table-cell table:style-name="Table1.A1" office:value-type="string">
                <text:p text:style-name="Table_20_Contents">3740</text:p>
              </table:table-cell>
              <table:table-cell table:style-name="Table1.A1" office:value-type="string">
                <text:p text:style-name="Table_20_Contents">Côte Ste-Catherine</text:p>
              </table:table-cell>
              <table:table-cell table:style-name="Table1.A1" office:value-type="string">
                <text:p text:style-name="Table_20_Contents">8</text:p>
              </table:table-cell>
              <table:table-cell table:style-name="Table1.A1" office:value-type="string">
                <text:p text:style-name="Table_20_Contents">H3T 1E1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344-5195<text:line-break/><text:span text:style-name="Emphasis">777-7106*</text:span></text:p>
                <table:table table:name="Table57" table:style-name="Table57">
                  <table:table-column table:style-name="Table57.A"/>
                  <table:table-column table:style-name="Table57.B"/>
                  <table:table-column table:style-name="Table57.C"/>
                  <table:table-row>
                    <table:table-cell table:style-name="Table57.A1" office:value-type="string">
                      <text:p text:style-name="Table_20_Contents">Mohamed</text:p>
                    </table:table-cell>
                    <table:table-cell table:style-name="Table57.A1" office:value-type="string">
                      <text:p text:style-name="Table_20_Contents">M</text:p>
                    </table:table-cell>
                    <table:table-cell table:style-name="Table57.A1" office:value-type="string">
                      <text:p text:style-name="Table_20_Contents">03</text:p>
                    </table:table-cell>
                  </table:table-row>
                  <table:table-row>
                    <table:table-cell table:style-name="Table57.A1" office:value-type="string">
                      <text:p text:style-name="Table_20_Contents">Ahmed</text:p>
                    </table:table-cell>
                    <table:table-cell table:style-name="Table57.A1" office:value-type="string">
                      <text:p text:style-name="Table_20_Contents">M</text:p>
                    </table:table-cell>
                    <table:table-cell table:style-name="Table57.A1" office:value-type="string">
                      <text:p text:style-name="Table_20_Contents">01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883088839" text:style-name="L30">
                  <text:list-item>
                    <text:p text:style-name="P31"/>
                  </text:list-item>
                </text:list>
              </table:table-cell>
              <table:table-cell table:style-name="Table1.A1" office:value-type="string">
                <text:p text:style-name="Table_20_Contents">28</text:p>
                <table:table table:name="Table58" table:style-name="Table58">
                  <table:table-column table:style-name="Table58.A"/>
                  <table:table-column table:style-name="Table58.B"/>
                  <table:table-row>
                    <table:table-cell table:style-name="Table58.A1" office:value-type="string">
                      <text:p text:style-name="Table_20_Contents">AL-YASIRI, Arwa</text:p>
                    </table:table-cell>
                    <table:table-cell table:style-name="Table5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58.A1" office:value-type="string">
                      <text:p text:style-name="Table_20_Contents">BOON, (soeur, 48 ans)</text:p>
                    </table:table-cell>
                    <table:table-cell table:style-name="Table58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172</text:p>
              </table:table-cell>
              <table:table-cell table:style-name="Table1.A1" office:value-type="string">
                <text:p text:style-name="Table_20_Contents">4530</text:p>
              </table:table-cell>
              <table:table-cell table:style-name="Table1.A1" office:value-type="string">
                <text:p text:style-name="Table_20_Contents">Côte-des-Neiges #1201</text:p>
              </table:table-cell>
              <table:table-cell table:style-name="Table1.A1" office:value-type="string">
                <text:p text:style-name="Table_20_Contents">null</text:p>
              </table:table-cell>
              <table:table-cell table:style-name="Table1.A1" office:value-type="string">
                <text:p text:style-name="Table_20_Contents">H3V 1G1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20</text:span>$</text:p>
              </table:table-cell>
              <table:table-cell table:style-name="Table1.A1" office:value-type="string">
                <text:p text:style-name="Table_20_Contents">739-0204<text:line-break/><text:span text:style-name="Emphasis">882-7810</text:span></text:p>
                <table:table table:name="Table59" table:style-name="Table59">
                  <table:table-column table:style-name="Table59.A"/>
                  <table:table-column table:style-name="Table59.B"/>
                  <table:table-column table:style-name="Table59.C"/>
                  <table:table-row>
                    <table:table-cell table:style-name="Table59.A1" office:value-type="string">
                      <text:p text:style-name="Table_20_Contents">Marwa</text:p>
                    </table:table-cell>
                    <table:table-cell table:style-name="Table59.A1" office:value-type="string">
                      <text:p text:style-name="Table_20_Contents">F</text:p>
                    </table:table-cell>
                    <table:table-cell table:style-name="Table59.A1" office:value-type="string">
                      <text:p text:style-name="Table_20_Contents">16</text:p>
                    </table:table-cell>
                  </table:table-row>
                  <table:table-row>
                    <table:table-cell table:style-name="Table59.A1" office:value-type="string">
                      <text:p text:style-name="Table_20_Contents">Hossoneen</text:p>
                    </table:table-cell>
                    <table:table-cell table:style-name="Table59.A1" office:value-type="string">
                      <text:p text:style-name="Table_20_Contents">M</text:p>
                    </table:table-cell>
                    <table:table-cell table:style-name="Table59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59.A1" office:value-type="string">
                      <text:p text:style-name="Table_20_Contents"><text:soft-page-break/>Haydar</text:p>
                    </table:table-cell>
                    <table:table-cell table:style-name="Table59.A1" office:value-type="string">
                      <text:p text:style-name="Table_20_Contents">M</text:p>
                    </table:table-cell>
                    <table:table-cell table:style-name="Table59.A1" office:value-type="string">
                      <text:p text:style-name="Table_20_Contents">11</text:p>
                    </table:table-cell>
                  </table:table-row>
                  <table:table-row>
                    <table:table-cell table:style-name="Table59.A1" office:value-type="string">
                      <text:p text:style-name="Table_20_Contents">Ali Aboul</text:p>
                    </table:table-cell>
                    <table:table-cell table:style-name="Table59.A1" office:value-type="string">
                      <text:p text:style-name="Table_20_Contents">M</text:p>
                    </table:table-cell>
                    <table:table-cell table:style-name="Table59.A1" office:value-type="string">
                      <text:p text:style-name="Table_20_Contents">07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274198287" text:style-name="L31">
                  <text:list-item>
                    <text:p text:style-name="P32"/>
                  </text:list-item>
                </text:list>
              </table:table-cell>
              <table:table-cell table:style-name="Table1.A1" office:value-type="string">
                <text:p text:style-name="Table_20_Contents">30</text:p>
                <table:table table:name="Table60" table:style-name="Table60">
                  <table:table-column table:style-name="Table60.A"/>
                  <table:table-column table:style-name="Table60.B"/>
                  <table:table-row>
                    <table:table-cell table:style-name="Table60.A1" office:value-type="string">
                      <text:p text:style-name="Table_20_Contents">POOSINGAH, Mohanarajah</text:p>
                    </table:table-cell>
                    <table:table-cell table:style-name="Table60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60.A1" office:value-type="string">
                      <text:p text:style-name="Table_20_Contents">VIVEKI, Maheswary</text:p>
                    </table:table-cell>
                    <table:table-cell table:style-name="Table60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</text:span></text:p>
              </table:table-cell>
              <table:table-cell table:style-name="Table1.A1" office:value-type="string">
                <text:p text:style-name="Table_20_Contents">144</text:p>
              </table:table-cell>
              <table:table-cell table:style-name="Table1.A1" office:value-type="string">
                <text:p text:style-name="Table_20_Contents">6820</text:p>
              </table:table-cell>
              <table:table-cell table:style-name="Table1.A1" office:value-type="string">
                <text:p text:style-name="Table_20_Contents">Darlington</text:p>
              </table:table-cell>
              <table:table-cell table:style-name="Table1.A1" office:value-type="string">
                <text:p text:style-name="Table_20_Contents">1</text:p>
              </table:table-cell>
              <table:table-cell table:style-name="Table1.A1" office:value-type="string">
                <text:p text:style-name="Table_20_Contents">H3S 2K1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7-0773<text:line-break/><text:span text:style-name="Emphasis">662-1833</text:span></text:p>
                <table:table table:name="Table61" table:style-name="Table61">
                  <table:table-column table:style-name="Table61.A"/>
                  <table:table-column table:style-name="Table61.B"/>
                  <table:table-column table:style-name="Table61.C"/>
                  <table:table-row>
                    <table:table-cell table:style-name="Table61.A1" office:value-type="string">
                      <text:p text:style-name="Table_20_Contents">Mithusa</text:p>
                    </table:table-cell>
                    <table:table-cell table:style-name="Table61.A1" office:value-type="string">
                      <text:p text:style-name="Table_20_Contents">F</text:p>
                    </table:table-cell>
                    <table:table-cell table:style-name="Table61.A1" office:value-type="string">
                      <text:p text:style-name="Table_20_Contents">11</text:p>
                    </table:table-cell>
                  </table:table-row>
                  <table:table-row>
                    <table:table-cell table:style-name="Table61.A1" office:value-type="string">
                      <text:p text:style-name="Table_20_Contents">Vithushiya</text:p>
                    </table:table-cell>
                    <table:table-cell table:style-name="Table61.A1" office:value-type="string">
                      <text:p text:style-name="Table_20_Contents">F</text:p>
                    </table:table-cell>
                    <table:table-cell table:style-name="Table61.A1" office:value-type="string">
                      <text:p text:style-name="Table_20_Contents">10</text:p>
                    </table:table-cell>
                  </table:table-row>
                  <table:table-row>
                    <table:table-cell table:style-name="Table61.A1" office:value-type="string">
                      <text:p text:style-name="Table_20_Contents">Shwaetha</text:p>
                    </table:table-cell>
                    <table:table-cell table:style-name="Table61.A1" office:value-type="string">
                      <text:p text:style-name="Table_20_Contents">F</text:p>
                    </table:table-cell>
                    <table:table-cell table:style-name="Table61.A1" office:value-type="string">
                      <text:p text:style-name="Table_20_Contents">06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942206852" text:style-name="L32">
                  <text:list-item>
                    <text:p text:style-name="P33"/>
                  </text:list-item>
                </text:list>
              </table:table-cell>
              <table:table-cell table:style-name="Table1.A1" office:value-type="string">
                <text:p text:style-name="Table_20_Contents">35</text:p>
                <table:table table:name="Table62" table:style-name="Table62">
                  <table:table-column table:style-name="Table62.A"/>
                  <table:table-column table:style-name="Table62.B"/>
                  <table:table-row>
                    <table:table-cell table:style-name="Table62.A1" office:value-type="string">
                      <text:p text:style-name="Table_20_Contents">ESSALIB, Rabia</text:p>
                    </table:table-cell>
                    <table:table-cell table:style-name="Table62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</text:span></text:p>
              </table:table-cell>
              <table:table-cell table:style-name="Table1.A1" office:value-type="string">
                <text:p text:style-name="Table_20_Contents">175</text:p>
              </table:table-cell>
              <table:table-cell table:style-name="Table1.A1" office:value-type="string">
                <text:p text:style-name="Table_20_Contents">4210</text:p>
              </table:table-cell>
              <table:table-cell table:style-name="Table1.A1" office:value-type="string">
                <text:p text:style-name="Table_20_Contents">De Courtrai</text:p>
              </table:table-cell>
              <table:table-cell table:style-name="Table1.A1" office:value-type="string">
                <text:p text:style-name="Table_20_Contents">48</text:p>
              </table:table-cell>
              <table:table-cell table:style-name="Table1.A1" office:value-type="string">
                <text:p text:style-name="Table_20_Contents">H3S 1C2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$<text:span text:style-name="T1">110</text:span></text:p>
              </table:table-cell>
              <table:table-cell table:style-name="Table1.A1" office:value-type="string">
                <text:p text:style-name="Table_20_Contents">344-8922<text:line-break/><text:span text:style-name="Emphasis">?</text:span></text:p>
                <table:table table:name="Table63" table:style-name="Table63">
                  <table:table-column table:style-name="Table63.A"/>
                  <table:table-column table:style-name="Table63.B"/>
                  <table:table-column table:style-name="Table63.C"/>
                  <table:table-row>
                    <table:table-cell table:style-name="Table63.A1" office:value-type="string">
                      <text:p text:style-name="Table_20_Contents">Nourel H.</text:p>
                    </table:table-cell>
                    <table:table-cell table:style-name="Table63.A1" office:value-type="string">
                      <text:p text:style-name="Table_20_Contents">F</text:p>
                    </table:table-cell>
                    <table:table-cell table:style-name="Table63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63.A1" office:value-type="string">
                      <text:p text:style-name="Table_20_Contents">Zakarya G.</text:p>
                    </table:table-cell>
                    <table:table-cell table:style-name="Table63.A1" office:value-type="string">
                      <text:p text:style-name="Table_20_Contents">M</text:p>
                    </table:table-cell>
                    <table:table-cell table:style-name="Table63.A1" office:value-type="string">
                      <text:p text:style-name="Table_20_Contents">05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63357430" text:style-name="L33">
                  <text:list-item>
                    <text:p text:style-name="P34"/>
                  </text:list-item>
                </text:list>
              </table:table-cell>
              <table:table-cell table:style-name="Table1.A1" office:value-type="string">
                <text:p text:style-name="Table_20_Contents">36</text:p>
                <table:table table:name="Table64" table:style-name="Table64">
                  <table:table-column table:style-name="Table64.A"/>
                  <table:table-column table:style-name="Table64.B"/>
                  <table:table-row>
                    <table:table-cell table:style-name="Table64.A1" office:value-type="string">
                      <text:p text:style-name="Table_20_Contents">SAOUDI, Samira</text:p>
                    </table:table-cell>
                    <table:table-cell table:style-name="Table6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64.A1" office:value-type="string">
                      <text:p text:style-name="Table_20_Contents">SOUISSI, Moncine</text:p>
                    </table:table-cell>
                    <table:table-cell table:style-name="Table6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+conserve</text:span></text:p>
              </table:table-cell>
              <table:table-cell table:style-name="Table1.A1" office:value-type="string">
                <text:p text:style-name="Table_20_Contents">26</text:p>
              </table:table-cell>
              <table:table-cell table:style-name="Table1.A1" office:value-type="string">
                <text:p text:style-name="Table_20_Contents">4841</text:p>
              </table:table-cell>
              <table:table-cell table:style-name="Table1.A1" office:value-type="string">
                <text:p text:style-name="Table_20_Contents">De Courtrai</text:p>
              </table:table-cell>
              <table:table-cell table:style-name="Table1.A1" office:value-type="string">
                <text:p text:style-name="Table_20_Contents">202</text:p>
              </table:table-cell>
              <table:table-cell table:style-name="Table1.A1" office:value-type="string">
                <text:p text:style-name="Table_20_Contents">H3W 0A2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35-1963<text:line-break/><text:span text:style-name="Emphasis">836-4618</text:span></text:p>
                <table:table table:name="Table65" table:style-name="Table65">
                  <table:table-column table:style-name="Table65.A"/>
                  <table:table-column table:style-name="Table65.B"/>
                  <table:table-column table:style-name="Table65.C"/>
                  <table:table-row>
                    <table:table-cell table:style-name="Table65.A1" office:value-type="string">
                      <text:p text:style-name="Table_20_Contents">Mehdi</text:p>
                    </table:table-cell>
                    <table:table-cell table:style-name="Table65.A1" office:value-type="string">
                      <text:p text:style-name="Table_20_Contents">M</text:p>
                    </table:table-cell>
                    <table:table-cell table:style-name="Table65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65.A1" office:value-type="string">
                      <text:p text:style-name="Table_20_Contents">Hatim</text:p>
                    </table:table-cell>
                    <table:table-cell table:style-name="Table65.A1" office:value-type="string">
                      <text:p text:style-name="Table_20_Contents">M</text:p>
                    </table:table-cell>
                    <table:table-cell table:style-name="Table65.A1" office:value-type="string">
                      <text:p text:style-name="Table_20_Contents">09</text:p>
                    </table:table-cell>
                  </table:table-row>
                  <table:table-row>
                    <table:table-cell table:style-name="Table65.A1" office:value-type="string">
                      <text:p text:style-name="Table_20_Contents">Mohamed</text:p>
                    </table:table-cell>
                    <table:table-cell table:style-name="Table65.A1" office:value-type="string">
                      <text:p text:style-name="Table_20_Contents">M</text:p>
                    </table:table-cell>
                    <table:table-cell table:style-name="Table65.A1" office:value-type="string">
                      <text:p text:style-name="Table_20_Contents">03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161268220" text:style-name="L34">
                  <text:list-item>
                    <text:p text:style-name="P35"/>
                  </text:list-item>
                </text:list>
              </table:table-cell>
              <table:table-cell table:style-name="Table1.A1" office:value-type="string">
                <text:p text:style-name="Table_20_Contents">33</text:p>
                <table:table table:name="Table66" table:style-name="Table66">
                  <table:table-column table:style-name="Table66.A"/>
                  <table:table-column table:style-name="Table66.B"/>
                  <table:table-row>
                    <table:table-cell table:style-name="Table66.A1" office:value-type="string">
                      <text:p text:style-name="Table_20_Contents">NASSIMI, Fatiha</text:p>
                    </table:table-cell>
                    <table:table-cell table:style-name="Table6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66.A1" office:value-type="string">
                      <text:p text:style-name="Table_20_Contents">MAACHY, Aziz</text:p>
                    </table:table-cell>
                    <table:table-cell table:style-name="Table66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75</text:p>
              </table:table-cell>
              <table:table-cell table:style-name="Table1.A1" office:value-type="string">
                <text:p text:style-name="Table_20_Contents">6795</text:p>
              </table:table-cell>
              <table:table-cell table:style-name="Table1.A1" office:value-type="string">
                <text:p text:style-name="Table_20_Contents">Décelles</text:p>
              </table:table-cell>
              <table:table-cell table:style-name="Table1.A1" office:value-type="string">
                <text:p text:style-name="Table_20_Contents">6</text:p>
              </table:table-cell>
              <table:table-cell table:style-name="Table1.A1" office:value-type="string">
                <text:p text:style-name="Table_20_Contents">H3S 2E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44-1491<text:line-break/><text:span text:style-name="Emphasis">244-2514</text:span></text:p>
                <table:table table:name="Table67" table:style-name="Table67">
                  <table:table-column table:style-name="Table67.A"/>
                  <table:table-column table:style-name="Table67.B"/>
                  <table:table-column table:style-name="Table67.C"/>
                  <table:table-row>
                    <table:table-cell table:style-name="Table67.A1" office:value-type="string">
                      <text:p text:style-name="Table_20_Contents">Wiam</text:p>
                    </table:table-cell>
                    <table:table-cell table:style-name="Table67.A1" office:value-type="string">
                      <text:p text:style-name="Table_20_Contents">M</text:p>
                    </table:table-cell>
                    <table:table-cell table:style-name="Table67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67.A1" office:value-type="string">
                      <text:p text:style-name="Table_20_Contents">Ikram</text:p>
                    </table:table-cell>
                    <table:table-cell table:style-name="Table67.A1" office:value-type="string">
                      <text:p text:style-name="Table_20_Contents">F</text:p>
                    </table:table-cell>
                    <table:table-cell table:style-name="Table67.A1" office:value-type="string">
                      <text:p text:style-name="Table_20_Contents">6½</text:p>
                    </table:table-cell>
                  </table:table-row>
                  <table:table-row>
                    <table:table-cell table:style-name="Table67.A1" office:value-type="string">
                      <text:p text:style-name="Table_20_Contents">Yassine</text:p>
                    </table:table-cell>
                    <table:table-cell table:style-name="Table67.A1" office:value-type="string">
                      <text:p text:style-name="Table_20_Contents">M</text:p>
                    </table:table-cell>
                    <table:table-cell table:style-name="Table67.A1" office:value-type="string">
                      <text:p text:style-name="Table_20_Contents">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79188380" text:style-name="L35">
                  <text:list-item>
                    <text:p text:style-name="P36"/>
                  </text:list-item>
                </text:list>
              </table:table-cell>
              <table:table-cell table:style-name="Table1.A1" office:value-type="string">
                <text:p text:style-name="Table_20_Contents">37</text:p>
                <table:table table:name="Table68" table:style-name="Table68">
                  <table:table-column table:style-name="Table68.A"/>
                  <table:table-column table:style-name="Table68.B"/>
                  <table:table-row>
                    <table:table-cell table:style-name="Table68.A1" office:value-type="string">
                      <text:p text:style-name="Table_20_Contents">KUMARATNAM, Suresnkumar</text:p>
                    </table:table-cell>
                    <table:table-cell table:style-name="Table68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68.A1" office:value-type="string">
                      <text:p text:style-name="Table_20_Contents">THANASERARAM, Jeyakala</text:p>
                    </table:table-cell>
                    <table:table-cell table:style-name="Table68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</text:span></text:p>
              </table:table-cell>
              <table:table-cell table:style-name="Table1.A1" office:value-type="string">
                <text:p text:style-name="Table_20_Contents">178</text:p>
              </table:table-cell>
              <table:table-cell table:style-name="Table1.A1" office:value-type="string">
                <text:p text:style-name="Table_20_Contents">3955</text:p>
              </table:table-cell>
              <table:table-cell table:style-name="Table1.A1" office:value-type="string">
                <text:p text:style-name="Table_20_Contents">Dupuis</text:p>
              </table:table-cell>
              <table:table-cell table:style-name="Table1.A1" office:value-type="string">
                <text:p text:style-name="Table_20_Contents">20</text:p>
              </table:table-cell>
              <table:table-cell table:style-name="Table1.A1" office:value-type="string">
                <text:p text:style-name="Table_20_Contents">H3T 1E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?<text:line-break/><text:span text:style-name="Emphasis">638-4234</text:span></text:p>
                <table:table table:name="Table69" table:style-name="Table69">
                  <table:table-column table:style-name="Table69.A"/>
                  <table:table-column table:style-name="Table69.B"/>
                  <table:table-column table:style-name="Table69.C"/>
                  <table:table-row>
                    <table:table-cell table:style-name="Table69.A1" office:value-type="string">
                      <text:p text:style-name="Table_20_Contents">Kethusha</text:p>
                    </table:table-cell>
                    <table:table-cell table:style-name="Table69.A1" office:value-type="string">
                      <text:p text:style-name="Table_20_Contents">M</text:p>
                    </table:table-cell>
                    <table:table-cell table:style-name="Table69.A1" office:value-type="string">
                      <text:p text:style-name="Table_20_Contents">2½</text:p>
                    </table:table-cell>
                  </table:table-row>
                  <table:table-row>
                    <table:table-cell table:style-name="Table69.A1" office:value-type="string">
                      <text:p text:style-name="Table_20_Contents">Kabess</text:p>
                    </table:table-cell>
                    <table:table-cell table:style-name="Table69.A1" office:value-type="string">
                      <text:p text:style-name="Table_20_Contents">M</text:p>
                    </table:table-cell>
                    <table:table-cell table:style-name="Table69.A1" office:value-type="string">
                      <text:p text:style-name="Table_20_Contents">¼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044950145" text:style-name="L36">
                  <text:list-item>
                    <text:p text:style-name="P37"/>
                  </text:list-item>
                </text:list>
              </table:table-cell>
              <table:table-cell table:style-name="Table1.A1" office:value-type="string">
                <text:p text:style-name="Table_20_Contents">38</text:p>
                <table:table table:name="Table70" table:style-name="Table70">
                  <table:table-column table:style-name="Table70.A"/>
                  <table:table-column table:style-name="Table70.B"/>
                  <table:table-row>
                    <table:table-cell table:style-name="Table70.A1" office:value-type="string">
                      <text:p text:style-name="Table_20_Contents">KIDDINAPILLAI, Eswaran</text:p>
                    </table:table-cell>
                    <table:table-cell table:style-name="Table70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70.A1" office:value-type="string">
                      <text:p text:style-name="Table_20_Contents"><text:soft-page-break/>ESWARAN, Tharsini</text:p>
                    </table:table-cell>
                    <table:table-cell table:style-name="Table70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48</text:p>
              </table:table-cell>
              <table:table-cell table:style-name="Table1.A1" office:value-type="string">
                <text:p text:style-name="Table_20_Contents">4630</text:p>
              </table:table-cell>
              <table:table-cell table:style-name="Table1.A1" office:value-type="string">
                <text:p text:style-name="Table_20_Contents">Dupuis</text:p>
              </table:table-cell>
              <table:table-cell table:style-name="Table1.A1" office:value-type="string">
                <text:p text:style-name="Table_20_Contents">4</text:p>
              </table:table-cell>
              <table:table-cell table:style-name="Table1.A1" office:value-type="string">
                <text:p text:style-name="Table_20_Contents">H3W 1N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3-3692<text:line-break/><text:span text:style-name="Emphasis">586-6483</text:span></text:p>
                <table:table table:name="Table71" table:style-name="Table71">
                  <table:table-column table:style-name="Table71.A"/>
                  <table:table-column table:style-name="Table71.B"/>
                  <table:table-column table:style-name="Table71.C"/>
                  <table:table-row>
                    <table:table-cell table:style-name="Table71.A1" office:value-type="string">
                      <text:p text:style-name="Table_20_Contents">Tilakkshan</text:p>
                    </table:table-cell>
                    <table:table-cell table:style-name="Table71.A1" office:value-type="string">
                      <text:p text:style-name="Table_20_Contents">M</text:p>
                    </table:table-cell>
                    <table:table-cell table:style-name="Table71.A1" office:value-type="string">
                      <text:p text:style-name="Table_20_Contents">05</text:p>
                    </table:table-cell>
                  </table:table-row>
                  <table:table-row>
                    <table:table-cell table:style-name="Table71.A1" office:value-type="string">
                      <text:p text:style-name="Table_20_Contents"><text:soft-page-break/>Thivanshan</text:p>
                    </table:table-cell>
                    <table:table-cell table:style-name="Table71.A1" office:value-type="string">
                      <text:p text:style-name="Table_20_Contents">M</text:p>
                    </table:table-cell>
                    <table:table-cell table:style-name="Table71.A1" office:value-type="string">
                      <text:p text:style-name="Table_20_Contents">03</text:p>
                    </table:table-cell>
                  </table:table-row>
                  <table:table-row>
                    <table:table-cell table:style-name="Table71.A1" office:value-type="string">
                      <text:p text:style-name="Table_20_Contents">Kailash</text:p>
                    </table:table-cell>
                    <table:table-cell table:style-name="Table71.A1" office:value-type="string">
                      <text:p text:style-name="Table_20_Contents">M</text:p>
                    </table:table-cell>
                    <table:table-cell table:style-name="Table71.A1" office:value-type="string">
                      <text:p text:style-name="Table_20_Contents">01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05587225" text:style-name="L37">
                  <text:list-item>
                    <text:p text:style-name="P38"/>
                  </text:list-item>
                </text:list>
              </table:table-cell>
              <table:table-cell table:style-name="Table1.A1" office:value-type="string">
                <text:p text:style-name="Table_20_Contents">39</text:p>
                <table:table table:name="Table72" table:style-name="Table72">
                  <table:table-column table:style-name="Table72.A"/>
                  <table:table-column table:style-name="Table72.B"/>
                  <table:table-row>
                    <table:table-cell table:style-name="Table72.A1" office:value-type="string">
                      <text:p text:style-name="Table_20_Contents">RAVISISINGAN, Ratharany</text:p>
                    </table:table-cell>
                    <table:table-cell table:style-name="Table7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72.A1" office:value-type="string">
                      <text:p text:style-name="Table_20_Contents">KATHIRAVEL, Ravisingan</text:p>
                    </table:table-cell>
                    <table:table-cell table:style-name="Table7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+conserve</text:span></text:p>
              </table:table-cell>
              <table:table-cell table:style-name="Table1.A1" office:value-type="string">
                <text:p text:style-name="Table_20_Contents">123</text:p>
              </table:table-cell>
              <table:table-cell table:style-name="Table1.A1" office:value-type="string">
                <text:p text:style-name="Table_20_Contents">4640</text:p>
              </table:table-cell>
              <table:table-cell table:style-name="Table1.A1" office:value-type="string">
                <text:p text:style-name="Table_20_Contents">Dupuis</text:p>
              </table:table-cell>
              <table:table-cell table:style-name="Table1.A1" office:value-type="string">
                <text:p text:style-name="Table_20_Contents">4</text:p>
              </table:table-cell>
              <table:table-cell table:style-name="Table1.A1" office:value-type="string">
                <text:p text:style-name="Table_20_Contents">H3W 1N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42-5472<text:line-break/><text:span text:style-name="Emphasis">235-1364</text:span></text:p>
                <table:table table:name="Table73" table:style-name="Table73">
                  <table:table-column table:style-name="Table73.A"/>
                  <table:table-column table:style-name="Table73.B"/>
                  <table:table-column table:style-name="Table73.C"/>
                  <table:table-row>
                    <table:table-cell table:style-name="Table73.A1" office:value-type="string">
                      <text:p text:style-name="Table_20_Contents">Rakavy</text:p>
                    </table:table-cell>
                    <table:table-cell table:style-name="Table73.A1" office:value-type="string">
                      <text:p text:style-name="Table_20_Contents">F</text:p>
                    </table:table-cell>
                    <table:table-cell table:style-name="Table73.A1" office:value-type="string">
                      <text:p text:style-name="Table_20_Contents">16</text:p>
                    </table:table-cell>
                  </table:table-row>
                  <table:table-row>
                    <table:table-cell table:style-name="Table73.A1" office:value-type="string">
                      <text:p text:style-name="Table_20_Contents">Krishanth</text:p>
                    </table:table-cell>
                    <table:table-cell table:style-name="Table73.A1" office:value-type="string">
                      <text:p text:style-name="Table_20_Contents">M</text:p>
                    </table:table-cell>
                    <table:table-cell table:style-name="Table73.A1" office:value-type="string">
                      <text:p text:style-name="Table_20_Contents">14</text:p>
                    </table:table-cell>
                  </table:table-row>
                  <table:table-row>
                    <table:table-cell table:style-name="Table73.A1" office:value-type="string">
                      <text:p text:style-name="Table_20_Contents">Cowzhiya</text:p>
                    </table:table-cell>
                    <table:table-cell table:style-name="Table73.A1" office:value-type="string">
                      <text:p text:style-name="Table_20_Contents">F</text:p>
                    </table:table-cell>
                    <table:table-cell table:style-name="Table73.A1" office:value-type="string">
                      <text:p text:style-name="Table_20_Contents">1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695558250" text:style-name="L38">
                  <text:list-item>
                    <text:p text:style-name="P39"/>
                  </text:list-item>
                </text:list>
              </table:table-cell>
              <table:table-cell table:style-name="Table1.A1" office:value-type="string">
                <text:p text:style-name="Table_20_Contents">40</text:p>
                <table:table table:name="Table74" table:style-name="Table74">
                  <table:table-column table:style-name="Table74.A"/>
                  <table:table-column table:style-name="Table74.B"/>
                  <table:table-row>
                    <table:table-cell table:style-name="Table74.A1" office:value-type="string">
                      <text:p text:style-name="Table_20_Contents">CHELVENDRARAJAH, Dhambirajah</text:p>
                    </table:table-cell>
                    <table:table-cell table:style-name="Table74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74.A1" office:value-type="string">
                      <text:p text:style-name="Table_20_Contents">SUNTHARAM, Senthanilselvi</text:p>
                    </table:table-cell>
                    <table:table-cell table:style-name="Table74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+conserve</text:span></text:p>
              </table:table-cell>
              <table:table-cell table:style-name="Table1.A1" office:value-type="string">
                <text:p text:style-name="Table_20_Contents">116</text:p>
              </table:table-cell>
              <table:table-cell table:style-name="Table1.A1" office:value-type="string">
                <text:p text:style-name="Table_20_Contents">4650</text:p>
              </table:table-cell>
              <table:table-cell table:style-name="Table1.A1" office:value-type="string">
                <text:p text:style-name="Table_20_Contents">Dupuis</text:p>
              </table:table-cell>
              <table:table-cell table:style-name="Table1.A1" office:value-type="string">
                <text:p text:style-name="Table_20_Contents">9</text:p>
              </table:table-cell>
              <table:table-cell table:style-name="Table1.A1" office:value-type="string">
                <text:p text:style-name="Table_20_Contents">H3W 1N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1-0562<text:line-break/><text:span text:style-name="Emphasis">967-0562</text:span></text:p>
                <table:table table:name="Table75" table:style-name="Table75">
                  <table:table-column table:style-name="Table75.A"/>
                  <table:table-column table:style-name="Table75.B"/>
                  <table:table-column table:style-name="Table75.C"/>
                  <table:table-row>
                    <table:table-cell table:style-name="Table75.A1" office:value-type="string">
                      <text:p text:style-name="Table_20_Contents">Sathuya</text:p>
                    </table:table-cell>
                    <table:table-cell table:style-name="Table75.A1" office:value-type="string">
                      <text:p text:style-name="Table_20_Contents">F</text:p>
                    </table:table-cell>
                    <table:table-cell table:style-name="Table75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75.A1" office:value-type="string">
                      <text:p text:style-name="Table_20_Contents">Khaviya</text:p>
                    </table:table-cell>
                    <table:table-cell table:style-name="Table75.A1" office:value-type="string">
                      <text:p text:style-name="Table_20_Contents">F</text:p>
                    </table:table-cell>
                    <table:table-cell table:style-name="Table75.A1" office:value-type="string">
                      <text:p text:style-name="Table_20_Contents">13</text:p>
                    </table:table-cell>
                  </table:table-row>
                  <table:table-row>
                    <table:table-cell table:style-name="Table75.A1" office:value-type="string">
                      <text:p text:style-name="Table_20_Contents">Sujeepan</text:p>
                    </table:table-cell>
                    <table:table-cell table:style-name="Table75.A1" office:value-type="string">
                      <text:p text:style-name="Table_20_Contents">M</text:p>
                    </table:table-cell>
                    <table:table-cell table:style-name="Table75.A1" office:value-type="string">
                      <text:p text:style-name="Table_20_Contents">10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597777409" text:style-name="L39">
                  <text:list-item>
                    <text:p text:style-name="P40"/>
                  </text:list-item>
                </text:list>
              </table:table-cell>
              <table:table-cell table:style-name="Table1.A1" office:value-type="string">
                <text:p text:style-name="Table_20_Contents">41</text:p>
                <table:table table:name="Table76" table:style-name="Table76">
                  <table:table-column table:style-name="Table76.A"/>
                  <table:table-column table:style-name="Table76.B"/>
                  <table:table-row>
                    <table:table-cell table:style-name="Table76.A1" office:value-type="string">
                      <text:p text:style-name="Table_20_Contents">GEORGES-ARMAND, Bruna</text:p>
                    </table:table-cell>
                    <table:table-cell table:style-name="Table76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99</text:p>
              </table:table-cell>
              <table:table-cell table:style-name="Table1.A1" office:value-type="string">
                <text:p text:style-name="Table_20_Contents">2850</text:p>
              </table:table-cell>
              <table:table-cell table:style-name="Table1.A1" office:value-type="string">
                <text:p text:style-name="Table_20_Contents">Ekers</text:p>
              </table:table-cell>
              <table:table-cell table:style-name="Table1.A1" office:value-type="string">
                <text:p text:style-name="Table_20_Contents">305</text:p>
              </table:table-cell>
              <table:table-cell table:style-name="Table1.A1" office:value-type="string">
                <text:p text:style-name="Table_20_Contents">H3S 1E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878-8147*<text:line-break/><text:span text:style-name="Emphasis">651-7189</text:span></text:p>
                <table:table table:name="Table77" table:style-name="Table77">
                  <table:table-column table:style-name="Table77.A"/>
                  <table:table-column table:style-name="Table77.B"/>
                  <table:table-column table:style-name="Table77.C"/>
                  <table:table-row>
                    <table:table-cell table:style-name="Table77.A1" office:value-type="string">
                      <text:p text:style-name="Table_20_Contents">Sanders</text:p>
                    </table:table-cell>
                    <table:table-cell table:style-name="Table77.A1" office:value-type="string">
                      <text:p text:style-name="Table_20_Contents">M</text:p>
                    </table:table-cell>
                    <table:table-cell table:style-name="Table77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77.A1" office:value-type="string">
                      <text:p text:style-name="Table_20_Contents">Bryan E.</text:p>
                    </table:table-cell>
                    <table:table-cell table:style-name="Table77.A1" office:value-type="string">
                      <text:p text:style-name="Table_20_Contents">F</text:p>
                    </table:table-cell>
                    <table:table-cell table:style-name="Table77.A1" office:value-type="string">
                      <text:p text:style-name="Table_20_Contents">05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075778387" text:style-name="L40">
                  <text:list-item>
                    <text:p text:style-name="P41"/>
                  </text:list-item>
                </text:list>
              </table:table-cell>
              <table:table-cell table:style-name="Table1.A1" office:value-type="string">
                <text:p text:style-name="Table_20_Contents">42</text:p>
                <table:table table:name="Table78" table:style-name="Table78">
                  <table:table-column table:style-name="Table78.A"/>
                  <table:table-column table:style-name="Table78.B"/>
                  <table:table-row>
                    <table:table-cell table:style-name="Table78.A1" office:value-type="string">
                      <text:p text:style-name="Table_20_Contents">DERRAR, Naya</text:p>
                    </table:table-cell>
                    <table:table-cell table:style-name="Table7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78.A1" office:value-type="string">
                      <text:p text:style-name="Table_20_Contents">MOURAD, Hichan</text:p>
                    </table:table-cell>
                    <table:table-cell table:style-name="Table7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conserve</text:span></text:p>
              </table:table-cell>
              <table:table-cell table:style-name="Table1.A1" office:value-type="string">
                <text:p text:style-name="Table_20_Contents">122</text:p>
              </table:table-cell>
              <table:table-cell table:style-name="Table1.A1" office:value-type="string">
                <text:p text:style-name="Table_20_Contents">2715</text:p>
              </table:table-cell>
              <table:table-cell table:style-name="Table1.A1" office:value-type="string">
                <text:p text:style-name="Table_20_Contents">Goyer</text:p>
              </table:table-cell>
              <table:table-cell table:style-name="Table1.A1" office:value-type="string">
                <text:p text:style-name="Table_20_Contents">3</text:p>
              </table:table-cell>
              <table:table-cell table:style-name="Table1.A1" office:value-type="string">
                <text:p text:style-name="Table_20_Contents">H3S 1H2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9-8554<text:line-break/><text:span text:style-name="Emphasis">812-6198</text:span></text:p>
                <table:table table:name="Table79" table:style-name="Table79">
                  <table:table-column table:style-name="Table79.A"/>
                  <table:table-column table:style-name="Table79.B"/>
                  <table:table-column table:style-name="Table79.C"/>
                  <table:table-row>
                    <table:table-cell table:style-name="Table79.A1" office:value-type="string">
                      <text:p text:style-name="Table_20_Contents">Nitar</text:p>
                    </table:table-cell>
                    <table:table-cell table:style-name="Table79.A1" office:value-type="string">
                      <text:p text:style-name="Table_20_Contents">M</text:p>
                    </table:table-cell>
                    <table:table-cell table:style-name="Table79.A1" office:value-type="string">
                      <text:p text:style-name="Table_20_Contents">03</text:p>
                    </table:table-cell>
                  </table:table-row>
                  <table:table-row>
                    <table:table-cell table:style-name="Table79.A1" office:value-type="string">
                      <text:p text:style-name="Table_20_Contents">Naylae</text:p>
                    </table:table-cell>
                    <table:table-cell table:style-name="Table79.A1" office:value-type="string">
                      <text:p text:style-name="Table_20_Contents">F</text:p>
                    </table:table-cell>
                    <table:table-cell table:style-name="Table79.A1" office:value-type="string">
                      <text:p text:style-name="Table_20_Contents">01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75061508" text:style-name="L41">
                  <text:list-item>
                    <text:p text:style-name="P42"/>
                  </text:list-item>
                </text:list>
              </table:table-cell>
              <table:table-cell table:style-name="Table1.A1" office:value-type="string">
                <text:p text:style-name="Table_20_Contents">43</text:p>
                <table:table table:name="Table80" table:style-name="Table80">
                  <table:table-column table:style-name="Table80.A"/>
                  <table:table-column table:style-name="Table80.B"/>
                  <table:table-row>
                    <table:table-cell table:style-name="Table80.A1" office:value-type="string">
                      <text:p text:style-name="Table_20_Contents">BENRIASSA, Hassima</text:p>
                    </table:table-cell>
                    <table:table-cell table:style-name="Table80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80.A1" office:value-type="string">
                      <text:p text:style-name="Table_20_Contents">BOUCHEMLA, Raffik</text:p>
                    </table:table-cell>
                    <table:table-cell table:style-name="Table80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80.A1" office:value-type="string">
                      <text:p text:style-name="Table_20_Contents">BOUCHEMLA, Moncef (39 ans)</text:p>
                    </table:table-cell>
                    <table:table-cell table:style-name="Table80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conserve</text:span></text:p>
              </table:table-cell>
              <table:table-cell table:style-name="Table1.A1" office:value-type="string">
                <text:p text:style-name="Table_20_Contents">180</text:p>
              </table:table-cell>
              <table:table-cell table:style-name="Table1.A1" office:value-type="string">
                <text:p text:style-name="Table_20_Contents">3170</text:p>
              </table:table-cell>
              <table:table-cell table:style-name="Table1.A1" office:value-type="string">
                <text:p text:style-name="Table_20_Contents">Goyer</text:p>
              </table:table-cell>
              <table:table-cell table:style-name="Table1.A1" office:value-type="string">
                <text:p text:style-name="Table_20_Contents">6</text:p>
              </table:table-cell>
              <table:table-cell table:style-name="Table1.A1" office:value-type="string">
                <text:p text:style-name="Table_20_Contents">H3S 1H8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806-3170<text:line-break/><text:span text:style-name="Emphasis">664-3699</text:span></text:p>
                <table:table table:name="Table81" table:style-name="Table81">
                  <table:table-column table:style-name="Table81.A"/>
                  <table:table-column table:style-name="Table81.B"/>
                  <table:table-column table:style-name="Table81.C"/>
                  <table:table-row>
                    <table:table-cell table:style-name="Table81.A1" office:value-type="string">
                      <text:p text:style-name="Table_20_Contents">Amsel L.</text:p>
                    </table:table-cell>
                    <table:table-cell table:style-name="Table81.A1" office:value-type="string">
                      <text:p text:style-name="Table_20_Contents">M</text:p>
                    </table:table-cell>
                    <table:table-cell table:style-name="Table81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81.A1" office:value-type="string">
                      <text:p text:style-name="Table_20_Contents">Sofia D.</text:p>
                    </table:table-cell>
                    <table:table-cell table:style-name="Table81.A1" office:value-type="string">
                      <text:p text:style-name="Table_20_Contents">F</text:p>
                    </table:table-cell>
                    <table:table-cell table:style-name="Table81.A1" office:value-type="string">
                      <text:p text:style-name="Table_20_Contents">04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61483679" text:style-name="L42">
                  <text:list-item>
                    <text:p text:style-name="P43"/>
                  </text:list-item>
                </text:list>
              </table:table-cell>
              <table:table-cell table:style-name="Table1.A1" office:value-type="string">
                <text:p text:style-name="Table_20_Contents">44</text:p>
                <table:table table:name="Table82" table:style-name="Table82">
                  <table:table-column table:style-name="Table82.A"/>
                  <table:table-column table:style-name="Table82.B"/>
                  <table:table-row>
                    <table:table-cell table:style-name="Table82.A1" office:value-type="string">
                      <text:p text:style-name="Table_20_Contents">HAFFARESSAS, Boudjemaa</text:p>
                    </table:table-cell>
                    <table:table-cell table:style-name="Table82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82.A1" office:value-type="string">
                      <text:p text:style-name="Table_20_Contents">GRAINIA, Samen</text:p>
                    </table:table-cell>
                    <table:table-cell table:style-name="Table82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boeuf</text:span></text:p>
              </table:table-cell>
              <table:table-cell table:style-name="Table1.A1" office:value-type="string">
                <text:p text:style-name="Table_20_Contents">30</text:p>
              </table:table-cell>
              <table:table-cell table:style-name="Table1.A1" office:value-type="string">
                <text:p text:style-name="Table_20_Contents">3190</text:p>
              </table:table-cell>
              <table:table-cell table:style-name="Table1.A1" office:value-type="string">
                <text:p text:style-name="Table_20_Contents">Goyer</text:p>
              </table:table-cell>
              <table:table-cell table:style-name="Table1.A1" office:value-type="string">
                <text:p text:style-name="Table_20_Contents">25</text:p>
              </table:table-cell>
              <table:table-cell table:style-name="Table1.A1" office:value-type="string">
                <text:p text:style-name="Table_20_Contents">H3S 1H8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8-0187<text:line-break/><text:span text:style-name="Emphasis">750-5833</text:span></text:p>
                <table:table table:name="Table83" table:style-name="Table83">
                  <table:table-column table:style-name="Table83.A"/>
                  <table:table-column table:style-name="Table83.B"/>
                  <table:table-column table:style-name="Table83.C"/>
                  <table:table-row>
                    <table:table-cell table:style-name="Table83.A1" office:value-type="string">
                      <text:p text:style-name="Table_20_Contents">Aniss</text:p>
                    </table:table-cell>
                    <table:table-cell table:style-name="Table83.A1" office:value-type="string">
                      <text:p text:style-name="Table_20_Contents">M</text:p>
                    </table:table-cell>
                    <table:table-cell table:style-name="Table83.A1" office:value-type="string">
                      <text:p text:style-name="Table_20_Contents">04</text:p>
                    </table:table-cell>
                  </table:table-row>
                  <table:table-row>
                    <table:table-cell table:style-name="Table83.A1" office:value-type="string">
                      <text:p text:style-name="Table_20_Contents">Rami</text:p>
                    </table:table-cell>
                    <table:table-cell table:style-name="Table83.A1" office:value-type="string">
                      <text:p text:style-name="Table_20_Contents">M</text:p>
                    </table:table-cell>
                    <table:table-cell table:style-name="Table83.A1" office:value-type="string">
                      <text:p text:style-name="Table_20_Contents">0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ext:soft-page-break/>
            <table:table-row>
              <table:table-cell table:style-name="Table1.A1" office:value-type="string">
                <text:list xml:id="list1970893377" text:style-name="L43">
                  <text:list-item>
                    <text:p text:style-name="P44"/>
                  </text:list-item>
                </text:list>
              </table:table-cell>
              <table:table-cell table:style-name="Table1.A1" office:value-type="string">
                <text:p text:style-name="Table_20_Contents">45</text:p>
                <table:table table:name="Table84" table:style-name="Table84">
                  <table:table-column table:style-name="Table84.A"/>
                  <table:table-column table:style-name="Table84.B"/>
                  <table:table-row>
                    <table:table-cell table:style-name="Table84.A1" office:value-type="string">
                      <text:p text:style-name="Table_20_Contents">GUNASINGAM, Rama</text:p>
                    </table:table-cell>
                    <table:table-cell table:style-name="Table8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84.A1" office:value-type="string">
                      <text:p text:style-name="Table_20_Contents">KRISHNAPILLAI, Thelvendran</text:p>
                    </table:table-cell>
                    <table:table-cell table:style-name="Table8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181</text:p>
              </table:table-cell>
              <table:table-cell table:style-name="Table1.A1" office:value-type="string">
                <text:p text:style-name="Table_20_Contents">3275</text:p>
              </table:table-cell>
              <table:table-cell table:style-name="Table1.A1" office:value-type="string">
                <text:p text:style-name="Table_20_Contents">Goyer</text:p>
              </table:table-cell>
              <table:table-cell table:style-name="Table1.A1" office:value-type="string">
                <text:p text:style-name="Table_20_Contents">5</text:p>
              </table:table-cell>
              <table:table-cell table:style-name="Table1.A1" office:value-type="string">
                <text:p text:style-name="Table_20_Contents">H3S 1H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20</text:span>$</text:p>
              </table:table-cell>
              <table:table-cell table:style-name="Table1.A1" office:value-type="string">
                <text:p text:style-name="Table_20_Contents">341-9915<text:line-break/><text:span text:style-name="Emphasis">804-5318</text:span></text:p>
                <table:table table:name="Table85" table:style-name="Table85">
                  <table:table-column table:style-name="Table85.A"/>
                  <table:table-column table:style-name="Table85.B"/>
                  <table:table-column table:style-name="Table85.C"/>
                  <table:table-row>
                    <table:table-cell table:style-name="Table85.A1" office:value-type="string">
                      <text:p text:style-name="Table_20_Contents">Indhuja</text:p>
                    </table:table-cell>
                    <table:table-cell table:style-name="Table85.A1" office:value-type="string">
                      <text:p text:style-name="Table_20_Contents">F</text:p>
                    </table:table-cell>
                    <table:table-cell table:style-name="Table85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85.A1" office:value-type="string">
                      <text:p text:style-name="Table_20_Contents">Reshmy</text:p>
                    </table:table-cell>
                    <table:table-cell table:style-name="Table85.A1" office:value-type="string">
                      <text:p text:style-name="Table_20_Contents">F</text:p>
                    </table:table-cell>
                    <table:table-cell table:style-name="Table85.A1" office:value-type="string">
                      <text:p text:style-name="Table_20_Contents">10</text:p>
                    </table:table-cell>
                  </table:table-row>
                  <table:table-row>
                    <table:table-cell table:style-name="Table85.A1" office:value-type="string">
                      <text:p text:style-name="Table_20_Contents">Abiinesh</text:p>
                    </table:table-cell>
                    <table:table-cell table:style-name="Table85.A1" office:value-type="string">
                      <text:p text:style-name="Table_20_Contents">M</text:p>
                    </table:table-cell>
                    <table:table-cell table:style-name="Table85.A1" office:value-type="string">
                      <text:p text:style-name="Table_20_Contents">05</text:p>
                    </table:table-cell>
                  </table:table-row>
                  <table:table-row>
                    <table:table-cell table:style-name="Table85.A1" office:value-type="string">
                      <text:p text:style-name="Table_20_Contents">Abinaya</text:p>
                    </table:table-cell>
                    <table:table-cell table:style-name="Table85.A1" office:value-type="string">
                      <text:p text:style-name="Table_20_Contents">F</text:p>
                    </table:table-cell>
                    <table:table-cell table:style-name="Table85.A1" office:value-type="string">
                      <text:p text:style-name="Table_20_Contents">03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202249135" text:style-name="L44">
                  <text:list-item>
                    <text:p text:style-name="P45"/>
                  </text:list-item>
                </text:list>
              </table:table-cell>
              <table:table-cell table:style-name="Table1.A1" office:value-type="string">
                <text:p text:style-name="Table_20_Contents">46</text:p>
                <table:table table:name="Table86" table:style-name="Table86">
                  <table:table-column table:style-name="Table86.A"/>
                  <table:table-column table:style-name="Table86.B"/>
                  <table:table-row>
                    <table:table-cell table:style-name="Table86.A1" office:value-type="string">
                      <text:p text:style-name="Table_20_Contents">VADIVELU, Vijendran</text:p>
                    </table:table-cell>
                    <table:table-cell table:style-name="Table86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86.A1" office:value-type="string">
                      <text:p text:style-name="Table_20_Contents">NAGALINGA, Vanajah</text:p>
                    </table:table-cell>
                    <table:table-cell table:style-name="Table86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boeuf</text:span></text:p>
              </table:table-cell>
              <table:table-cell table:style-name="Table1.A1" office:value-type="string">
                <text:p text:style-name="Table_20_Contents">104</text:p>
              </table:table-cell>
              <table:table-cell table:style-name="Table1.A1" office:value-type="string">
                <text:p text:style-name="Table_20_Contents">3280</text:p>
              </table:table-cell>
              <table:table-cell table:style-name="Table1.A1" office:value-type="string">
                <text:p text:style-name="Table_20_Contents">Goyer</text:p>
              </table:table-cell>
              <table:table-cell table:style-name="Table1.A1" office:value-type="string">
                <text:p text:style-name="Table_20_Contents">102</text:p>
              </table:table-cell>
              <table:table-cell table:style-name="Table1.A1" office:value-type="string">
                <text:p text:style-name="Table_20_Contents">H3S 1J1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3-4620<text:line-break/><text:span text:style-name="Emphasis">341-0928</text:span></text:p>
                <table:table table:name="Table87" table:style-name="Table87">
                  <table:table-column table:style-name="Table87.A"/>
                  <table:table-column table:style-name="Table87.B"/>
                  <table:table-column table:style-name="Table87.C"/>
                  <table:table-row>
                    <table:table-cell table:style-name="Table87.A1" office:value-type="string">
                      <text:p text:style-name="Table_20_Contents">Varsha</text:p>
                    </table:table-cell>
                    <table:table-cell table:style-name="Table87.A1" office:value-type="string">
                      <text:p text:style-name="Table_20_Contents">F</text:p>
                    </table:table-cell>
                    <table:table-cell table:style-name="Table87.A1" office:value-type="string">
                      <text:p text:style-name="Table_20_Contents">07</text:p>
                    </table:table-cell>
                  </table:table-row>
                  <table:table-row>
                    <table:table-cell table:style-name="Table87.A1" office:value-type="string">
                      <text:p text:style-name="Table_20_Contents">Vikesh</text:p>
                    </table:table-cell>
                    <table:table-cell table:style-name="Table87.A1" office:value-type="string">
                      <text:p text:style-name="Table_20_Contents">M</text:p>
                    </table:table-cell>
                    <table:table-cell table:style-name="Table87.A1" office:value-type="string">
                      <text:p text:style-name="Table_20_Contents">4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761380842" text:style-name="L45">
                  <text:list-item>
                    <text:p text:style-name="P46"/>
                  </text:list-item>
                </text:list>
              </table:table-cell>
              <table:table-cell table:style-name="Table1.A1" office:value-type="string">
                <text:p text:style-name="Table_20_Contents">47</text:p>
                <table:table table:name="Table88" table:style-name="Table88">
                  <table:table-column table:style-name="Table88.A"/>
                  <table:table-column table:style-name="Table88.B"/>
                  <table:table-row>
                    <table:table-cell table:style-name="Table88.A1" office:value-type="string">
                      <text:p text:style-name="Table_20_Contents">THURAI RAYAH, Darmila</text:p>
                    </table:table-cell>
                    <table:table-cell table:style-name="Table8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88.A1" office:value-type="string">
                      <text:p text:style-name="Table_20_Contents">RAYARATNAM, ?</text:p>
                    </table:table-cell>
                    <table:table-cell table:style-name="Table8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</text:span></text:p>
              </table:table-cell>
              <table:table-cell table:style-name="Table1.A1" office:value-type="string">
                <text:p text:style-name="Table_20_Contents">45</text:p>
              </table:table-cell>
              <table:table-cell table:style-name="Table1.A1" office:value-type="string">
                <text:p text:style-name="Table_20_Contents">3325</text:p>
              </table:table-cell>
              <table:table-cell table:style-name="Table1.A1" office:value-type="string">
                <text:p text:style-name="Table_20_Contents">Goyer</text:p>
              </table:table-cell>
              <table:table-cell table:style-name="Table1.A1" office:value-type="string">
                <text:p text:style-name="Table_20_Contents">7</text:p>
              </table:table-cell>
              <table:table-cell table:style-name="Table1.A1" office:value-type="string">
                <text:p text:style-name="Table_20_Contents">H3S 1H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979-5268<text:line-break/><text:span text:style-name="Emphasis">344-5268</text:span></text:p>
                <table:table table:name="Table89" table:style-name="Table89">
                  <table:table-column table:style-name="Table89.A"/>
                  <table:table-column table:style-name="Table89.B"/>
                  <table:table-column table:style-name="Table89.C"/>
                  <table:table-row>
                    <table:table-cell table:style-name="Table89.A1" office:value-type="string">
                      <text:p text:style-name="Table_20_Contents">Nivethiga</text:p>
                    </table:table-cell>
                    <table:table-cell table:style-name="Table89.A1" office:value-type="string">
                      <text:p text:style-name="Table_20_Contents">F</text:p>
                    </table:table-cell>
                    <table:table-cell table:style-name="Table89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89.A1" office:value-type="string">
                      <text:p text:style-name="Table_20_Contents">Nitharsiga</text:p>
                    </table:table-cell>
                    <table:table-cell table:style-name="Table89.A1" office:value-type="string">
                      <text:p text:style-name="Table_20_Contents">F</text:p>
                    </table:table-cell>
                    <table:table-cell table:style-name="Table89.A1" office:value-type="string">
                      <text:p text:style-name="Table_20_Contents">04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646116746" text:style-name="L46">
                  <text:list-item>
                    <text:p text:style-name="P47"/>
                  </text:list-item>
                </text:list>
              </table:table-cell>
              <table:table-cell table:style-name="Table1.A1" office:value-type="string">
                <text:p text:style-name="Table_20_Contents">48</text:p>
                <table:table table:name="Table90" table:style-name="Table90">
                  <table:table-column table:style-name="Table90.A"/>
                  <table:table-column table:style-name="Table90.B"/>
                  <table:table-row>
                    <table:table-cell table:style-name="Table90.A1" office:value-type="string">
                      <text:p text:style-name="Table_20_Contents">EL BAZ, Malika</text:p>
                    </table:table-cell>
                    <table:table-cell table:style-name="Table90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90.A1" office:value-type="string">
                      <text:p text:style-name="Table_20_Contents">AGUEZZAR, Mohamed</text:p>
                    </table:table-cell>
                    <table:table-cell table:style-name="Table90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182</text:p>
              </table:table-cell>
              <table:table-cell table:style-name="Table1.A1" office:value-type="string">
                <text:p text:style-name="Table_20_Contents">3345</text:p>
              </table:table-cell>
              <table:table-cell table:style-name="Table1.A1" office:value-type="string">
                <text:p text:style-name="Table_20_Contents">Goyer</text:p>
              </table:table-cell>
              <table:table-cell table:style-name="Table1.A1" office:value-type="string">
                <text:p text:style-name="Table_20_Contents">11</text:p>
              </table:table-cell>
              <table:table-cell table:style-name="Table1.A1" office:value-type="string">
                <text:p text:style-name="Table_20_Contents">H3S 1H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341-5081<text:line-break/><text:span text:style-name="Emphasis">737-2945</text:span></text:p>
                <table:table table:name="Table91" table:style-name="Table91">
                  <table:table-column table:style-name="Table91.A"/>
                  <table:table-column table:style-name="Table91.B"/>
                  <table:table-column table:style-name="Table91.C"/>
                  <table:table-row>
                    <table:table-cell table:style-name="Table91.A1" office:value-type="string">
                      <text:p text:style-name="Table_20_Contents">Oualid</text:p>
                    </table:table-cell>
                    <table:table-cell table:style-name="Table91.A1" office:value-type="string">
                      <text:p text:style-name="Table_20_Contents">M</text:p>
                    </table:table-cell>
                    <table:table-cell table:style-name="Table91.A1" office:value-type="string">
                      <text:p text:style-name="Table_20_Contents">10</text:p>
                    </table:table-cell>
                  </table:table-row>
                  <table:table-row>
                    <table:table-cell table:style-name="Table91.A1" office:value-type="string">
                      <text:p text:style-name="Table_20_Contents">Haytam</text:p>
                    </table:table-cell>
                    <table:table-cell table:style-name="Table91.A1" office:value-type="string">
                      <text:p text:style-name="Table_20_Contents">M</text:p>
                    </table:table-cell>
                    <table:table-cell table:style-name="Table91.A1" office:value-type="string">
                      <text:p text:style-name="Table_20_Contents">0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759866529" text:style-name="L47">
                  <text:list-item>
                    <text:p text:style-name="P48"/>
                  </text:list-item>
                </text:list>
              </table:table-cell>
              <table:table-cell table:style-name="Table1.A1" office:value-type="string">
                <text:p text:style-name="Table_20_Contents">49</text:p>
                <table:table table:name="Table92" table:style-name="Table92">
                  <table:table-column table:style-name="Table92.A"/>
                  <table:table-column table:style-name="Table92.B"/>
                  <table:table-row>
                    <table:table-cell table:style-name="Table92.A1" office:value-type="string">
                      <text:p text:style-name="Table_20_Contents">EZZAMARI, Radia</text:p>
                    </table:table-cell>
                    <table:table-cell table:style-name="Table9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92.A1" office:value-type="string">
                      <text:p text:style-name="Table_20_Contents">HEREHAR, Mohamed</text:p>
                    </table:table-cell>
                    <table:table-cell table:style-name="Table9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+conserve</text:span></text:p>
              </table:table-cell>
              <table:table-cell table:style-name="Table1.A1" office:value-type="string">
                <text:p text:style-name="Table_20_Contents">27</text:p>
              </table:table-cell>
              <table:table-cell table:style-name="Table1.A1" office:value-type="string">
                <text:p text:style-name="Table_20_Contents">6695</text:p>
              </table:table-cell>
              <table:table-cell table:style-name="Table1.A1" office:value-type="string">
                <text:p text:style-name="Table_20_Contents">Hudson</text:p>
              </table:table-cell>
              <table:table-cell table:style-name="Table1.A1" office:value-type="string">
                <text:p text:style-name="Table_20_Contents">1</text:p>
              </table:table-cell>
              <table:table-cell table:style-name="Table1.A1" office:value-type="string">
                <text:p text:style-name="Table_20_Contents">H3S 2H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439-6108<text:line-break/><text:span text:style-name="Emphasis">342-3314</text:span></text:p>
                <table:table table:name="Table93" table:style-name="Table93">
                  <table:table-column table:style-name="Table93.A"/>
                  <table:table-column table:style-name="Table93.B"/>
                  <table:table-column table:style-name="Table93.C"/>
                  <table:table-row>
                    <table:table-cell table:style-name="Table93.A1" office:value-type="string">
                      <text:p text:style-name="Table_20_Contents">Adnane</text:p>
                    </table:table-cell>
                    <table:table-cell table:style-name="Table93.A1" office:value-type="string">
                      <text:p text:style-name="Table_20_Contents">M</text:p>
                    </table:table-cell>
                    <table:table-cell table:style-name="Table93.A1" office:value-type="string">
                      <text:p text:style-name="Table_20_Contents">10</text:p>
                    </table:table-cell>
                  </table:table-row>
                  <table:table-row>
                    <table:table-cell table:style-name="Table93.A1" office:value-type="string">
                      <text:p text:style-name="Table_20_Contents">Imane</text:p>
                    </table:table-cell>
                    <table:table-cell table:style-name="Table93.A1" office:value-type="string">
                      <text:p text:style-name="Table_20_Contents">F</text:p>
                    </table:table-cell>
                    <table:table-cell table:style-name="Table93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93.A1" office:value-type="string">
                      <text:p text:style-name="Table_20_Contents">Haroune</text:p>
                    </table:table-cell>
                    <table:table-cell table:style-name="Table93.A1" office:value-type="string">
                      <text:p text:style-name="Table_20_Contents">M</text:p>
                    </table:table-cell>
                    <table:table-cell table:style-name="Table93.A1" office:value-type="string">
                      <text:p text:style-name="Table_20_Contents">0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539247293" text:style-name="L48">
                  <text:list-item>
                    <text:p text:style-name="P49"/>
                  </text:list-item>
                </text:list>
              </table:table-cell>
              <table:table-cell table:style-name="Table1.A1" office:value-type="string">
                <text:p text:style-name="Table_20_Contents">50</text:p>
                <table:table table:name="Table94" table:style-name="Table94">
                  <table:table-column table:style-name="Table94.A"/>
                  <table:table-column table:style-name="Table94.B"/>
                  <table:table-row>
                    <table:table-cell table:style-name="Table94.A1" office:value-type="string">
                      <text:p text:style-name="Table_20_Contents">ANTHONYPILLAIL, Julian</text:p>
                    </table:table-cell>
                    <table:table-cell table:style-name="Table94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94.A1" office:value-type="string">
                      <text:p text:style-name="Table_20_Contents">SEBASTIAMPILLAIL, Jakoulin</text:p>
                    </table:table-cell>
                    <table:table-cell table:style-name="Table94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78</text:p>
              </table:table-cell>
              <table:table-cell table:style-name="Table1.A1" office:value-type="string">
                <text:p text:style-name="Table_20_Contents">4600</text:p>
              </table:table-cell>
              <table:table-cell table:style-name="Table1.A1" office:value-type="string">
                <text:p text:style-name="Table_20_Contents">Isabelle</text:p>
              </table:table-cell>
              <table:table-cell table:style-name="Table1.A1" office:value-type="string">
                <text:p text:style-name="Table_20_Contents">605</text:p>
              </table:table-cell>
              <table:table-cell table:style-name="Table1.A1" office:value-type="string">
                <text:p text:style-name="Table_20_Contents">H3W 3H3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7-0112<text:line-break/><text:span text:style-name="Emphasis">260-0412</text:span></text:p>
                <table:table table:name="Table95" table:style-name="Table95">
                  <table:table-column table:style-name="Table95.A"/>
                  <table:table-column table:style-name="Table95.B"/>
                  <table:table-column table:style-name="Table95.C"/>
                  <table:table-row>
                    <table:table-cell table:style-name="Table95.A1" office:value-type="string">
                      <text:p text:style-name="Table_20_Contents">Tiffaniya</text:p>
                    </table:table-cell>
                    <table:table-cell table:style-name="Table95.A1" office:value-type="string">
                      <text:p text:style-name="Table_20_Contents">F</text:p>
                    </table:table-cell>
                    <table:table-cell table:style-name="Table95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95.A1" office:value-type="string">
                      <text:p text:style-name="Table_20_Contents">Tiffan</text:p>
                    </table:table-cell>
                    <table:table-cell table:style-name="Table95.A1" office:value-type="string">
                      <text:p text:style-name="Table_20_Contents">M</text:p>
                    </table:table-cell>
                    <table:table-cell table:style-name="Table95.A1" office:value-type="string">
                      <text:p text:style-name="Table_20_Contents">08</text:p>
                    </table:table-cell>
                  </table:table-row>
                  <table:table-row>
                    <table:table-cell table:style-name="Table95.A1" office:value-type="string">
                      <text:p text:style-name="Table_20_Contents">Tishan</text:p>
                    </table:table-cell>
                    <table:table-cell table:style-name="Table95.A1" office:value-type="string">
                      <text:p text:style-name="Table_20_Contents">M</text:p>
                    </table:table-cell>
                    <table:table-cell table:style-name="Table95.A1" office:value-type="string">
                      <text:p text:style-name="Table_20_Contents">1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ext:soft-page-break/>
            <table:table-row>
              <table:table-cell table:style-name="Table1.A1" office:value-type="string">
                <text:list xml:id="list1339487998" text:style-name="L49">
                  <text:list-item>
                    <text:p text:style-name="P50"/>
                  </text:list-item>
                </text:list>
              </table:table-cell>
              <table:table-cell table:style-name="Table1.A1" office:value-type="string">
                <text:p text:style-name="Table_20_Contents">53</text:p>
                <table:table table:name="Table96" table:style-name="Table96">
                  <table:table-column table:style-name="Table96.A"/>
                  <table:table-column table:style-name="Table96.B"/>
                  <table:table-row>
                    <table:table-cell table:style-name="Table96.A1" office:value-type="string">
                      <text:p text:style-name="Table_20_Contents">SINNATHAMBY, Udayakumar</text:p>
                    </table:table-cell>
                    <table:table-cell table:style-name="Table96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96.A1" office:value-type="string">
                      <text:p text:style-name="Table_20_Contents">KANDASMY, Sugantha</text:p>
                    </table:table-cell>
                    <table:table-cell table:style-name="Table9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96.A1" office:value-type="string">
                      <text:p text:style-name="Table_20_Contents">RASIAH, (72 ans)</text:p>
                    </table:table-cell>
                    <table:table-cell table:style-name="Table96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96.A1" office:value-type="string">
                      <text:p text:style-name="Table_20_Contents">SELLATHURAI, (68 ans)</text:p>
                    </table:table-cell>
                    <table:table-cell table:style-name="Table96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boeuf</text:span></text:p>
              </table:table-cell>
              <table:table-cell table:style-name="Table1.A1" office:value-type="string">
                <text:p text:style-name="Table_20_Contents">105</text:p>
              </table:table-cell>
              <table:table-cell table:style-name="Table1.A1" office:value-type="string">
                <text:p text:style-name="Table_20_Contents">3450</text:p>
              </table:table-cell>
              <table:table-cell table:style-name="Table1.A1" office:value-type="string">
                <text:p text:style-name="Table_20_Contents">Linton</text:p>
              </table:table-cell>
              <table:table-cell table:style-name="Table1.A1" office:value-type="string">
                <text:p text:style-name="Table_20_Contents">100</text:p>
              </table:table-cell>
              <table:table-cell table:style-name="Table1.A1" office:value-type="string">
                <text:p text:style-name="Table_20_Contents">H3S 1T2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20</text:span>$</text:p>
              </table:table-cell>
              <table:table-cell table:style-name="Table1.A1" office:value-type="string">
                <text:p text:style-name="Table_20_Contents">735-7008<text:line-break/><text:span text:style-name="Emphasis">733-4620</text:span></text:p>
                <table:table table:name="Table97" table:style-name="Table97">
                  <table:table-column table:style-name="Table97.A"/>
                  <table:table-column table:style-name="Table97.B"/>
                  <table:table-column table:style-name="Table97.C"/>
                  <table:table-row>
                    <table:table-cell table:style-name="Table97.A1" office:value-type="string">
                      <text:p text:style-name="Table_20_Contents">Nigitha</text:p>
                    </table:table-cell>
                    <table:table-cell table:style-name="Table97.A1" office:value-type="string">
                      <text:p text:style-name="Table_20_Contents">F</text:p>
                    </table:table-cell>
                    <table:table-cell table:style-name="Table97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97.A1" office:value-type="string">
                      <text:p text:style-name="Table_20_Contents">Shaganaa</text:p>
                    </table:table-cell>
                    <table:table-cell table:style-name="Table97.A1" office:value-type="string">
                      <text:p text:style-name="Table_20_Contents">F</text:p>
                    </table:table-cell>
                    <table:table-cell table:style-name="Table97.A1" office:value-type="string">
                      <text:p text:style-name="Table_20_Contents">04</text:p>
                    </table:table-cell>
                  </table:table-row>
                  <table:table-row>
                    <table:table-cell table:style-name="Table97.A1" office:value-type="string">
                      <text:p text:style-name="Table_20_Contents">Sanjay</text:p>
                    </table:table-cell>
                    <table:table-cell table:style-name="Table97.A1" office:value-type="string">
                      <text:p text:style-name="Table_20_Contents">M</text:p>
                    </table:table-cell>
                    <table:table-cell table:style-name="Table97.A1" office:value-type="string">
                      <text:p text:style-name="Table_20_Contents">03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558538283" text:style-name="L50">
                  <text:list-item>
                    <text:p text:style-name="P51"/>
                  </text:list-item>
                </text:list>
              </table:table-cell>
              <table:table-cell table:style-name="Table1.A1" office:value-type="string">
                <text:p text:style-name="Table_20_Contents">54</text:p>
                <table:table table:name="Table98" table:style-name="Table98">
                  <table:table-column table:style-name="Table98.A"/>
                  <table:table-column table:style-name="Table98.B"/>
                  <table:table-row>
                    <table:table-cell table:style-name="Table98.A1" office:value-type="string">
                      <text:p text:style-name="Table_20_Contents">SMITH, Dieula</text:p>
                    </table:table-cell>
                    <table:table-cell table:style-name="Table9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98.A1" office:value-type="string">
                      <text:p text:style-name="Table_20_Contents">DIEU, Antonios</text:p>
                    </table:table-cell>
                    <table:table-cell table:style-name="Table9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</text:span></text:p>
              </table:table-cell>
              <table:table-cell table:style-name="Table1.A1" office:value-type="string">
                <text:p text:style-name="Table_20_Contents">87</text:p>
              </table:table-cell>
              <table:table-cell table:style-name="Table1.A1" office:value-type="string">
                <text:p text:style-name="Table_20_Contents">4006</text:p>
              </table:table-cell>
              <table:table-cell table:style-name="Table1.A1" office:value-type="string">
                <text:p text:style-name="Table_20_Contents">Mackenzie -</text:p>
              </table:table-cell>
              <table:table-cell table:style-name="Table1.A1" office:value-type="string">
                <text:p text:style-name="Table_20_Contents">null</text:p>
              </table:table-cell>
              <table:table-cell table:style-name="Table1.A1" office:value-type="string">
                <text:p text:style-name="Table_20_Contents">H3S 1E4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20</text:span>$</text:p>
              </table:table-cell>
              <table:table-cell table:style-name="Table1.A1" office:value-type="string">
                <text:p text:style-name="Table_20_Contents">735-8206<text:line-break/><text:span text:style-name="Emphasis">942-4228</text:span></text:p>
                <table:table table:name="Table99" table:style-name="Table99">
                  <table:table-column table:style-name="Table99.A"/>
                  <table:table-column table:style-name="Table99.B"/>
                  <table:table-column table:style-name="Table99.C"/>
                  <table:table-row>
                    <table:table-cell table:style-name="Table99.A1" office:value-type="string">
                      <text:p text:style-name="Table_20_Contents">Dioulissa</text:p>
                    </table:table-cell>
                    <table:table-cell table:style-name="Table99.A1" office:value-type="string">
                      <text:p text:style-name="Table_20_Contents">F</text:p>
                    </table:table-cell>
                    <table:table-cell table:style-name="Table99.A1" office:value-type="string">
                      <text:p text:style-name="Table_20_Contents">20</text:p>
                    </table:table-cell>
                  </table:table-row>
                  <table:table-row>
                    <table:table-cell table:style-name="Table99.A1" office:value-type="string">
                      <text:p text:style-name="Table_20_Contents">Anonio</text:p>
                    </table:table-cell>
                    <table:table-cell table:style-name="Table99.A1" office:value-type="string">
                      <text:p text:style-name="Table_20_Contents">M</text:p>
                    </table:table-cell>
                    <table:table-cell table:style-name="Table99.A1" office:value-type="string">
                      <text:p text:style-name="Table_20_Contents">18</text:p>
                    </table:table-cell>
                  </table:table-row>
                  <table:table-row>
                    <table:table-cell table:style-name="Table99.A1" office:value-type="string">
                      <text:p text:style-name="Table_20_Contents">Jeffrey</text:p>
                    </table:table-cell>
                    <table:table-cell table:style-name="Table99.A1" office:value-type="string">
                      <text:p text:style-name="Table_20_Contents">M</text:p>
                    </table:table-cell>
                    <table:table-cell table:style-name="Table99.A1" office:value-type="string">
                      <text:p text:style-name="Table_20_Contents">17</text:p>
                    </table:table-cell>
                  </table:table-row>
                  <table:table-row>
                    <table:table-cell table:style-name="Table99.A1" office:value-type="string">
                      <text:p text:style-name="Table_20_Contents">Cynthia</text:p>
                    </table:table-cell>
                    <table:table-cell table:style-name="Table99.A1" office:value-type="string">
                      <text:p text:style-name="Table_20_Contents">F</text:p>
                    </table:table-cell>
                    <table:table-cell table:style-name="Table99.A1" office:value-type="string">
                      <text:p text:style-name="Table_20_Contents">11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971739950" text:style-name="L51">
                  <text:list-item>
                    <text:p text:style-name="P52"/>
                  </text:list-item>
                </text:list>
              </table:table-cell>
              <table:table-cell table:style-name="Table1.A1" office:value-type="string">
                <text:p text:style-name="Table_20_Contents">55</text:p>
                <table:table table:name="Table100" table:style-name="Table100">
                  <table:table-column table:style-name="Table100.A"/>
                  <table:table-column table:style-name="Table100.B"/>
                  <table:table-row>
                    <table:table-cell table:style-name="Table100.A1" office:value-type="string">
                      <text:p text:style-name="Table_20_Contents">MUTHUKUMALAN, Amudhakala</text:p>
                    </table:table-cell>
                    <table:table-cell table:style-name="Table100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44</text:p>
              </table:table-cell>
              <table:table-cell table:style-name="Table1.A1" office:value-type="string">
                <text:p text:style-name="Table_20_Contents">7860</text:p>
              </table:table-cell>
              <table:table-cell table:style-name="Table1.A1" office:value-type="string">
                <text:p text:style-name="Table_20_Contents">Mountain Sights 201</text:p>
              </table:table-cell>
              <table:table-cell table:style-name="Table1.A1" office:value-type="string">
                <text:p text:style-name="Table_20_Contents">null</text:p>
              </table:table-cell>
              <table:table-cell table:style-name="Table1.A1" office:value-type="string">
                <text:p text:style-name="Table_20_Contents">H4P 2B2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30</text:span>$</text:p>
              </table:table-cell>
              <table:table-cell table:style-name="Table1.A1" office:value-type="string">
                <text:p text:style-name="Table_20_Contents">342-9470<text:line-break/><text:span text:style-name="Emphasis">764-0729</text:span></text:p>
                <table:table table:name="Table101" table:style-name="Table101">
                  <table:table-column table:style-name="Table101.A"/>
                  <table:table-column table:style-name="Table101.B"/>
                  <table:table-column table:style-name="Table101.C"/>
                  <table:table-row>
                    <table:table-cell table:style-name="Table101.A1" office:value-type="string">
                      <text:p text:style-name="Table_20_Contents">Antony</text:p>
                    </table:table-cell>
                    <table:table-cell table:style-name="Table101.A1" office:value-type="string">
                      <text:p text:style-name="Table_20_Contents">M</text:p>
                    </table:table-cell>
                    <table:table-cell table:style-name="Table101.A1" office:value-type="string">
                      <text:p text:style-name="Table_20_Contents">14</text:p>
                    </table:table-cell>
                  </table:table-row>
                  <table:table-row>
                    <table:table-cell table:style-name="Table101.A1" office:value-type="string">
                      <text:p text:style-name="Table_20_Contents">Kesoth</text:p>
                    </table:table-cell>
                    <table:table-cell table:style-name="Table101.A1" office:value-type="string">
                      <text:p text:style-name="Table_20_Contents">M</text:p>
                    </table:table-cell>
                    <table:table-cell table:style-name="Table101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101.A1" office:value-type="string">
                      <text:p text:style-name="Table_20_Contents">Vitusan</text:p>
                    </table:table-cell>
                    <table:table-cell table:style-name="Table101.A1" office:value-type="string">
                      <text:p text:style-name="Table_20_Contents">M</text:p>
                    </table:table-cell>
                    <table:table-cell table:style-name="Table101.A1" office:value-type="string">
                      <text:p text:style-name="Table_20_Contents">11</text:p>
                    </table:table-cell>
                  </table:table-row>
                  <table:table-row>
                    <table:table-cell table:style-name="Table101.A1" office:value-type="string">
                      <text:p text:style-name="Table_20_Contents">Anosan</text:p>
                    </table:table-cell>
                    <table:table-cell table:style-name="Table101.A1" office:value-type="string">
                      <text:p text:style-name="Table_20_Contents">M</text:p>
                    </table:table-cell>
                    <table:table-cell table:style-name="Table101.A1" office:value-type="string">
                      <text:p text:style-name="Table_20_Contents">08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361355976" text:style-name="L52">
                  <text:list-item>
                    <text:p text:style-name="P53"/>
                  </text:list-item>
                </text:list>
              </table:table-cell>
              <table:table-cell table:style-name="Table1.A1" office:value-type="string">
                <text:p text:style-name="Table_20_Contents">31</text:p>
                <table:table table:name="Table102" table:style-name="Table102">
                  <table:table-column table:style-name="Table102.A"/>
                  <table:table-column table:style-name="Table102.B"/>
                  <table:table-row>
                    <table:table-cell table:style-name="Table102.A1" office:value-type="string">
                      <text:p text:style-name="Table_20_Contents">FERRAG MOHAMED, Salah</text:p>
                    </table:table-cell>
                    <table:table-cell table:style-name="Table102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102.A1" office:value-type="string">
                      <text:p text:style-name="Table_20_Contents">LAMRI, Naouel</text:p>
                    </table:table-cell>
                    <table:table-cell table:style-name="Table102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</text:span></text:p>
              </table:table-cell>
              <table:table-cell table:style-name="Table1.A1" office:value-type="string">
                <text:p text:style-name="Table_20_Contents">36</text:p>
              </table:table-cell>
              <table:table-cell table:style-name="Table1.A1" office:value-type="string">
                <text:p text:style-name="Table_20_Contents">2780</text:p>
              </table:table-cell>
              <table:table-cell table:style-name="Table1.A1" office:value-type="string">
                <text:p text:style-name="Table_20_Contents">Pl. Darlington</text:p>
              </table:table-cell>
              <table:table-cell table:style-name="Table1.A1" office:value-type="string">
                <text:p text:style-name="Table_20_Contents">14</text:p>
              </table:table-cell>
              <table:table-cell table:style-name="Table1.A1" office:value-type="string">
                <text:p text:style-name="Table_20_Contents">H3S 1L5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1-3412<text:line-break/><text:span text:style-name="Emphasis">739-8810</text:span></text:p>
                <table:table table:name="Table103" table:style-name="Table103">
                  <table:table-column table:style-name="Table103.A"/>
                  <table:table-column table:style-name="Table103.B"/>
                  <table:table-column table:style-name="Table103.C"/>
                  <table:table-row>
                    <table:table-cell table:style-name="Table103.A1" office:value-type="string">
                      <text:p text:style-name="Table_20_Contents">Kais Hied</text:p>
                    </table:table-cell>
                    <table:table-cell table:style-name="Table103.A1" office:value-type="string">
                      <text:p text:style-name="Table_20_Contents">M</text:p>
                    </table:table-cell>
                    <table:table-cell table:style-name="Table103.A1" office:value-type="string">
                      <text:p text:style-name="Table_20_Contents">14</text:p>
                    </table:table-cell>
                  </table:table-row>
                  <table:table-row>
                    <table:table-cell table:style-name="Table103.A1" office:value-type="string">
                      <text:p text:style-name="Table_20_Contents">Anass Sad.</text:p>
                    </table:table-cell>
                    <table:table-cell table:style-name="Table103.A1" office:value-type="string">
                      <text:p text:style-name="Table_20_Contents">M</text:p>
                    </table:table-cell>
                    <table:table-cell table:style-name="Table103.A1" office:value-type="string">
                      <text:p text:style-name="Table_20_Contents">11</text:p>
                    </table:table-cell>
                  </table:table-row>
                  <table:table-row>
                    <table:table-cell table:style-name="Table103.A1" office:value-type="string">
                      <text:p text:style-name="Table_20_Contents">Camila M.</text:p>
                    </table:table-cell>
                    <table:table-cell table:style-name="Table103.A1" office:value-type="string">
                      <text:p text:style-name="Table_20_Contents">F</text:p>
                    </table:table-cell>
                    <table:table-cell table:style-name="Table103.A1" office:value-type="string">
                      <text:p text:style-name="Table_20_Contents">07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596681588" text:style-name="L53">
                  <text:list-item>
                    <text:p text:style-name="P54"/>
                  </text:list-item>
                </text:list>
              </table:table-cell>
              <table:table-cell table:style-name="Table1.A1" office:value-type="string">
                <text:p text:style-name="Table_20_Contents">32</text:p>
                <table:table table:name="Table104" table:style-name="Table104">
                  <table:table-column table:style-name="Table104.A"/>
                  <table:table-column table:style-name="Table104.B"/>
                  <table:table-row>
                    <table:table-cell table:style-name="Table104.A1" office:value-type="string">
                      <text:p text:style-name="Table_20_Contents">ATABA, Amal</text:p>
                    </table:table-cell>
                    <table:table-cell table:style-name="Table10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04.A1" office:value-type="string">
                      <text:p text:style-name="Table_20_Contents">CHARRAT, Abderrahim</text:p>
                    </table:table-cell>
                    <table:table-cell table:style-name="Table10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173</text:p>
              </table:table-cell>
              <table:table-cell table:style-name="Table1.A1" office:value-type="string">
                <text:p text:style-name="Table_20_Contents">2820</text:p>
              </table:table-cell>
              <table:table-cell table:style-name="Table1.A1" office:value-type="string">
                <text:p text:style-name="Table_20_Contents">Pl. Darlington</text:p>
              </table:table-cell>
              <table:table-cell table:style-name="Table1.A1" office:value-type="string">
                <text:p text:style-name="Table_20_Contents">33</text:p>
              </table:table-cell>
              <table:table-cell table:style-name="Table1.A1" office:value-type="string">
                <text:p text:style-name="Table_20_Contents">H3S 1L5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3-4218<text:line-break/><text:span text:style-name="Emphasis">562-6380</text:span></text:p>
                <table:table table:name="Table105" table:style-name="Table105">
                  <table:table-column table:style-name="Table105.A"/>
                  <table:table-column table:style-name="Table105.B"/>
                  <table:table-column table:style-name="Table105.C"/>
                  <table:table-row>
                    <table:table-cell table:style-name="Table105.A1" office:value-type="string">
                      <text:p text:style-name="Table_20_Contents">Salma</text:p>
                    </table:table-cell>
                    <table:table-cell table:style-name="Table105.A1" office:value-type="string">
                      <text:p text:style-name="Table_20_Contents">F</text:p>
                    </table:table-cell>
                    <table:table-cell table:style-name="Table105.A1" office:value-type="string">
                      <text:p text:style-name="Table_20_Contents">07</text:p>
                    </table:table-cell>
                  </table:table-row>
                  <table:table-row>
                    <table:table-cell table:style-name="Table105.A1" office:value-type="string">
                      <text:p text:style-name="Table_20_Contents">Mohamed</text:p>
                    </table:table-cell>
                    <table:table-cell table:style-name="Table105.A1" office:value-type="string">
                      <text:p text:style-name="Table_20_Contents">M</text:p>
                    </table:table-cell>
                    <table:table-cell table:style-name="Table105.A1" office:value-type="string">
                      <text:p text:style-name="Table_20_Contents">05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950314385" text:style-name="L54">
                  <text:list-item>
                    <text:p text:style-name="P55"/>
                  </text:list-item>
                </text:list>
              </table:table-cell>
              <table:table-cell table:style-name="Table1.A1" office:value-type="string">
                <text:p text:style-name="Table_20_Contents">34</text:p>
                <table:table table:name="Table106" table:style-name="Table106">
                  <table:table-column table:style-name="Table106.A"/>
                  <table:table-column table:style-name="Table106.B"/>
                  <table:table-row>
                    <table:table-cell table:style-name="Table106.A1" office:value-type="string">
                      <text:p text:style-name="Table_20_Contents">TAGHANE, Nassima</text:p>
                    </table:table-cell>
                    <table:table-cell table:style-name="Table10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06.A1" office:value-type="string">
                      <text:p text:style-name="Table_20_Contents"><text:soft-page-break/>MOKRAMI, Boualem</text:p>
                    </table:table-cell>
                    <table:table-cell table:style-name="Table106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oui</text:span></text:p>
              </table:table-cell>
              <table:table-cell table:style-name="Table1.A1" office:value-type="string">
                <text:p text:style-name="Table_20_Contents">174</text:p>
              </table:table-cell>
              <table:table-cell table:style-name="Table1.A1" office:value-type="string">
                <text:p text:style-name="Table_20_Contents">5864</text:p>
              </table:table-cell>
              <table:table-cell table:style-name="Table1.A1" office:value-type="string">
                <text:p text:style-name="Table_20_Contents">Pl. Décelles</text:p>
              </table:table-cell>
              <table:table-cell table:style-name="Table1.A1" office:value-type="string">
                <text:p text:style-name="Table_20_Contents">21</text:p>
              </table:table-cell>
              <table:table-cell table:style-name="Table1.A1" office:value-type="string">
                <text:p text:style-name="Table_20_Contents">H3S 1X5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3-4096<text:line-break/><text:span text:style-name="Emphasis">434-0624</text:span></text:p>
                <table:table table:name="Table107" table:style-name="Table107">
                  <table:table-column table:style-name="Table107.A"/>
                  <table:table-column table:style-name="Table107.B"/>
                  <table:table-column table:style-name="Table107.C"/>
                  <table:table-row>
                    <table:table-cell table:style-name="Table107.A1" office:value-type="string">
                      <text:p text:style-name="Table_20_Contents"><text:soft-page-break/>Hichem</text:p>
                    </table:table-cell>
                    <table:table-cell table:style-name="Table107.A1" office:value-type="string">
                      <text:p text:style-name="Table_20_Contents">M</text:p>
                    </table:table-cell>
                    <table:table-cell table:style-name="Table107.A1" office:value-type="string">
                      <text:p text:style-name="Table_20_Contents">10</text:p>
                    </table:table-cell>
                  </table:table-row>
                  <table:table-row>
                    <table:table-cell table:style-name="Table107.A1" office:value-type="string">
                      <text:p text:style-name="Table_20_Contents">Nazim</text:p>
                    </table:table-cell>
                    <table:table-cell table:style-name="Table107.A1" office:value-type="string">
                      <text:p text:style-name="Table_20_Contents">M</text:p>
                    </table:table-cell>
                    <table:table-cell table:style-name="Table107.A1" office:value-type="string">
                      <text:p text:style-name="Table_20_Contents">8½</text:p>
                    </table:table-cell>
                  </table:table-row>
                  <table:table-row>
                    <table:table-cell table:style-name="Table107.A1" office:value-type="string">
                      <text:p text:style-name="Table_20_Contents">Samy</text:p>
                    </table:table-cell>
                    <table:table-cell table:style-name="Table107.A1" office:value-type="string">
                      <text:p text:style-name="Table_20_Contents">M</text:p>
                    </table:table-cell>
                    <table:table-cell table:style-name="Table107.A1" office:value-type="string">
                      <text:p text:style-name="Table_20_Contents">2¼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428770748" text:style-name="L55">
                  <text:list-item>
                    <text:p text:style-name="P56"/>
                  </text:list-item>
                </text:list>
              </table:table-cell>
              <table:table-cell table:style-name="Table1.A1" office:value-type="string">
                <text:p text:style-name="Table_20_Contents">56</text:p>
                <table:table table:name="Table108" table:style-name="Table108">
                  <table:table-column table:style-name="Table108.A"/>
                  <table:table-column table:style-name="Table108.B"/>
                  <table:table-row>
                    <table:table-cell table:style-name="Table108.A1" office:value-type="string">
                      <text:p text:style-name="Table_20_Contents">BALASUBRAMANIAM, Nirmalan</text:p>
                    </table:table-cell>
                    <table:table-cell table:style-name="Table108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108.A1" office:value-type="string">
                      <text:p text:style-name="Table_20_Contents">VIJAYADEVA, Subajini</text:p>
                    </table:table-cell>
                    <table:table-cell table:style-name="Table108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102</text:p>
              </table:table-cell>
              <table:table-cell table:style-name="Table1.A1" office:value-type="string">
                <text:p text:style-name="Table_20_Contents">3740</text:p>
              </table:table-cell>
              <table:table-cell table:style-name="Table1.A1" office:value-type="string">
                <text:p text:style-name="Table_20_Contents">Plamondon</text:p>
              </table:table-cell>
              <table:table-cell table:style-name="Table1.A1" office:value-type="string">
                <text:p text:style-name="Table_20_Contents">6</text:p>
              </table:table-cell>
              <table:table-cell table:style-name="Table1.A1" office:value-type="string">
                <text:p text:style-name="Table_20_Contents">H3S 1L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41-0192<text:line-break/><text:span text:style-name="Emphasis">741-2988</text:span></text:p>
                <table:table table:name="Table109" table:style-name="Table109">
                  <table:table-column table:style-name="Table109.A"/>
                  <table:table-column table:style-name="Table109.B"/>
                  <table:table-column table:style-name="Table109.C"/>
                  <table:table-row>
                    <table:table-cell table:style-name="Table109.A1" office:value-type="string">
                      <text:p text:style-name="Table_20_Contents">Shamily</text:p>
                    </table:table-cell>
                    <table:table-cell table:style-name="Table109.A1" office:value-type="string">
                      <text:p text:style-name="Table_20_Contents">F</text:p>
                    </table:table-cell>
                    <table:table-cell table:style-name="Table109.A1" office:value-type="string">
                      <text:p text:style-name="Table_20_Contents">10</text:p>
                    </table:table-cell>
                  </table:table-row>
                  <table:table-row>
                    <table:table-cell table:style-name="Table109.A1" office:value-type="string">
                      <text:p text:style-name="Table_20_Contents">Shavenan</text:p>
                    </table:table-cell>
                    <table:table-cell table:style-name="Table109.A1" office:value-type="string">
                      <text:p text:style-name="Table_20_Contents">M</text:p>
                    </table:table-cell>
                    <table:table-cell table:style-name="Table109.A1" office:value-type="string">
                      <text:p text:style-name="Table_20_Contents">09</text:p>
                    </table:table-cell>
                  </table:table-row>
                  <table:table-row>
                    <table:table-cell table:style-name="Table109.A1" office:value-type="string">
                      <text:p text:style-name="Table_20_Contents">Shaarujan</text:p>
                    </table:table-cell>
                    <table:table-cell table:style-name="Table109.A1" office:value-type="string">
                      <text:p text:style-name="Table_20_Contents">M</text:p>
                    </table:table-cell>
                    <table:table-cell table:style-name="Table109.A1" office:value-type="string">
                      <text:p text:style-name="Table_20_Contents">0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167008926" text:style-name="L56">
                  <text:list-item>
                    <text:p text:style-name="P57"/>
                  </text:list-item>
                </text:list>
              </table:table-cell>
              <table:table-cell table:style-name="Table1.A1" office:value-type="string">
                <text:p text:style-name="Table_20_Contents">57</text:p>
                <table:table table:name="Table110" table:style-name="Table110">
                  <table:table-column table:style-name="Table110.A"/>
                  <table:table-column table:style-name="Table110.B"/>
                  <table:table-row>
                    <table:table-cell table:style-name="Table110.A1" office:value-type="string">
                      <text:p text:style-name="Table_20_Contents">HAJMI, Joudia</text:p>
                    </table:table-cell>
                    <table:table-cell table:style-name="Table110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</text:span></text:p>
              </table:table-cell>
              <table:table-cell table:style-name="Table1.A1" office:value-type="string">
                <text:p text:style-name="Table_20_Contents">84</text:p>
              </table:table-cell>
              <table:table-cell table:style-name="Table1.A1" office:value-type="string">
                <text:p text:style-name="Table_20_Contents">3895</text:p>
              </table:table-cell>
              <table:table-cell table:style-name="Table1.A1" office:value-type="string">
                <text:p text:style-name="Table_20_Contents">Plamondon</text:p>
              </table:table-cell>
              <table:table-cell table:style-name="Table1.A1" office:value-type="string">
                <text:p text:style-name="Table_20_Contents">3</text:p>
              </table:table-cell>
              <table:table-cell table:style-name="Table1.A1" office:value-type="string">
                <text:p text:style-name="Table_20_Contents">H3S 1L8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30</text:span>$</text:p>
              </table:table-cell>
              <table:table-cell table:style-name="Table1.A1" office:value-type="string">
                <text:p text:style-name="Table_20_Contents">739-9386</text:p>
                <table:table table:name="Table111" table:style-name="Table111">
                  <table:table-column table:style-name="Table111.A"/>
                  <table:table-column table:style-name="Table111.B"/>
                  <table:table-column table:style-name="Table111.C"/>
                  <table:table-row>
                    <table:table-cell table:style-name="Table111.A1" office:value-type="string">
                      <text:p text:style-name="Table_20_Contents">Moussa</text:p>
                    </table:table-cell>
                    <table:table-cell table:style-name="Table111.A1" office:value-type="string">
                      <text:p text:style-name="Table_20_Contents">M</text:p>
                    </table:table-cell>
                    <table:table-cell table:style-name="Table111.A1" office:value-type="string">
                      <text:p text:style-name="Table_20_Contents">21</text:p>
                    </table:table-cell>
                  </table:table-row>
                  <table:table-row>
                    <table:table-cell table:style-name="Table111.A1" office:value-type="string">
                      <text:p text:style-name="Table_20_Contents">Mohamed</text:p>
                    </table:table-cell>
                    <table:table-cell table:style-name="Table111.A1" office:value-type="string">
                      <text:p text:style-name="Table_20_Contents">M</text:p>
                    </table:table-cell>
                    <table:table-cell table:style-name="Table111.A1" office:value-type="string">
                      <text:p text:style-name="Table_20_Contents">18</text:p>
                    </table:table-cell>
                  </table:table-row>
                  <table:table-row>
                    <table:table-cell table:style-name="Table111.A1" office:value-type="string">
                      <text:p text:style-name="Table_20_Contents">Assya</text:p>
                    </table:table-cell>
                    <table:table-cell table:style-name="Table111.A1" office:value-type="string">
                      <text:p text:style-name="Table_20_Contents">F</text:p>
                    </table:table-cell>
                    <table:table-cell table:style-name="Table111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111.A1" office:value-type="string">
                      <text:p text:style-name="Table_20_Contents">Moustapha</text:p>
                    </table:table-cell>
                    <table:table-cell table:style-name="Table111.A1" office:value-type="string">
                      <text:p text:style-name="Table_20_Contents">M</text:p>
                    </table:table-cell>
                    <table:table-cell table:style-name="Table111.A1" office:value-type="string">
                      <text:p text:style-name="Table_20_Contents">13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902132624" text:style-name="L57">
                  <text:list-item>
                    <text:p text:style-name="P58"/>
                  </text:list-item>
                </text:list>
              </table:table-cell>
              <table:table-cell table:style-name="Table1.A1" office:value-type="string">
                <text:p text:style-name="Table_20_Contents">58</text:p>
                <table:table table:name="Table112" table:style-name="Table112">
                  <table:table-column table:style-name="Table112.A"/>
                  <table:table-column table:style-name="Table112.B"/>
                  <table:table-row>
                    <table:table-cell table:style-name="Table112.A1" office:value-type="string">
                      <text:p text:style-name="Table_20_Contents">DANKOTUWAGE, Sagarika</text:p>
                    </table:table-cell>
                    <table:table-cell table:style-name="Table11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12.A1" office:value-type="string">
                      <text:p text:style-name="Table_20_Contents">LIYANAGEPERERA, Kosalasri</text:p>
                    </table:table-cell>
                    <table:table-cell table:style-name="Table11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conserves</text:span></text:p>
              </table:table-cell>
              <table:table-cell table:style-name="Table1.A1" office:value-type="string">
                <text:p text:style-name="Table_20_Contents">157</text:p>
              </table:table-cell>
              <table:table-cell table:style-name="Table1.A1" office:value-type="string">
                <text:p text:style-name="Table_20_Contents">3895</text:p>
              </table:table-cell>
              <table:table-cell table:style-name="Table1.A1" office:value-type="string">
                <text:p text:style-name="Table_20_Contents">Plamondon</text:p>
              </table:table-cell>
              <table:table-cell table:style-name="Table1.A1" office:value-type="string">
                <text:p text:style-name="Table_20_Contents">4</text:p>
              </table:table-cell>
              <table:table-cell table:style-name="Table1.A1" office:value-type="string">
                <text:p text:style-name="Table_20_Contents">H3S 1L8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42-5262<text:line-break/><text:span text:style-name="Emphasis">814-7944</text:span></text:p>
                <table:table table:name="Table113" table:style-name="Table113">
                  <table:table-column table:style-name="Table113.A"/>
                  <table:table-column table:style-name="Table113.B"/>
                  <table:table-column table:style-name="Table113.C"/>
                  <table:table-row>
                    <table:table-cell table:style-name="Table113.A1" office:value-type="string">
                      <text:p text:style-name="Table_20_Contents">Viraj</text:p>
                    </table:table-cell>
                    <table:table-cell table:style-name="Table113.A1" office:value-type="string">
                      <text:p text:style-name="Table_20_Contents">M</text:p>
                    </table:table-cell>
                    <table:table-cell table:style-name="Table113.A1" office:value-type="string">
                      <text:p text:style-name="Table_20_Contents">18</text:p>
                    </table:table-cell>
                  </table:table-row>
                  <table:table-row>
                    <table:table-cell table:style-name="Table113.A1" office:value-type="string">
                      <text:p text:style-name="Table_20_Contents">Perera</text:p>
                    </table:table-cell>
                    <table:table-cell table:style-name="Table113.A1" office:value-type="string">
                      <text:p text:style-name="Table_20_Contents">M</text:p>
                    </table:table-cell>
                    <table:table-cell table:style-name="Table113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113.A1" office:value-type="string">
                      <text:p text:style-name="Table_20_Contents">Stephanie</text:p>
                    </table:table-cell>
                    <table:table-cell table:style-name="Table113.A1" office:value-type="string">
                      <text:p text:style-name="Table_20_Contents">F</text:p>
                    </table:table-cell>
                    <table:table-cell table:style-name="Table113.A1" office:value-type="string">
                      <text:p text:style-name="Table_20_Contents">07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783520347" text:style-name="L58">
                  <text:list-item>
                    <text:p text:style-name="P59"/>
                  </text:list-item>
                </text:list>
              </table:table-cell>
              <table:table-cell table:style-name="Table1.A1" office:value-type="string">
                <text:p text:style-name="Table_20_Contents">59</text:p>
                <table:table table:name="Table114" table:style-name="Table114">
                  <table:table-column table:style-name="Table114.A"/>
                  <table:table-column table:style-name="Table114.B"/>
                  <table:table-row>
                    <table:table-cell table:style-name="Table114.A1" office:value-type="string">
                      <text:p text:style-name="Table_20_Contents">MAHESAN, Saseela</text:p>
                    </table:table-cell>
                    <table:table-cell table:style-name="Table11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14.A1" office:value-type="string">
                      <text:p text:style-name="Table_20_Contents">RATNAM, Vasuthevan</text:p>
                    </table:table-cell>
                    <table:table-cell table:style-name="Table11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s</text:span></text:p>
              </table:table-cell>
              <table:table-cell table:style-name="Table1.A1" office:value-type="string">
                <text:p text:style-name="Table_20_Contents">73</text:p>
              </table:table-cell>
              <table:table-cell table:style-name="Table1.A1" office:value-type="string">
                <text:p text:style-name="Table_20_Contents">4610</text:p>
              </table:table-cell>
              <table:table-cell table:style-name="Table1.A1" office:value-type="string">
                <text:p text:style-name="Table_20_Contents">Plamondon</text:p>
              </table:table-cell>
              <table:table-cell table:style-name="Table1.A1" office:value-type="string">
                <text:p text:style-name="Table_20_Contents">1</text:p>
              </table:table-cell>
              <table:table-cell table:style-name="Table1.A1" office:value-type="string">
                <text:p text:style-name="Table_20_Contents">H3W 1E5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9-4726<text:line-break/><text:span text:style-name="Emphasis">836-4736</text:span></text:p>
                <table:table table:name="Table115" table:style-name="Table115">
                  <table:table-column table:style-name="Table115.A"/>
                  <table:table-column table:style-name="Table115.B"/>
                  <table:table-column table:style-name="Table115.C"/>
                  <table:table-row>
                    <table:table-cell table:style-name="Table115.A1" office:value-type="string">
                      <text:p text:style-name="Table_20_Contents">Rajeethan</text:p>
                    </table:table-cell>
                    <table:table-cell table:style-name="Table115.A1" office:value-type="string">
                      <text:p text:style-name="Table_20_Contents">M</text:p>
                    </table:table-cell>
                    <table:table-cell table:style-name="Table115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115.A1" office:value-type="string">
                      <text:p text:style-name="Table_20_Contents">Thakshan</text:p>
                    </table:table-cell>
                    <table:table-cell table:style-name="Table115.A1" office:value-type="string">
                      <text:p text:style-name="Table_20_Contents">M</text:p>
                    </table:table-cell>
                    <table:table-cell table:style-name="Table115.A1" office:value-type="string">
                      <text:p text:style-name="Table_20_Contents">03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976578473" text:style-name="L59">
                  <text:list-item>
                    <text:p text:style-name="P60"/>
                  </text:list-item>
                </text:list>
              </table:table-cell>
              <table:table-cell table:style-name="Table1.A1" office:value-type="string">
                <text:p text:style-name="Table_20_Contents">60</text:p>
                <table:table table:name="Table116" table:style-name="Table116">
                  <table:table-column table:style-name="Table116.A"/>
                  <table:table-column table:style-name="Table116.B"/>
                  <table:table-row>
                    <table:table-cell table:style-name="Table116.A1" office:value-type="string">
                      <text:p text:style-name="Table_20_Contents">SELLATHURAI, Vasuki</text:p>
                    </table:table-cell>
                    <table:table-cell table:style-name="Table11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16.A1" office:value-type="string">
                      <text:p text:style-name="Table_20_Contents">PONNAN, Nallaia</text:p>
                    </table:table-cell>
                    <table:table-cell table:style-name="Table116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</text:span></text:p>
              </table:table-cell>
              <table:table-cell table:style-name="Table1.A1" office:value-type="string">
                <text:p text:style-name="Table_20_Contents">59</text:p>
              </table:table-cell>
              <table:table-cell table:style-name="Table1.A1" office:value-type="string">
                <text:p text:style-name="Table_20_Contents">4610</text:p>
              </table:table-cell>
              <table:table-cell table:style-name="Table1.A1" office:value-type="string">
                <text:p text:style-name="Table_20_Contents">Plamondon</text:p>
              </table:table-cell>
              <table:table-cell table:style-name="Table1.A1" office:value-type="string">
                <text:p text:style-name="Table_20_Contents">101</text:p>
              </table:table-cell>
              <table:table-cell table:style-name="Table1.A1" office:value-type="string">
                <text:p text:style-name="Table_20_Contents">H3W 1E5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42-3940<text:line-break/><text:span text:style-name="Emphasis">476-6871</text:span></text:p>
                <table:table table:name="Table117" table:style-name="Table117">
                  <table:table-column table:style-name="Table117.A"/>
                  <table:table-column table:style-name="Table117.B"/>
                  <table:table-column table:style-name="Table117.C"/>
                  <table:table-row>
                    <table:table-cell table:style-name="Table117.A1" office:value-type="string">
                      <text:p text:style-name="Table_20_Contents">Arthihiyan</text:p>
                    </table:table-cell>
                    <table:table-cell table:style-name="Table117.A1" office:value-type="string">
                      <text:p text:style-name="Table_20_Contents">M</text:p>
                    </table:table-cell>
                    <table:table-cell table:style-name="Table117.A1" office:value-type="string">
                      <text:p text:style-name="Table_20_Contents">09</text:p>
                    </table:table-cell>
                  </table:table-row>
                  <table:table-row>
                    <table:table-cell table:style-name="Table117.A1" office:value-type="string">
                      <text:p text:style-name="Table_20_Contents">Arthihiya</text:p>
                    </table:table-cell>
                    <table:table-cell table:style-name="Table117.A1" office:value-type="string">
                      <text:p text:style-name="Table_20_Contents">F</text:p>
                    </table:table-cell>
                    <table:table-cell table:style-name="Table117.A1" office:value-type="string">
                      <text:p text:style-name="Table_20_Contents">07</text:p>
                    </table:table-cell>
                  </table:table-row>
                  <table:table-row>
                    <table:table-cell table:style-name="Table117.A1" office:value-type="string">
                      <text:p text:style-name="Table_20_Contents">Shakana</text:p>
                    </table:table-cell>
                    <table:table-cell table:style-name="Table117.A1" office:value-type="string">
                      <text:p text:style-name="Table_20_Contents">F</text:p>
                    </table:table-cell>
                    <table:table-cell table:style-name="Table117.A1" office:value-type="string">
                      <text:p text:style-name="Table_20_Contents">0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ext:soft-page-break/>
            <table:table-row>
              <table:table-cell table:style-name="Table1.A1" office:value-type="string">
                <text:list xml:id="list1367560913" text:style-name="L60">
                  <text:list-item>
                    <text:p text:style-name="P61"/>
                  </text:list-item>
                </text:list>
              </table:table-cell>
              <table:table-cell table:style-name="Table1.A1" office:value-type="string">
                <text:p text:style-name="Table_20_Contents">61</text:p>
                <table:table table:name="Table118" table:style-name="Table118">
                  <table:table-column table:style-name="Table118.A"/>
                  <table:table-column table:style-name="Table118.B"/>
                  <table:table-row>
                    <table:table-cell table:style-name="Table118.A1" office:value-type="string">
                      <text:p text:style-name="Table_20_Contents">VISUVALINGAM, Ravikumar</text:p>
                    </table:table-cell>
                    <table:table-cell table:style-name="Table118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118.A1" office:value-type="string">
                      <text:p text:style-name="Table_20_Contents">SATHILINGAN, Anusuya</text:p>
                    </table:table-cell>
                    <table:table-cell table:style-name="Table118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boeuf+conserves</text:span></text:p>
              </table:table-cell>
              <table:table-cell table:style-name="Table1.A1" office:value-type="string">
                <text:p text:style-name="Table_20_Contents">21</text:p>
              </table:table-cell>
              <table:table-cell table:style-name="Table1.A1" office:value-type="string">
                <text:p text:style-name="Table_20_Contents">4610</text:p>
              </table:table-cell>
              <table:table-cell table:style-name="Table1.A1" office:value-type="string">
                <text:p text:style-name="Table_20_Contents">Plamondon</text:p>
              </table:table-cell>
              <table:table-cell table:style-name="Table1.A1" office:value-type="string">
                <text:p text:style-name="Table_20_Contents">105</text:p>
              </table:table-cell>
              <table:table-cell table:style-name="Table1.A1" office:value-type="string">
                <text:p text:style-name="Table_20_Contents">H3W 1E5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9-2491<text:line-break/><text:span text:style-name="Emphasis">342-5901</text:span></text:p>
                <table:table table:name="Table119" table:style-name="Table119">
                  <table:table-column table:style-name="Table119.A"/>
                  <table:table-column table:style-name="Table119.B"/>
                  <table:table-column table:style-name="Table119.C"/>
                  <table:table-row>
                    <table:table-cell table:style-name="Table119.A1" office:value-type="string">
                      <text:p text:style-name="Table_20_Contents">Thivya</text:p>
                    </table:table-cell>
                    <table:table-cell table:style-name="Table119.A1" office:value-type="string">
                      <text:p text:style-name="Table_20_Contents">F</text:p>
                    </table:table-cell>
                    <table:table-cell table:style-name="Table119.A1" office:value-type="string">
                      <text:p text:style-name="Table_20_Contents">09</text:p>
                    </table:table-cell>
                  </table:table-row>
                  <table:table-row>
                    <table:table-cell table:style-name="Table119.A1" office:value-type="string">
                      <text:p text:style-name="Table_20_Contents">Thrisika</text:p>
                    </table:table-cell>
                    <table:table-cell table:style-name="Table119.A1" office:value-type="string">
                      <text:p text:style-name="Table_20_Contents">F</text:p>
                    </table:table-cell>
                    <table:table-cell table:style-name="Table119.A1" office:value-type="string">
                      <text:p text:style-name="Table_20_Contents">08</text:p>
                    </table:table-cell>
                  </table:table-row>
                  <table:table-row>
                    <table:table-cell table:style-name="Table119.A1" office:value-type="string">
                      <text:p text:style-name="Table_20_Contents">Ashwin</text:p>
                    </table:table-cell>
                    <table:table-cell table:style-name="Table119.A1" office:value-type="string">
                      <text:p text:style-name="Table_20_Contents">M</text:p>
                    </table:table-cell>
                    <table:table-cell table:style-name="Table119.A1" office:value-type="string">
                      <text:p text:style-name="Table_20_Contents">07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497851135" text:style-name="L61">
                  <text:list-item>
                    <text:p text:style-name="P62"/>
                  </text:list-item>
                </text:list>
              </table:table-cell>
              <table:table-cell table:style-name="Table1.A1" office:value-type="string">
                <text:p text:style-name="Table_20_Contents">62</text:p>
                <table:table table:name="Table120" table:style-name="Table120">
                  <table:table-column table:style-name="Table120.A"/>
                  <table:table-column table:style-name="Table120.B"/>
                  <table:table-row>
                    <table:table-cell table:style-name="Table120.A1" office:value-type="string">
                      <text:p text:style-name="Table_20_Contents">JESUTHASAN, Evanjalin</text:p>
                    </table:table-cell>
                    <table:table-cell table:style-name="Table120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41</text:p>
              </table:table-cell>
              <table:table-cell table:style-name="Table1.A1" office:value-type="string">
                <text:p text:style-name="Table_20_Contents">4700</text:p>
              </table:table-cell>
              <table:table-cell table:style-name="Table1.A1" office:value-type="string">
                <text:p text:style-name="Table_20_Contents">Plamondon</text:p>
              </table:table-cell>
              <table:table-cell table:style-name="Table1.A1" office:value-type="string">
                <text:p text:style-name="Table_20_Contents">12</text:p>
              </table:table-cell>
              <table:table-cell table:style-name="Table1.A1" office:value-type="string">
                <text:p text:style-name="Table_20_Contents">H3W 1E5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44-0890<text:line-break/><text:span text:style-name="Emphasis">627-3051</text:span></text:p>
                <table:table table:name="Table121" table:style-name="Table121">
                  <table:table-column table:style-name="Table121.A"/>
                  <table:table-column table:style-name="Table121.B"/>
                  <table:table-column table:style-name="Table121.C"/>
                  <table:table-row>
                    <table:table-cell table:style-name="Table121.A1" office:value-type="string">
                      <text:p text:style-name="Table_20_Contents">Sinthuja</text:p>
                    </table:table-cell>
                    <table:table-cell table:style-name="Table121.A1" office:value-type="string">
                      <text:p text:style-name="Table_20_Contents">F</text:p>
                    </table:table-cell>
                    <table:table-cell table:style-name="Table121.A1" office:value-type="string">
                      <text:p text:style-name="Table_20_Contents">05</text:p>
                    </table:table-cell>
                  </table:table-row>
                  <table:table-row>
                    <table:table-cell table:style-name="Table121.A1" office:value-type="string">
                      <text:p text:style-name="Table_20_Contents">Shanthosh</text:p>
                    </table:table-cell>
                    <table:table-cell table:style-name="Table121.A1" office:value-type="string">
                      <text:p text:style-name="Table_20_Contents">M</text:p>
                    </table:table-cell>
                    <table:table-cell table:style-name="Table121.A1" office:value-type="string">
                      <text:p text:style-name="Table_20_Contents">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082018709" text:style-name="L62">
                  <text:list-item>
                    <text:p text:style-name="P63"/>
                  </text:list-item>
                </text:list>
              </table:table-cell>
              <table:table-cell table:style-name="Table1.A1" office:value-type="string">
                <text:p text:style-name="Table_20_Contents">63</text:p>
                <table:table table:name="Table122" table:style-name="Table122">
                  <table:table-column table:style-name="Table122.A"/>
                  <table:table-column table:style-name="Table122.B"/>
                  <table:table-row>
                    <table:table-cell table:style-name="Table122.A1" office:value-type="string">
                      <text:p text:style-name="Table_20_Contents">THANABALASINGAN, Santhirakala</text:p>
                    </table:table-cell>
                    <table:table-cell table:style-name="Table12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22.A1" office:value-type="string">
                      <text:p text:style-name="Table_20_Contents">KANTAPODI, Perinparajah</text:p>
                    </table:table-cell>
                    <table:table-cell table:style-name="Table12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61</text:p>
              </table:table-cell>
              <table:table-cell table:style-name="Table1.A1" office:value-type="string">
                <text:p text:style-name="Table_20_Contents">4790</text:p>
              </table:table-cell>
              <table:table-cell table:style-name="Table1.A1" office:value-type="string">
                <text:p text:style-name="Table_20_Contents">Plamondon</text:p>
              </table:table-cell>
              <table:table-cell table:style-name="Table1.A1" office:value-type="string">
                <text:p text:style-name="Table_20_Contents">205</text:p>
              </table:table-cell>
              <table:table-cell table:style-name="Table1.A1" office:value-type="string">
                <text:p text:style-name="Table_20_Contents">H3W 1E5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42-6874<text:line-break/><text:span text:style-name="Emphasis">473-6870</text:span></text:p>
                <table:table table:name="Table123" table:style-name="Table123">
                  <table:table-column table:style-name="Table123.A"/>
                  <table:table-column table:style-name="Table123.B"/>
                  <table:table-column table:style-name="Table123.C"/>
                  <table:table-row>
                    <table:table-cell table:style-name="Table123.A1" office:value-type="string">
                      <text:p text:style-name="Table_20_Contents">Jeeviga</text:p>
                    </table:table-cell>
                    <table:table-cell table:style-name="Table123.A1" office:value-type="string">
                      <text:p text:style-name="Table_20_Contents">F</text:p>
                    </table:table-cell>
                    <table:table-cell table:style-name="Table123.A1" office:value-type="string">
                      <text:p text:style-name="Table_20_Contents">09</text:p>
                    </table:table-cell>
                  </table:table-row>
                  <table:table-row>
                    <table:table-cell table:style-name="Table123.A1" office:value-type="string">
                      <text:p text:style-name="Table_20_Contents">Thidsana</text:p>
                    </table:table-cell>
                    <table:table-cell table:style-name="Table123.A1" office:value-type="string">
                      <text:p text:style-name="Table_20_Contents">F</text:p>
                    </table:table-cell>
                    <table:table-cell table:style-name="Table123.A1" office:value-type="string">
                      <text:p text:style-name="Table_20_Contents">05</text:p>
                    </table:table-cell>
                  </table:table-row>
                  <table:table-row>
                    <table:table-cell table:style-name="Table123.A1" office:value-type="string">
                      <text:p text:style-name="Table_20_Contents">Jethaman</text:p>
                    </table:table-cell>
                    <table:table-cell table:style-name="Table123.A1" office:value-type="string">
                      <text:p text:style-name="Table_20_Contents">M</text:p>
                    </table:table-cell>
                    <table:table-cell table:style-name="Table123.A1" office:value-type="string">
                      <text:p text:style-name="Table_20_Contents">03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41009714" text:style-name="L63">
                  <text:list-item>
                    <text:p text:style-name="P64"/>
                  </text:list-item>
                </text:list>
              </table:table-cell>
              <table:table-cell table:style-name="Table1.A1" office:value-type="string">
                <text:p text:style-name="Table_20_Contents">64</text:p>
                <table:table table:name="Table124" table:style-name="Table124">
                  <table:table-column table:style-name="Table124.A"/>
                  <table:table-column table:style-name="Table124.B"/>
                  <table:table-row>
                    <table:table-cell table:style-name="Table124.A1" office:value-type="string">
                      <text:p text:style-name="Table_20_Contents">RAYAGOPAL, Krishnaveni</text:p>
                    </table:table-cell>
                    <table:table-cell table:style-name="Table12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24.A1" office:value-type="string">
                      <text:p text:style-name="Table_20_Contents">KRISHNAPILLAI, Krishnakumar</text:p>
                    </table:table-cell>
                    <table:table-cell table:style-name="Table12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+boeuf</text:span></text:p>
              </table:table-cell>
              <table:table-cell table:style-name="Table1.A1" office:value-type="string">
                <text:p text:style-name="Table_20_Contents">120</text:p>
              </table:table-cell>
              <table:table-cell table:style-name="Table1.A1" office:value-type="string">
                <text:p text:style-name="Table_20_Contents">4850</text:p>
              </table:table-cell>
              <table:table-cell table:style-name="Table1.A1" office:value-type="string">
                <text:p text:style-name="Table_20_Contents">Plamondon</text:p>
              </table:table-cell>
              <table:table-cell table:style-name="Table1.A1" office:value-type="string">
                <text:p text:style-name="Table_20_Contents">6</text:p>
              </table:table-cell>
              <table:table-cell table:style-name="Table1.A1" office:value-type="string">
                <text:p text:style-name="Table_20_Contents">H3W 1E6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15-7088<text:line-break/><text:span text:style-name="Emphasis">473-7375</text:span></text:p>
                <table:table table:name="Table125" table:style-name="Table125">
                  <table:table-column table:style-name="Table125.A"/>
                  <table:table-column table:style-name="Table125.B"/>
                  <table:table-column table:style-name="Table125.C"/>
                  <table:table-row>
                    <table:table-cell table:style-name="Table125.A1" office:value-type="string">
                      <text:p text:style-name="Table_20_Contents">Krishnavani</text:p>
                    </table:table-cell>
                    <table:table-cell table:style-name="Table125.A1" office:value-type="string">
                      <text:p text:style-name="Table_20_Contents">F</text:p>
                    </table:table-cell>
                    <table:table-cell table:style-name="Table125.A1" office:value-type="string">
                      <text:p text:style-name="Table_20_Contents">13</text:p>
                    </table:table-cell>
                  </table:table-row>
                  <table:table-row>
                    <table:table-cell table:style-name="Table125.A1" office:value-type="string">
                      <text:p text:style-name="Table_20_Contents">Krishnapragash</text:p>
                    </table:table-cell>
                    <table:table-cell table:style-name="Table125.A1" office:value-type="string">
                      <text:p text:style-name="Table_20_Contents">M</text:p>
                    </table:table-cell>
                    <table:table-cell table:style-name="Table125.A1" office:value-type="string">
                      <text:p text:style-name="Table_20_Contents">10</text:p>
                    </table:table-cell>
                  </table:table-row>
                  <table:table-row>
                    <table:table-cell table:style-name="Table125.A1" office:value-type="string">
                      <text:p text:style-name="Table_20_Contents">Kishani</text:p>
                    </table:table-cell>
                    <table:table-cell table:style-name="Table125.A1" office:value-type="string">
                      <text:p text:style-name="Table_20_Contents">F</text:p>
                    </table:table-cell>
                    <table:table-cell table:style-name="Table125.A1" office:value-type="string">
                      <text:p text:style-name="Table_20_Contents">07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639934162" text:style-name="L64">
                  <text:list-item>
                    <text:p text:style-name="P65"/>
                  </text:list-item>
                </text:list>
              </table:table-cell>
              <table:table-cell table:style-name="Table1.A1" office:value-type="string">
                <text:p text:style-name="Table_20_Contents">51</text:p>
                <table:table table:name="Table126" table:style-name="Table126">
                  <table:table-column table:style-name="Table126.A"/>
                  <table:table-column table:style-name="Table126.B"/>
                  <table:table-row>
                    <table:table-cell table:style-name="Table126.A1" office:value-type="string">
                      <text:p text:style-name="Table_20_Contents">BOUMAZA, Mustapha</text:p>
                    </table:table-cell>
                    <table:table-cell table:style-name="Table126.A1" office:value-type="string">
                      <text:p text:style-name="Table_20_Contents">M</text:p>
                    </table:table-cell>
                  </table:table-row>
                  <table:table-row>
                    <table:table-cell table:style-name="Table126.A1" office:value-type="string">
                      <text:p text:style-name="Table_20_Contents">DJENDER, Amina</text:p>
                    </table:table-cell>
                    <table:table-cell table:style-name="Table126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porc</text:span></text:p>
              </table:table-cell>
              <table:table-cell table:style-name="Table1.A1" office:value-type="string">
                <text:p text:style-name="Table_20_Contents">117</text:p>
              </table:table-cell>
              <table:table-cell table:style-name="Table1.A1" office:value-type="string">
                <text:p text:style-name="Table_20_Contents">4620</text:p>
              </table:table-cell>
              <table:table-cell table:style-name="Table1.A1" office:value-type="string">
                <text:p text:style-name="Table_20_Contents">St-Kevin</text:p>
              </table:table-cell>
              <table:table-cell table:style-name="Table1.A1" office:value-type="string">
                <text:p text:style-name="Table_20_Contents">null</text:p>
              </table:table-cell>
              <table:table-cell table:style-name="Table1.A1" office:value-type="string">
                <text:p text:style-name="Table_20_Contents">H3W 1N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20</text:span>$</text:p>
              </table:table-cell>
              <table:table-cell table:style-name="Table1.A1" office:value-type="string">
                <text:p text:style-name="Table_20_Contents">739-5420<text:line-break/><text:span text:style-name="Emphasis">?</text:span></text:p>
                <table:table table:name="Table127" table:style-name="Table127">
                  <table:table-column table:style-name="Table127.A"/>
                  <table:table-column table:style-name="Table127.B"/>
                  <table:table-column table:style-name="Table127.C"/>
                  <table:table-row>
                    <table:table-cell table:style-name="Table127.A1" office:value-type="string">
                      <text:p text:style-name="Table_20_Contents">Abdellah</text:p>
                    </table:table-cell>
                    <table:table-cell table:style-name="Table127.A1" office:value-type="string">
                      <text:p text:style-name="Table_20_Contents">M</text:p>
                    </table:table-cell>
                    <table:table-cell table:style-name="Table127.A1" office:value-type="string">
                      <text:p text:style-name="Table_20_Contents">16</text:p>
                    </table:table-cell>
                  </table:table-row>
                  <table:table-row>
                    <table:table-cell table:style-name="Table127.A1" office:value-type="string">
                      <text:p text:style-name="Table_20_Contents">Yanis</text:p>
                    </table:table-cell>
                    <table:table-cell table:style-name="Table127.A1" office:value-type="string">
                      <text:p text:style-name="Table_20_Contents">M</text:p>
                    </table:table-cell>
                    <table:table-cell table:style-name="Table127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127.A1" office:value-type="string">
                      <text:p text:style-name="Table_20_Contents">Amina Iften</text:p>
                    </table:table-cell>
                    <table:table-cell table:style-name="Table127.A1" office:value-type="string">
                      <text:p text:style-name="Table_20_Contents">M</text:p>
                    </table:table-cell>
                    <table:table-cell table:style-name="Table127.A1" office:value-type="string">
                      <text:p text:style-name="Table_20_Contents">08</text:p>
                    </table:table-cell>
                  </table:table-row>
                  <table:table-row>
                    <table:table-cell table:style-name="Table127.A1" office:value-type="string">
                      <text:p text:style-name="Table_20_Contents">Amaïs Meina</text:p>
                    </table:table-cell>
                    <table:table-cell table:style-name="Table127.A1" office:value-type="string">
                      <text:p text:style-name="Table_20_Contents">F</text:p>
                    </table:table-cell>
                    <table:table-cell table:style-name="Table127.A1" office:value-type="string">
                      <text:p text:style-name="Table_20_Contents">1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074528878" text:style-name="L65">
                  <text:list-item>
                    <text:p text:style-name="P66"/>
                  </text:list-item>
                </text:list>
              </table:table-cell>
              <table:table-cell table:style-name="Table1.A1" office:value-type="string">
                <text:p text:style-name="Table_20_Contents">52</text:p>
                <table:table table:name="Table128" table:style-name="Table128">
                  <table:table-column table:style-name="Table128.A"/>
                  <table:table-column table:style-name="Table128.B"/>
                  <table:table-row>
                    <table:table-cell table:style-name="Table128.A1" office:value-type="string">
                      <text:p text:style-name="Table_20_Contents">SARVANANTHAM, Pirathini</text:p>
                    </table:table-cell>
                    <table:table-cell table:style-name="Table12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28.A1" office:value-type="string">
                      <text:p text:style-name="Table_20_Contents">JEYAM, Jeyavathanan</text:p>
                    </table:table-cell>
                    <table:table-cell table:style-name="Table12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118</text:p>
              </table:table-cell>
              <table:table-cell table:style-name="Table1.A1" office:value-type="string">
                <text:p text:style-name="Table_20_Contents">4620</text:p>
              </table:table-cell>
              <table:table-cell table:style-name="Table1.A1" office:value-type="string">
                <text:p text:style-name="Table_20_Contents">St-Kevin</text:p>
              </table:table-cell>
              <table:table-cell table:style-name="Table1.A1" office:value-type="string">
                <text:p text:style-name="Table_20_Contents">null</text:p>
              </table:table-cell>
              <table:table-cell table:style-name="Table1.A1" office:value-type="string">
                <text:p text:style-name="Table_20_Contents">H3W 1N9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7-6946<text:line-break/><text:span text:style-name="Emphasis">912-8792</text:span></text:p>
                <table:table table:name="Table129" table:style-name="Table129">
                  <table:table-column table:style-name="Table129.A"/>
                  <table:table-column table:style-name="Table129.B"/>
                  <table:table-column table:style-name="Table129.C"/>
                  <table:table-row>
                    <table:table-cell table:style-name="Table129.A1" office:value-type="string">
                      <text:p text:style-name="Table_20_Contents">Yakami</text:p>
                    </table:table-cell>
                    <table:table-cell table:style-name="Table129.A1" office:value-type="string">
                      <text:p text:style-name="Table_20_Contents">F</text:p>
                    </table:table-cell>
                    <table:table-cell table:style-name="Table129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129.A1" office:value-type="string">
                      <text:p text:style-name="Table_20_Contents">Suyaan</text:p>
                    </table:table-cell>
                    <table:table-cell table:style-name="Table129.A1" office:value-type="string">
                      <text:p text:style-name="Table_20_Contents">M</text:p>
                    </table:table-cell>
                    <table:table-cell table:style-name="Table129.A1" office:value-type="string">
                      <text:p text:style-name="Table_20_Contents">04</text:p>
                    </table:table-cell>
                  </table:table-row>
                  <table:table-row>
                    <table:table-cell table:style-name="Table129.A1" office:value-type="string">
                      <text:p text:style-name="Table_20_Contents"><text:soft-page-break/>Kishanth</text:p>
                    </table:table-cell>
                    <table:table-cell table:style-name="Table129.A1" office:value-type="string">
                      <text:p text:style-name="Table_20_Contents">M</text:p>
                    </table:table-cell>
                    <table:table-cell table:style-name="Table129.A1" office:value-type="string">
                      <text:p text:style-name="Table_20_Contents">0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298923692" text:style-name="L66">
                  <text:list-item>
                    <text:p text:style-name="P67"/>
                  </text:list-item>
                </text:list>
              </table:table-cell>
              <table:table-cell table:style-name="Table1.A1" office:value-type="string">
                <text:p text:style-name="Table_20_Contents">65</text:p>
                <table:table table:name="Table130" table:style-name="Table130">
                  <table:table-column table:style-name="Table130.A"/>
                  <table:table-column table:style-name="Table130.B"/>
                  <table:table-row>
                    <table:table-cell table:style-name="Table130.A1" office:value-type="string">
                      <text:p text:style-name="Table_20_Contents">SIVASHAMPU, Chandrakala</text:p>
                    </table:table-cell>
                    <table:table-cell table:style-name="Table130.A1" office:value-type="string">
                      <text:p text:style-name="Table_20_Contents">F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conserves</text:span></text:p>
              </table:table-cell>
              <table:table-cell table:style-name="Table1.A1" office:value-type="string">
                <text:p text:style-name="Table_20_Contents">24</text:p>
              </table:table-cell>
              <table:table-cell table:style-name="Table1.A1" office:value-type="string">
                <text:p text:style-name="Table_20_Contents">3230</text:p>
              </table:table-cell>
              <table:table-cell table:style-name="Table1.A1" office:value-type="string">
                <text:p text:style-name="Table_20_Contents">Van Horne</text:p>
              </table:table-cell>
              <table:table-cell table:style-name="Table1.A1" office:value-type="string">
                <text:p text:style-name="Table_20_Contents">6</text:p>
              </table:table-cell>
              <table:table-cell table:style-name="Table1.A1" office:value-type="string">
                <text:p text:style-name="Table_20_Contents">H3S 1R4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3-3272<text:line-break/><text:span text:style-name="Emphasis">739-2610</text:span></text:p>
                <table:table table:name="Table131" table:style-name="Table131">
                  <table:table-column table:style-name="Table131.A"/>
                  <table:table-column table:style-name="Table131.B"/>
                  <table:table-column table:style-name="Table131.C"/>
                  <table:table-row>
                    <table:table-cell table:style-name="Table131.A1" office:value-type="string">
                      <text:p text:style-name="Table_20_Contents">Abisan</text:p>
                    </table:table-cell>
                    <table:table-cell table:style-name="Table131.A1" office:value-type="string">
                      <text:p text:style-name="Table_20_Contents">M</text:p>
                    </table:table-cell>
                    <table:table-cell table:style-name="Table131.A1" office:value-type="string">
                      <text:p text:style-name="Table_20_Contents">06</text:p>
                    </table:table-cell>
                  </table:table-row>
                  <table:table-row>
                    <table:table-cell table:style-name="Table131.A1" office:value-type="string">
                      <text:p text:style-name="Table_20_Contents">Akaas</text:p>
                    </table:table-cell>
                    <table:table-cell table:style-name="Table131.A1" office:value-type="string">
                      <text:p text:style-name="Table_20_Contents">M</text:p>
                    </table:table-cell>
                    <table:table-cell table:style-name="Table131.A1" office:value-type="string">
                      <text:p text:style-name="Table_20_Contents">02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516126257" text:style-name="L67">
                  <text:list-item>
                    <text:p text:style-name="P68"/>
                  </text:list-item>
                </text:list>
              </table:table-cell>
              <table:table-cell table:style-name="Table1.A1" office:value-type="string">
                <text:p text:style-name="Table_20_Contents">66</text:p>
                <table:table table:name="Table132" table:style-name="Table132">
                  <table:table-column table:style-name="Table132.A"/>
                  <table:table-column table:style-name="Table132.B"/>
                  <table:table-row>
                    <table:table-cell table:style-name="Table132.A1" office:value-type="string">
                      <text:p text:style-name="Table_20_Contents">NAGENDRAM, Nageswary</text:p>
                    </table:table-cell>
                    <table:table-cell table:style-name="Table132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32.A1" office:value-type="string">
                      <text:p text:style-name="Table_20_Contents">VIGNESWARAN, Manikam</text:p>
                    </table:table-cell>
                    <table:table-cell table:style-name="Table132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161</text:p>
              </table:table-cell>
              <table:table-cell table:style-name="Table1.A1" office:value-type="string">
                <text:p text:style-name="Table_20_Contents">4107</text:p>
              </table:table-cell>
              <table:table-cell table:style-name="Table1.A1" office:value-type="string">
                <text:p text:style-name="Table_20_Contents">Van Horne –</text:p>
              </table:table-cell>
              <table:table-cell table:style-name="Table1.A1" office:value-type="string">
                <text:p text:style-name="Table_20_Contents">null</text:p>
              </table:table-cell>
              <table:table-cell table:style-name="Table1.A1" office:value-type="string">
                <text:p text:style-name="Table_20_Contents">H3S 1S2</text:p>
              </table:table-cell>
              <table:table-cell table:style-name="Table1.A1" office:value-type="string">
                <text:p text:style-name="Table_20_Contents">0</text:p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342-6488<text:line-break/><text:span text:style-name="Emphasis">652-6488</text:span></text:p>
                <table:table table:name="Table133" table:style-name="Table133">
                  <table:table-column table:style-name="Table133.A"/>
                  <table:table-column table:style-name="Table133.B"/>
                  <table:table-column table:style-name="Table133.C"/>
                  <table:table-row>
                    <table:table-cell table:style-name="Table133.A1" office:value-type="string">
                      <text:p text:style-name="Table_20_Contents">Suren</text:p>
                    </table:table-cell>
                    <table:table-cell table:style-name="Table133.A1" office:value-type="string">
                      <text:p text:style-name="Table_20_Contents">M</text:p>
                    </table:table-cell>
                    <table:table-cell table:style-name="Table133.A1" office:value-type="string">
                      <text:p text:style-name="Table_20_Contents">20</text:p>
                    </table:table-cell>
                  </table:table-row>
                  <table:table-row>
                    <table:table-cell table:style-name="Table133.A1" office:value-type="string">
                      <text:p text:style-name="Table_20_Contents">Keerthana</text:p>
                    </table:table-cell>
                    <table:table-cell table:style-name="Table133.A1" office:value-type="string">
                      <text:p text:style-name="Table_20_Contents">F</text:p>
                    </table:table-cell>
                    <table:table-cell table:style-name="Table133.A1" office:value-type="string">
                      <text:p text:style-name="Table_20_Contents">13</text:p>
                    </table:table-cell>
                  </table:table-row>
                  <table:table-row>
                    <table:table-cell table:style-name="Table133.A1" office:value-type="string">
                      <text:p text:style-name="Table_20_Contents">Methunan</text:p>
                    </table:table-cell>
                    <table:table-cell table:style-name="Table133.A1" office:value-type="string">
                      <text:p text:style-name="Table_20_Contents">M</text:p>
                    </table:table-cell>
                    <table:table-cell table:style-name="Table133.A1" office:value-type="string">
                      <text:p text:style-name="Table_20_Contents">11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258841700" text:style-name="L68">
                  <text:list-item>
                    <text:p text:style-name="P69"/>
                  </text:list-item>
                </text:list>
              </table:table-cell>
              <table:table-cell table:style-name="Table1.A1" office:value-type="string">
                <text:p text:style-name="Table_20_Contents">69</text:p>
                <table:table table:name="Table134" table:style-name="Table134">
                  <table:table-column table:style-name="Table134.A"/>
                  <table:table-column table:style-name="Table134.B"/>
                  <table:table-row>
                    <table:table-cell table:style-name="Table134.A1" office:value-type="string">
                      <text:p text:style-name="Table_20_Contents">JEGASOTNY, Rasavathani</text:p>
                    </table:table-cell>
                    <table:table-cell table:style-name="Table134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34.A1" office:value-type="string">
                      <text:p text:style-name="Table_20_Contents">ARULIAH, Arul</text:p>
                    </table:table-cell>
                    <table:table-cell table:style-name="Table134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79</text:p>
              </table:table-cell>
              <table:table-cell table:style-name="Table1.A1" office:value-type="string">
                <text:p text:style-name="Table_20_Contents">4775</text:p>
              </table:table-cell>
              <table:table-cell table:style-name="Table1.A1" office:value-type="string">
                <text:p text:style-name="Table_20_Contents">Vézina</text:p>
              </table:table-cell>
              <table:table-cell table:style-name="Table1.A1" office:value-type="string">
                <text:p text:style-name="Table_20_Contents">205</text:p>
              </table:table-cell>
              <table:table-cell table:style-name="Table1.A1" office:value-type="string">
                <text:p text:style-name="Table_20_Contents">H3W 1B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5-2149<text:line-break/><text:span text:style-name="Emphasis">586-8698</text:span></text:p>
                <table:table table:name="Table135" table:style-name="Table135">
                  <table:table-column table:style-name="Table135.A"/>
                  <table:table-column table:style-name="Table135.B"/>
                  <table:table-column table:style-name="Table135.C"/>
                  <table:table-row>
                    <table:table-cell table:style-name="Table135.A1" office:value-type="string">
                      <text:p text:style-name="Table_20_Contents">Rajeen</text:p>
                    </table:table-cell>
                    <table:table-cell table:style-name="Table135.A1" office:value-type="string">
                      <text:p text:style-name="Table_20_Contents">M</text:p>
                    </table:table-cell>
                    <table:table-cell table:style-name="Table135.A1" office:value-type="string">
                      <text:p text:style-name="Table_20_Contents">6½</text:p>
                    </table:table-cell>
                  </table:table-row>
                  <table:table-row>
                    <table:table-cell table:style-name="Table135.A1" office:value-type="string">
                      <text:p text:style-name="Table_20_Contents">Kinicha</text:p>
                    </table:table-cell>
                    <table:table-cell table:style-name="Table135.A1" office:value-type="string">
                      <text:p text:style-name="Table_20_Contents">F</text:p>
                    </table:table-cell>
                    <table:table-cell table:style-name="Table135.A1" office:value-type="string">
                      <text:p text:style-name="Table_20_Contents">4½</text:p>
                    </table:table-cell>
                  </table:table-row>
                  <table:table-row>
                    <table:table-cell table:style-name="Table135.A1" office:value-type="string">
                      <text:p text:style-name="Table_20_Contents">Thineshvin</text:p>
                    </table:table-cell>
                    <table:table-cell table:style-name="Table135.A1" office:value-type="string">
                      <text:p text:style-name="Table_20_Contents">M</text:p>
                    </table:table-cell>
                    <table:table-cell table:style-name="Table135.A1" office:value-type="string">
                      <text:p text:style-name="Table_20_Contents">1½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973207539" text:style-name="L69">
                  <text:list-item>
                    <text:p text:style-name="P70"/>
                  </text:list-item>
                </text:list>
              </table:table-cell>
              <table:table-cell table:style-name="Table1.A1" office:value-type="string">
                <text:p text:style-name="Table_20_Contents">68</text:p>
                <table:table table:name="Table136" table:style-name="Table136">
                  <table:table-column table:style-name="Table136.A"/>
                  <table:table-column table:style-name="Table136.B"/>
                  <table:table-row>
                    <table:table-cell table:style-name="Table136.A1" office:value-type="string">
                      <text:p text:style-name="Table_20_Contents">THANASEGARAN, Sajikala</text:p>
                    </table:table-cell>
                    <table:table-cell table:style-name="Table136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36.A1" office:value-type="string">
                      <text:p text:style-name="Table_20_Contents">VAIRAMUTHU, Punithanayagan</text:p>
                    </table:table-cell>
                    <table:table-cell table:style-name="Table136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égétarien</text:span></text:p>
              </table:table-cell>
              <table:table-cell table:style-name="Table1.A1" office:value-type="string">
                <text:p text:style-name="Table_20_Contents">184</text:p>
              </table:table-cell>
              <table:table-cell table:style-name="Table1.A1" office:value-type="string">
                <text:p text:style-name="Table_20_Contents">4682</text:p>
              </table:table-cell>
              <table:table-cell table:style-name="Table1.A1" office:value-type="string">
                <text:p text:style-name="Table_20_Contents">Vézina –</text:p>
              </table:table-cell>
              <table:table-cell table:style-name="Table1.A1" office:value-type="string">
                <text:p text:style-name="Table_20_Contents">null</text:p>
              </table:table-cell>
              <table:table-cell table:style-name="Table1.A1" office:value-type="string">
                <text:p text:style-name="Table_20_Contents">H3W 1B8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00</text:span>$</text:p>
              </table:table-cell>
              <table:table-cell table:style-name="Table1.A1" office:value-type="string">
                <text:p text:style-name="Table_20_Contents">738-6146<text:line-break/><text:span text:style-name="Emphasis">928-6146</text:span></text:p>
                <table:table table:name="Table137" table:style-name="Table137">
                  <table:table-column table:style-name="Table137.A"/>
                  <table:table-column table:style-name="Table137.B"/>
                  <table:table-column table:style-name="Table137.C"/>
                  <table:table-row>
                    <table:table-cell table:style-name="Table137.A1" office:value-type="string">
                      <text:p text:style-name="Table_20_Contents">Ikalika</text:p>
                    </table:table-cell>
                    <table:table-cell table:style-name="Table137.A1" office:value-type="string">
                      <text:p text:style-name="Table_20_Contents">F</text:p>
                    </table:table-cell>
                    <table:table-cell table:style-name="Table137.A1" office:value-type="string">
                      <text:p text:style-name="Table_20_Contents">14</text:p>
                    </table:table-cell>
                  </table:table-row>
                  <table:table-row>
                    <table:table-cell table:style-name="Table137.A1" office:value-type="string">
                      <text:p text:style-name="Table_20_Contents">Iniyall</text:p>
                    </table:table-cell>
                    <table:table-cell table:style-name="Table137.A1" office:value-type="string">
                      <text:p text:style-name="Table_20_Contents">F</text:p>
                    </table:table-cell>
                    <table:table-cell table:style-name="Table137.A1" office:value-type="string">
                      <text:p text:style-name="Table_20_Contents">03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945145615" text:style-name="L70">
                  <text:list-item>
                    <text:p text:style-name="P71"/>
                  </text:list-item>
                </text:list>
              </table:table-cell>
              <table:table-cell table:style-name="Table1.A1" office:value-type="string">
                <text:p text:style-name="Table_20_Contents">67</text:p>
                <table:table table:name="Table138" table:style-name="Table138">
                  <table:table-column table:style-name="Table138.A"/>
                  <table:table-column table:style-name="Table138.B"/>
                  <table:table-row>
                    <table:table-cell table:style-name="Table138.A1" office:value-type="string">
                      <text:p text:style-name="Table_20_Contents">CHANDRAKANTHAM, Bamini</text:p>
                    </table:table-cell>
                    <table:table-cell table:style-name="Table138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38.A1" office:value-type="string">
                      <text:p text:style-name="Table_20_Contents">THANASEGARAM, Gunasegaram</text:p>
                    </table:table-cell>
                    <table:table-cell table:style-name="Table138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><text:line-break/><text:span text:style-name="Emphasis">RA=viande</text:span></text:p>
              </table:table-cell>
              <table:table-cell table:style-name="Table1.A1" office:value-type="string">
                <text:p text:style-name="Table_20_Contents">115</text:p>
              </table:table-cell>
              <table:table-cell table:style-name="Table1.A1" office:value-type="string">
                <text:p text:style-name="Table_20_Contents">4642</text:p>
              </table:table-cell>
              <table:table-cell table:style-name="Table1.A1" office:value-type="string">
                <text:p text:style-name="Table_20_Contents">Vézina-</text:p>
              </table:table-cell>
              <table:table-cell table:style-name="Table1.A1" office:value-type="string">
                <text:p text:style-name="Table_20_Contents">null</text:p>
              </table:table-cell>
              <table:table-cell table:style-name="Table1.A1" office:value-type="string">
                <text:p text:style-name="Table_20_Contents">H3W 1B8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33-3428<text:line-break/><text:span text:style-name="Emphasis">295-3428</text:span></text:p>
                <table:table table:name="Table139" table:style-name="Table139">
                  <table:table-column table:style-name="Table139.A"/>
                  <table:table-column table:style-name="Table139.B"/>
                  <table:table-column table:style-name="Table139.C"/>
                  <table:table-row>
                    <table:table-cell table:style-name="Table139.A1" office:value-type="string">
                      <text:p text:style-name="Table_20_Contents">Thusiga</text:p>
                    </table:table-cell>
                    <table:table-cell table:style-name="Table139.A1" office:value-type="string">
                      <text:p text:style-name="Table_20_Contents">F</text:p>
                    </table:table-cell>
                    <table:table-cell table:style-name="Table139.A1" office:value-type="string">
                      <text:p text:style-name="Table_20_Contents">15</text:p>
                    </table:table-cell>
                  </table:table-row>
                  <table:table-row>
                    <table:table-cell table:style-name="Table139.A1" office:value-type="string">
                      <text:p text:style-name="Table_20_Contents">Nishanthan</text:p>
                    </table:table-cell>
                    <table:table-cell table:style-name="Table139.A1" office:value-type="string">
                      <text:p text:style-name="Table_20_Contents">M</text:p>
                    </table:table-cell>
                    <table:table-cell table:style-name="Table139.A1" office:value-type="string">
                      <text:p text:style-name="Table_20_Contents">11</text:p>
                    </table:table-cell>
                  </table:table-row>
                  <table:table-row>
                    <table:table-cell table:style-name="Table139.A1" office:value-type="string">
                      <text:p text:style-name="Table_20_Contents">Nirushan</text:p>
                    </table:table-cell>
                    <table:table-cell table:style-name="Table139.A1" office:value-type="string">
                      <text:p text:style-name="Table_20_Contents">M</text:p>
                    </table:table-cell>
                    <table:table-cell table:style-name="Table139.A1" office:value-type="string">
                      <text:p text:style-name="Table_20_Contents">10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  <table:table-row>
              <table:table-cell table:style-name="Table1.A1" office:value-type="string">
                <text:list xml:id="list1165862037" text:style-name="L71">
                  <text:list-item>
                    <text:p text:style-name="P72"/>
                  </text:list-item>
                </text:list>
              </table:table-cell>
              <table:table-cell table:style-name="Table1.A1" office:value-type="string">
                <text:p text:style-name="Table_20_Contents">70</text:p>
                <table:table table:name="Table140" table:style-name="Table140">
                  <table:table-column table:style-name="Table140.A"/>
                  <table:table-column table:style-name="Table140.B"/>
                  <table:table-row>
                    <table:table-cell table:style-name="Table140.A1" office:value-type="string">
                      <text:p text:style-name="Table_20_Contents">THANASEKARAN, Chandrakala</text:p>
                    </table:table-cell>
                    <table:table-cell table:style-name="Table140.A1" office:value-type="string">
                      <text:p text:style-name="Table_20_Contents">F</text:p>
                    </table:table-cell>
                  </table:table-row>
                  <table:table-row>
                    <table:table-cell table:style-name="Table140.A1" office:value-type="string">
                      <text:p text:style-name="Table_20_Contents">ARIYAN, Ariyarasa</text:p>
                    </table:table-cell>
                    <table:table-cell table:style-name="Table140.A1" office:value-type="string">
                      <text:p text:style-name="Table_20_Contents">M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Table_20_Contents"/>
              </table:table-cell>
              <table:table-cell table:style-name="Table1.A1" office:value-type="string">
                <text:p text:style-name="Table_20_Contents">185</text:p>
              </table:table-cell>
              <table:table-cell table:style-name="Table1.A1" office:value-type="string">
                <text:p text:style-name="Table_20_Contents">5463</text:p>
              </table:table-cell>
              <table:table-cell table:style-name="Table1.A1" office:value-type="string">
                <text:p text:style-name="Table_20_Contents">Victoria –</text:p>
              </table:table-cell>
              <table:table-cell table:style-name="Table1.A1" office:value-type="string">
                <text:p text:style-name="Table_20_Contents">null</text:p>
              </table:table-cell>
              <table:table-cell table:style-name="Table1.A1" office:value-type="string">
                <text:p text:style-name="Table_20_Contents">H3W 2P7</text:p>
              </table:table-cell>
              <table:table-cell table:style-name="Table1.A1" office:value-type="string">
                <text:p text:style-name="P2"/>
              </table:table-cell>
              <table:table-cell table:style-name="Table1.A1" office:value-type="string">
                <text:p text:style-name="Table_20_Contents"><text:span text:style-name="T1">110</text:span>$</text:p>
              </table:table-cell>
              <table:table-cell table:style-name="Table1.A1" office:value-type="string">
                <text:p text:style-name="Table_20_Contents">781-4759<text:line-break/><text:span text:style-name="Emphasis">987-7766</text:span></text:p>
                <table:table table:name="Table141" table:style-name="Table141">
                  <table:table-column table:style-name="Table141.A"/>
                  <table:table-column table:style-name="Table141.B"/>
                  <table:table-column table:style-name="Table141.C"/>
                  <table:table-row>
                    <table:table-cell table:style-name="Table141.A1" office:value-type="string">
                      <text:p text:style-name="Table_20_Contents">Niruthika</text:p>
                    </table:table-cell>
                    <table:table-cell table:style-name="Table141.A1" office:value-type="string">
                      <text:p text:style-name="Table_20_Contents">F</text:p>
                    </table:table-cell>
                    <table:table-cell table:style-name="Table141.A1" office:value-type="string">
                      <text:p text:style-name="Table_20_Contents">12</text:p>
                    </table:table-cell>
                  </table:table-row>
                  <table:table-row>
                    <table:table-cell table:style-name="Table141.A1" office:value-type="string">
                      <text:p text:style-name="Table_20_Contents">Pirasana</text:p>
                    </table:table-cell>
                    <table:table-cell table:style-name="Table141.A1" office:value-type="string">
                      <text:p text:style-name="Table_20_Contents">F</text:p>
                    </table:table-cell>
                    <table:table-cell table:style-name="Table141.A1" office:value-type="string">
                      <text:p text:style-name="Table_20_Contents">09</text:p>
                    </table:table-cell>
                  </table:table-row>
                  <table:table-row>
                    <table:table-cell table:style-name="Table141.A1" office:value-type="string">
                      <text:p text:style-name="Table_20_Contents"><text:soft-page-break/>Nadcanthara</text:p>
                    </table:table-cell>
                    <table:table-cell table:style-name="Table141.A1" office:value-type="string">
                      <text:p text:style-name="Table_20_Contents">F</text:p>
                    </table:table-cell>
                    <table:table-cell table:style-name="Table141.A1" office:value-type="string">
                      <text:p text:style-name="Table_20_Contents">05</text:p>
                    </table:table-cell>
                  </table:table-row>
                </table:table>
                <text:p text:style-name="Table_20_Contents"/>
              </table:table-cell>
              <table:table-cell table:style-name="Table1.A1" office:value-type="string">
                <text:p text:style-name="P2"/>
              </table:table-cell>
            </table:table-row>
          </table:table>
        </text:section>
        <text:p text:style-name="P1"><text:line-break/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Carey</meta:initial-creator>
    <meta:creation-date>2010-12-03T01:17:11</meta:creation-date>
    <meta:document-statistic meta:table-count="141" meta:image-count="0" meta:object-count="0" meta:page-count="13" meta:paragraph-count="1505" meta:word-count="1840" meta:character-count="8839"/>
    <dc:date>2010-12-03T01:36:02</dc:date>
    <dc:creator>John Carey</dc:creator>
    <meta:editing-duration>PT00H18M52S</meta:editing-duration>
    <meta:editing-cycles>1</meta:editing-cycles>
    <meta:generator>OpenOffice.org/3.2$Linux OpenOffice.org_project/320m19$Build-9505</meta:generator>
  </office:meta>
</office:document-meta>
</file>